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5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it-autotrim-10s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yst-avail</text:p>
          </table:table-cell>
          <table:table-cell office:value-type="string" calcext:value-type="string">
            <text:p>syst-crt</text:p>
          </table:table-cell>
          <table:table-cell office:value-type="string" calcext:value-type="string">
            <text:p>syst-swap</text:p>
          </table:table-cell>
          <table:table-cell office:value-type="string" calcext:value-type="string">
            <text:p>syst-si</text:p>
          </table:table-cell>
          <table:table-cell office:value-type="string" calcext:value-type="string">
            <text:p>syst-so</text:p>
          </table:table-cell>
          <table:table-cell office:value-type="string" calcext:value-type="string">
            <text:p>syst-p</text:p>
          </table:table-cell>
          <table:table-cell office:value-type="string" calcext:value-type="string">
            <text:p>syst-t</text:p>
          </table:table-cell>
          <table:table-cell office:value-type="string" calcext:value-type="string">
            <text:p>syst-pr</text:p>
          </table:table-cell>
          <table:table-cell office:value-type="string" calcext:value-type="string">
            <text:p>syst-pb</text:p>
          </table:table-cell>
          <table:table-cell office:value-type="string" calcext:value-type="string">
            <text:p>syst-cpu-us</text:p>
          </table:table-cell>
          <table:table-cell office:value-type="string" calcext:value-type="string">
            <text:p>syst-cpu-sy</text:p>
          </table:table-cell>
          <table:table-cell office:value-type="string" calcext:value-type="string">
            <text:p>syst-cpu-id</text:p>
          </table:table-cell>
          <table:table-cell office:value-type="string" calcext:value-type="string">
            <text:p>syst-cpu-wa</text:p>
          </table:table-cell>
          <table:table-cell office:value-type="string" calcext:value-type="string">
            <text:p>syst-cpu-st</text:p>
          </table:table-cell>
          <table:table-cell office:value-type="string" calcext:value-type="string">
            <text:p>syst-cpu-gu</text:p>
          </table:table-cell>
          <table:table-cell office:value-type="string" calcext:value-type="string">
            <text:p>proc-virt</text:p>
          </table:table-cell>
          <table:table-cell office:value-type="string" calcext:value-type="string">
            <text:p>proc-rss-all</text:p>
          </table:table-cell>
          <table:table-cell office:value-type="string" calcext:value-type="string">
            <text:p>proc-rss-anon</text:p>
          </table:table-cell>
          <table:table-cell office:value-type="string" calcext:value-type="string">
            <text:p>proc-rss-file</text:p>
          </table:table-cell>
          <table:table-cell office:value-type="string" calcext:value-type="string">
            <text:p>proc-rss-shm</text:p>
          </table:table-cell>
          <table:table-cell office:value-type="string" calcext:value-type="string">
            <text:p>proc-swdo</text:p>
          </table:table-cell>
          <table:table-cell office:value-type="string" calcext:value-type="string">
            <text:p>proc-hp</text:p>
          </table:table-cell>
          <table:table-cell office:value-type="string" calcext:value-type="string">
            <text:p>proc-cpu-us</text:p>
          </table:table-cell>
          <table:table-cell office:value-type="string" calcext:value-type="string">
            <text:p>proc-cpu-sy</text:p>
          </table:table-cell>
          <table:table-cell office:value-type="string" calcext:value-type="string">
            <text:p>proc-io-of</text:p>
          </table:table-cell>
          <table:table-cell office:value-type="string" calcext:value-type="string">
            <text:p>proc-io-rd</text:p>
          </table:table-cell>
          <table:table-cell office:value-type="string" calcext:value-type="string">
            <text:p>proc-io-wr</text:p>
          </table:table-cell>
          <table:table-cell office:value-type="string" calcext:value-type="string">
            <text:p>proc-thr</text:p>
          </table:table-cell>
          <table:table-cell office:value-type="string" calcext:value-type="string">
            <text:p>jvm-heap-comm</text:p>
          </table:table-cell>
          <table:table-cell office:value-type="string" calcext:value-type="string">
            <text:p>jvm-heap-used</text:p>
          </table:table-cell>
          <table:table-cell office:value-type="string" calcext:value-type="string">
            <text:p>jvm-meta-comm</text:p>
          </table:table-cell>
          <table:table-cell office:value-type="string" calcext:value-type="string">
            <text:p>jvm-meta-used</text:p>
          </table:table-cell>
          <table:table-cell office:value-type="string" calcext:value-type="string">
            <text:p>jvm-meta-csc</text:p>
          </table:table-cell>
          <table:table-cell office:value-type="string" calcext:value-type="string">
            <text:p>jvm-meta-csu</text:p>
          </table:table-cell>
          <table:table-cell office:value-type="string" calcext:value-type="string">
            <text:p>jvm-meta-gctr</text:p>
          </table:table-cell>
          <table:table-cell office:value-type="string" calcext:value-type="string">
            <text:p>jvm-code</text:p>
          </table:table-cell>
          <table:table-cell office:value-type="string" calcext:value-type="string">
            <text:p>jvm-mlc</text:p>
          </table:table-cell>
          <table:table-cell office:value-type="string" calcext:value-type="string">
            <text:p>jvm-jthr-num</text:p>
          </table:table-cell>
          <table:table-cell office:value-type="string" calcext:value-type="string">
            <text:p>jvm-jthr-nd</text:p>
          </table:table-cell>
          <table:table-cell office:value-type="string" calcext:value-type="string">
            <text:p>jvm-jthr-cr</text:p>
          </table:table-cell>
          <table:table-cell office:value-type="string" calcext:value-type="string">
            <text:p>jvm-jthr-st</text:p>
          </table:table-cell>
          <table:table-cell office:value-type="string" calcext:value-type="string">
            <text:p>jvm-cldg-num</text:p>
          </table:table-cell>
          <table:table-cell office:value-type="string" calcext:value-type="string">
            <text:p>jvm-cldg-anon</text:p>
          </table:table-cell>
          <table:table-cell office:value-type="string" calcext:value-type="string">
            <text:p>jvm-cls-num</text:p>
          </table:table-cell>
          <table:table-cell office:value-type="string" calcext:value-type="string">
            <text:p>jvm-cls-ld</text:p>
          </table:table-cell>
          <table:table-cell office:value-type="string" calcext:value-type="string">
            <text:p>jvm-cls-uld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2:54:03</text:p>
          </table:table-cell>
          <table:table-cell office:value-type="float" office:value="62260656" calcext:value-type="float">
            <text:p>6226065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8" calcext:value-type="float">
            <text:p>528</text:p>
          </table:table-cell>
          <table:table-cell office:value-type="float" office:value="1168" calcext:value-type="float">
            <text:p>116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6606616" calcext:value-type="float">
            <text:p>6606616</text:p>
          </table:table-cell>
          <table:table-cell office:value-type="float" office:value="511216" calcext:value-type="float">
            <text:p>511216</text:p>
          </table:table-cell>
          <table:table-cell office:value-type="float" office:value="482684" calcext:value-type="float">
            <text:p>482684</text:p>
          </table:table-cell>
          <table:table-cell office:value-type="float" office:value="28532" calcext:value-type="float">
            <text:p>28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3160" calcext:value-type="float">
            <text:p>14316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8" calcext:value-type="float">
            <text:p>13788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116714" calcext:value-type="float">
            <text:p>116714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60552" calcext:value-type="float">
            <text:p>6055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1" calcext:value-type="float">
            <text:p>289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-03-04 12:55:03</text:p>
          </table:table-cell>
          <table:table-cell office:value-type="float" office:value="62267904" calcext:value-type="float">
            <text:p>6226790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7" calcext:value-type="float">
            <text:p>11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06252" calcext:value-type="float">
            <text:p>506252</text:p>
          </table:table-cell>
          <table:table-cell office:value-type="float" office:value="477720" calcext:value-type="float">
            <text:p>477720</text:p>
          </table:table-cell>
          <table:table-cell office:value-type="float" office:value="28532" calcext:value-type="float">
            <text:p>28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764" calcext:value-type="float">
            <text:p>7764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9599" calcext:value-type="float">
            <text:p>9959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5" calcext:value-type="float">
            <text:p>13825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88921" calcext:value-type="float">
            <text:p>8892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70" calcext:value-type="float">
            <text:p>37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1" calcext:value-type="float">
            <text:p>28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2:56:04</text:p>
          </table:table-cell>
          <table:table-cell office:value-type="float" office:value="62266720" calcext:value-type="float">
            <text:p>6226672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6" calcext:value-type="float">
            <text:p>116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04332" calcext:value-type="float">
            <text:p>504332</text:p>
          </table:table-cell>
          <table:table-cell office:value-type="float" office:value="475800" calcext:value-type="float">
            <text:p>475800</text:p>
          </table:table-cell>
          <table:table-cell office:value-type="float" office:value="28532" calcext:value-type="float">
            <text:p>28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745" calcext:value-type="float">
            <text:p>7745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124" calcext:value-type="float">
            <text:p>5612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6" calcext:value-type="float">
            <text:p>13826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72160" calcext:value-type="float">
            <text:p>7216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38" calcext:value-type="float">
            <text:p>338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1" calcext:value-type="float">
            <text:p>28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2:57:05</text:p>
          </table:table-cell>
          <table:table-cell office:value-type="float" office:value="62281804" calcext:value-type="float">
            <text:p>6228180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61" calcext:value-type="float">
            <text:p>116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90228" calcext:value-type="float">
            <text:p>490228</text:p>
          </table:table-cell>
          <table:table-cell office:value-type="float" office:value="461696" calcext:value-type="float">
            <text:p>461696</text:p>
          </table:table-cell>
          <table:table-cell office:value-type="float" office:value="28532" calcext:value-type="float">
            <text:p>28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735" calcext:value-type="float">
            <text:p>7735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1747" calcext:value-type="float">
            <text:p>12174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6" calcext:value-type="float">
            <text:p>13826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69374" calcext:value-type="float">
            <text:p>169374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8" calcext:value-type="float">
            <text:p>338</text:p>
          </table:table-cell>
          <table:table-cell office:value-type="float" office:value="60552" calcext:value-type="float">
            <text:p>6055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1" calcext:value-type="float">
            <text:p>28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2:58:05</text:p>
          </table:table-cell>
          <table:table-cell office:value-type="float" office:value="62327372" calcext:value-type="float">
            <text:p>6232737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62" calcext:value-type="float">
            <text:p>116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43268" calcext:value-type="float">
            <text:p>443268</text:p>
          </table:table-cell>
          <table:table-cell office:value-type="float" office:value="414736" calcext:value-type="float">
            <text:p>414736</text:p>
          </table:table-cell>
          <table:table-cell office:value-type="float" office:value="28532" calcext:value-type="float">
            <text:p>28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731" calcext:value-type="float">
            <text:p>7731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878" calcext:value-type="float">
            <text:p>1387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2" calcext:value-type="float">
            <text:p>13812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43853" calcext:value-type="float">
            <text:p>14385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64" calcext:value-type="float">
            <text:p>364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3" calcext:value-type="float">
            <text:p>288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2:59:06</text:p>
          </table:table-cell>
          <table:table-cell office:value-type="float" office:value="62300936" calcext:value-type="float">
            <text:p>6230093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73" calcext:value-type="float">
            <text:p>117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77596" calcext:value-type="float">
            <text:p>477596</text:p>
          </table:table-cell>
          <table:table-cell office:value-type="float" office:value="449064" calcext:value-type="float">
            <text:p>449064</text:p>
          </table:table-cell>
          <table:table-cell office:value-type="float" office:value="28532" calcext:value-type="float">
            <text:p>28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729" calcext:value-type="float">
            <text:p>772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292" calcext:value-type="float">
            <text:p>1329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2" calcext:value-type="float">
            <text:p>13812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71281" calcext:value-type="float">
            <text:p>7128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38" calcext:value-type="float">
            <text:p>338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3:00:06</text:p>
          </table:table-cell>
          <table:table-cell office:value-type="float" office:value="62209684" calcext:value-type="float">
            <text:p>6220968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6" calcext:value-type="float">
            <text:p>116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8224" calcext:value-type="float">
            <text:p>568224</text:p>
          </table:table-cell>
          <table:table-cell office:value-type="float" office:value="539692" calcext:value-type="float">
            <text:p>539692</text:p>
          </table:table-cell>
          <table:table-cell office:value-type="float" office:value="28532" calcext:value-type="float">
            <text:p>28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749" calcext:value-type="float">
            <text:p>774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6947" calcext:value-type="float">
            <text:p>8694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66969" calcext:value-type="float">
            <text:p>26696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38" calcext:value-type="float">
            <text:p>338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3:01:07</text:p>
          </table:table-cell>
          <table:table-cell office:value-type="float" office:value="62180592" calcext:value-type="float">
            <text:p>6218059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5" calcext:value-type="float">
            <text:p>116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94020" calcext:value-type="float">
            <text:p>594020</text:p>
          </table:table-cell>
          <table:table-cell office:value-type="float" office:value="565488" calcext:value-type="float">
            <text:p>565488</text:p>
          </table:table-cell>
          <table:table-cell office:value-type="float" office:value="28532" calcext:value-type="float">
            <text:p>28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746" calcext:value-type="float">
            <text:p>7746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6545" calcext:value-type="float">
            <text:p>8654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83568" calcext:value-type="float">
            <text:p>18356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38" calcext:value-type="float">
            <text:p>338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3:02:07</text:p>
          </table:table-cell>
          <table:table-cell office:value-type="float" office:value="62170416" calcext:value-type="float">
            <text:p>6217041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3" calcext:value-type="float">
            <text:p>116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04032" calcext:value-type="float">
            <text:p>604032</text:p>
          </table:table-cell>
          <table:table-cell office:value-type="float" office:value="575500" calcext:value-type="float">
            <text:p>575500</text:p>
          </table:table-cell>
          <table:table-cell office:value-type="float" office:value="28532" calcext:value-type="float">
            <text:p>28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742" calcext:value-type="float">
            <text:p>774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5276" calcext:value-type="float">
            <text:p>12527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77223" calcext:value-type="float">
            <text:p>7722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8" calcext:value-type="float">
            <text:p>338</text:p>
          </table:table-cell>
          <table:table-cell office:value-type="float" office:value="60552" calcext:value-type="float">
            <text:p>60552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3:03:08</text:p>
          </table:table-cell>
          <table:table-cell office:value-type="float" office:value="62244736" calcext:value-type="float">
            <text:p>6224473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58" calcext:value-type="float">
            <text:p>115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31888" calcext:value-type="float">
            <text:p>531888</text:p>
          </table:table-cell>
          <table:table-cell office:value-type="float" office:value="503356" calcext:value-type="float">
            <text:p>503356</text:p>
          </table:table-cell>
          <table:table-cell office:value-type="float" office:value="28532" calcext:value-type="float">
            <text:p>28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742" calcext:value-type="float">
            <text:p>7742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262144" calcext:value-type="float">
            <text:p>262144</text:p>
          </table:table-cell>
          <table:table-cell office:value-type="float" office:value="43554" calcext:value-type="float">
            <text:p>4355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6" calcext:value-type="float">
            <text:p>13826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66397" calcext:value-type="float">
            <text:p>16639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39" calcext:value-type="float">
            <text:p>339</text:p>
          </table:table-cell>
          <table:table-cell office:value-type="float" office:value="55412" calcext:value-type="float">
            <text:p>55412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3:04:09</text:p>
          </table:table-cell>
          <table:table-cell office:value-type="float" office:value="62179064" calcext:value-type="float">
            <text:p>6217906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55" calcext:value-type="float">
            <text:p>115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90272" calcext:value-type="float">
            <text:p>590272</text:p>
          </table:table-cell>
          <table:table-cell office:value-type="float" office:value="561740" calcext:value-type="float">
            <text:p>561740</text:p>
          </table:table-cell>
          <table:table-cell office:value-type="float" office:value="28532" calcext:value-type="float">
            <text:p>28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734" calcext:value-type="float">
            <text:p>7734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967" calcext:value-type="float">
            <text:p>2696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6" calcext:value-type="float">
            <text:p>13826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51146" calcext:value-type="float">
            <text:p>15114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38" calcext:value-type="float">
            <text:p>338</text:p>
          </table:table-cell>
          <table:table-cell office:value-type="float" office:value="55412" calcext:value-type="float">
            <text:p>55412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3:05:09</text:p>
          </table:table-cell>
          <table:table-cell office:value-type="float" office:value="62216944" calcext:value-type="float">
            <text:p>6221694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2" calcext:value-type="float">
            <text:p>11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56148" calcext:value-type="float">
            <text:p>556148</text:p>
          </table:table-cell>
          <table:table-cell office:value-type="float" office:value="527616" calcext:value-type="float">
            <text:p>527616</text:p>
          </table:table-cell>
          <table:table-cell office:value-type="float" office:value="28532" calcext:value-type="float">
            <text:p>28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737" calcext:value-type="float">
            <text:p>7737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62144" calcext:value-type="float">
            <text:p>262144</text:p>
          </table:table-cell>
          <table:table-cell office:value-type="float" office:value="84180" calcext:value-type="float">
            <text:p>8418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6" calcext:value-type="float">
            <text:p>13826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62634" calcext:value-type="float">
            <text:p>6263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38" calcext:value-type="float">
            <text:p>338</text:p>
          </table:table-cell>
          <table:table-cell office:value-type="float" office:value="39992" calcext:value-type="float">
            <text:p>39992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3:06:10</text:p>
          </table:table-cell>
          <table:table-cell office:value-type="float" office:value="62228032" calcext:value-type="float">
            <text:p>6222803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63" calcext:value-type="float">
            <text:p>116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44772" calcext:value-type="float">
            <text:p>544772</text:p>
          </table:table-cell>
          <table:table-cell office:value-type="float" office:value="516240" calcext:value-type="float">
            <text:p>516240</text:p>
          </table:table-cell>
          <table:table-cell office:value-type="float" office:value="28532" calcext:value-type="float">
            <text:p>28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720" calcext:value-type="float">
            <text:p>7720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0584" calcext:value-type="float">
            <text:p>10058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3" calcext:value-type="float">
            <text:p>1383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29035" calcext:value-type="float">
            <text:p>12903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64" calcext:value-type="float">
            <text:p>364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3:07:10</text:p>
          </table:table-cell>
          <table:table-cell office:value-type="float" office:value="62212240" calcext:value-type="float">
            <text:p>6221224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65" calcext:value-type="float">
            <text:p>116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1884" calcext:value-type="float">
            <text:p>561884</text:p>
          </table:table-cell>
          <table:table-cell office:value-type="float" office:value="533352" calcext:value-type="float">
            <text:p>533352</text:p>
          </table:table-cell>
          <table:table-cell office:value-type="float" office:value="28532" calcext:value-type="float">
            <text:p>28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727" calcext:value-type="float">
            <text:p>7727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921" calcext:value-type="float">
            <text:p>3292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3" calcext:value-type="float">
            <text:p>1383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226828" calcext:value-type="float">
            <text:p>226828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40" calcext:value-type="float">
            <text:p>340</text:p>
          </table:table-cell>
          <table:table-cell office:value-type="float" office:value="64664" calcext:value-type="float">
            <text:p>64664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3:08:11</text:p>
          </table:table-cell>
          <table:table-cell office:value-type="float" office:value="62187224" calcext:value-type="float">
            <text:p>6218722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64" calcext:value-type="float">
            <text:p>116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94652" calcext:value-type="float">
            <text:p>594652</text:p>
          </table:table-cell>
          <table:table-cell office:value-type="float" office:value="566120" calcext:value-type="float">
            <text:p>566120</text:p>
          </table:table-cell>
          <table:table-cell office:value-type="float" office:value="28532" calcext:value-type="float">
            <text:p>28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730" calcext:value-type="float">
            <text:p>7730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4441" calcext:value-type="float">
            <text:p>9444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4" calcext:value-type="float">
            <text:p>13834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95241" calcext:value-type="float">
            <text:p>9524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39" calcext:value-type="float">
            <text:p>339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3:09:11</text:p>
          </table:table-cell>
          <table:table-cell office:value-type="float" office:value="62160852" calcext:value-type="float">
            <text:p>6216085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63" calcext:value-type="float">
            <text:p>116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18504" calcext:value-type="float">
            <text:p>618504</text:p>
          </table:table-cell>
          <table:table-cell office:value-type="float" office:value="589912" calcext:value-type="float">
            <text:p>589912</text:p>
          </table:table-cell>
          <table:table-cell office:value-type="float" office:value="28592" calcext:value-type="float">
            <text:p>28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733" calcext:value-type="float">
            <text:p>7733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3775" calcext:value-type="float">
            <text:p>13377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4" calcext:value-type="float">
            <text:p>13834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50459" calcext:value-type="float">
            <text:p>15045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38" calcext:value-type="float">
            <text:p>338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3:10:12</text:p>
          </table:table-cell>
          <table:table-cell office:value-type="float" office:value="62175848" calcext:value-type="float">
            <text:p>62175848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65" calcext:value-type="float">
            <text:p>116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02300" calcext:value-type="float">
            <text:p>602300</text:p>
          </table:table-cell>
          <table:table-cell office:value-type="float" office:value="573708" calcext:value-type="float">
            <text:p>573708</text:p>
          </table:table-cell>
          <table:table-cell office:value-type="float" office:value="28592" calcext:value-type="float">
            <text:p>28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747" calcext:value-type="float">
            <text:p>7747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5858" calcext:value-type="float">
            <text:p>6585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6" calcext:value-type="float">
            <text:p>13836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66397" calcext:value-type="float">
            <text:p>16639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38" calcext:value-type="float">
            <text:p>338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3:11:12</text:p>
          </table:table-cell>
          <table:table-cell office:value-type="float" office:value="62176236" calcext:value-type="float">
            <text:p>6217623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64" calcext:value-type="float">
            <text:p>116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03880" calcext:value-type="float">
            <text:p>603880</text:p>
          </table:table-cell>
          <table:table-cell office:value-type="float" office:value="575284" calcext:value-type="float">
            <text:p>575284</text:p>
          </table:table-cell>
          <table:table-cell office:value-type="float" office:value="28596" calcext:value-type="float">
            <text:p>28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733" calcext:value-type="float">
            <text:p>7733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1108" calcext:value-type="float">
            <text:p>5110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00220" calcext:value-type="float">
            <text:p>1002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38" calcext:value-type="float">
            <text:p>338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3:12:13</text:p>
          </table:table-cell>
          <table:table-cell office:value-type="float" office:value="62174728" calcext:value-type="float">
            <text:p>62174728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office:value-type="float" office:value="1162" calcext:value-type="float">
            <text:p>116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05896" calcext:value-type="float">
            <text:p>605896</text:p>
          </table:table-cell>
          <table:table-cell office:value-type="float" office:value="577300" calcext:value-type="float">
            <text:p>577300</text:p>
          </table:table-cell>
          <table:table-cell office:value-type="float" office:value="28596" calcext:value-type="float">
            <text:p>28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7712" calcext:value-type="float">
            <text:p>7712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7926" calcext:value-type="float">
            <text:p>15792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68897" calcext:value-type="float">
            <text:p>16889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38" calcext:value-type="float">
            <text:p>338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 table:number-rows-repeated="2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t-autotrim-120s" table:style-name="ta1">
        <table:table-column table:style-name="co2" table:default-cell-style-name="ce3"/>
        <table:table-column table:style-name="co2" table:number-columns-repeated="46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yst-avail</text:p>
          </table:table-cell>
          <table:table-cell office:value-type="string" calcext:value-type="string">
            <text:p>syst-crt</text:p>
          </table:table-cell>
          <table:table-cell office:value-type="string" calcext:value-type="string">
            <text:p>syst-swap</text:p>
          </table:table-cell>
          <table:table-cell office:value-type="string" calcext:value-type="string">
            <text:p>syst-si</text:p>
          </table:table-cell>
          <table:table-cell office:value-type="string" calcext:value-type="string">
            <text:p>syst-so</text:p>
          </table:table-cell>
          <table:table-cell office:value-type="string" calcext:value-type="string">
            <text:p>syst-p</text:p>
          </table:table-cell>
          <table:table-cell office:value-type="string" calcext:value-type="string">
            <text:p>syst-t</text:p>
          </table:table-cell>
          <table:table-cell office:value-type="string" calcext:value-type="string">
            <text:p>syst-pr</text:p>
          </table:table-cell>
          <table:table-cell office:value-type="string" calcext:value-type="string">
            <text:p>syst-pb</text:p>
          </table:table-cell>
          <table:table-cell office:value-type="string" calcext:value-type="string">
            <text:p>syst-cpu-us</text:p>
          </table:table-cell>
          <table:table-cell office:value-type="string" calcext:value-type="string">
            <text:p>syst-cpu-sy</text:p>
          </table:table-cell>
          <table:table-cell office:value-type="string" calcext:value-type="string">
            <text:p>syst-cpu-id</text:p>
          </table:table-cell>
          <table:table-cell office:value-type="string" calcext:value-type="string">
            <text:p>syst-cpu-wa</text:p>
          </table:table-cell>
          <table:table-cell office:value-type="string" calcext:value-type="string">
            <text:p>syst-cpu-st</text:p>
          </table:table-cell>
          <table:table-cell office:value-type="string" calcext:value-type="string">
            <text:p>syst-cpu-gu</text:p>
          </table:table-cell>
          <table:table-cell office:value-type="string" calcext:value-type="string">
            <text:p>proc-virt</text:p>
          </table:table-cell>
          <table:table-cell office:value-type="string" calcext:value-type="string">
            <text:p>proc-rss-all</text:p>
          </table:table-cell>
          <table:table-cell office:value-type="string" calcext:value-type="string">
            <text:p>proc-rss-anon</text:p>
          </table:table-cell>
          <table:table-cell office:value-type="string" calcext:value-type="string">
            <text:p>proc-rss-file</text:p>
          </table:table-cell>
          <table:table-cell office:value-type="string" calcext:value-type="string">
            <text:p>proc-rss-shm</text:p>
          </table:table-cell>
          <table:table-cell office:value-type="string" calcext:value-type="string">
            <text:p>proc-swdo</text:p>
          </table:table-cell>
          <table:table-cell office:value-type="string" calcext:value-type="string">
            <text:p>proc-hp</text:p>
          </table:table-cell>
          <table:table-cell office:value-type="string" calcext:value-type="string">
            <text:p>proc-cpu-us</text:p>
          </table:table-cell>
          <table:table-cell office:value-type="string" calcext:value-type="string">
            <text:p>proc-cpu-sy</text:p>
          </table:table-cell>
          <table:table-cell office:value-type="string" calcext:value-type="string">
            <text:p>proc-io-of</text:p>
          </table:table-cell>
          <table:table-cell office:value-type="string" calcext:value-type="string">
            <text:p>proc-io-rd</text:p>
          </table:table-cell>
          <table:table-cell office:value-type="string" calcext:value-type="string">
            <text:p>proc-io-wr</text:p>
          </table:table-cell>
          <table:table-cell office:value-type="string" calcext:value-type="string">
            <text:p>proc-thr</text:p>
          </table:table-cell>
          <table:table-cell office:value-type="string" calcext:value-type="string">
            <text:p>jvm-heap-comm</text:p>
          </table:table-cell>
          <table:table-cell office:value-type="string" calcext:value-type="string">
            <text:p>jvm-heap-used</text:p>
          </table:table-cell>
          <table:table-cell office:value-type="string" calcext:value-type="string">
            <text:p>jvm-meta-comm</text:p>
          </table:table-cell>
          <table:table-cell office:value-type="string" calcext:value-type="string">
            <text:p>jvm-meta-used</text:p>
          </table:table-cell>
          <table:table-cell office:value-type="string" calcext:value-type="string">
            <text:p>jvm-meta-csc</text:p>
          </table:table-cell>
          <table:table-cell office:value-type="string" calcext:value-type="string">
            <text:p>jvm-meta-csu</text:p>
          </table:table-cell>
          <table:table-cell office:value-type="string" calcext:value-type="string">
            <text:p>jvm-meta-gctr</text:p>
          </table:table-cell>
          <table:table-cell office:value-type="string" calcext:value-type="string">
            <text:p>jvm-code</text:p>
          </table:table-cell>
          <table:table-cell office:value-type="string" calcext:value-type="string">
            <text:p>jvm-mlc</text:p>
          </table:table-cell>
          <table:table-cell office:value-type="string" calcext:value-type="string">
            <text:p>jvm-jthr-num</text:p>
          </table:table-cell>
          <table:table-cell office:value-type="string" calcext:value-type="string">
            <text:p>jvm-jthr-nd</text:p>
          </table:table-cell>
          <table:table-cell office:value-type="string" calcext:value-type="string">
            <text:p>jvm-jthr-cr</text:p>
          </table:table-cell>
          <table:table-cell office:value-type="string" calcext:value-type="string">
            <text:p>jvm-jthr-st</text:p>
          </table:table-cell>
          <table:table-cell office:value-type="string" calcext:value-type="string">
            <text:p>jvm-cldg-num</text:p>
          </table:table-cell>
          <table:table-cell office:value-type="string" calcext:value-type="string">
            <text:p>jvm-cldg-anon</text:p>
          </table:table-cell>
          <table:table-cell office:value-type="string" calcext:value-type="string">
            <text:p>jvm-cls-num</text:p>
          </table:table-cell>
          <table:table-cell office:value-type="string" calcext:value-type="string">
            <text:p>jvm-cls-ld</text:p>
          </table:table-cell>
          <table:table-cell office:value-type="string" calcext:value-type="string">
            <text:p>jvm-cls-uld</text:p>
          </table:table-cell>
        </table:table-row>
        <table:table-row table:style-name="ro1">
          <table:table-cell office:value-type="date" office:date-value="2022-03-04T13:13:15" calcext:value-type="date">
            <text:p>2022-03-04 13:13:15</text:p>
          </table:table-cell>
          <table:table-cell office:value-type="float" office:value="62082216" calcext:value-type="float">
            <text:p>620822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7" calcext:value-type="float">
            <text:p>527</text:p>
          </table:table-cell>
          <table:table-cell office:value-type="float" office:value="1165" calcext:value-type="float">
            <text:p>116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6606616" calcext:value-type="float">
            <text:p>6606616</text:p>
          </table:table-cell>
          <table:table-cell office:value-type="float" office:value="698636" calcext:value-type="float">
            <text:p>698636</text:p>
          </table:table-cell>
          <table:table-cell office:value-type="float" office:value="670140" calcext:value-type="float">
            <text:p>670140</text:p>
          </table:table-cell>
          <table:table-cell office:value-type="float" office:value="28496" calcext:value-type="float">
            <text:p>28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2570" calcext:value-type="float">
            <text:p>15257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8" calcext:value-type="float">
            <text:p>1381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156765" calcext:value-type="float">
            <text:p>15676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0" calcext:value-type="float">
            <text:p>2890</text:p>
          </table:table-cell>
          <table:table-cell table:number-columns-repeated="2"/>
        </table:table-row>
        <table:table-row table:style-name="ro1">
          <table:table-cell office:value-type="date" office:date-value="2022-03-04T13:14:15" calcext:value-type="date">
            <text:p>2022-03-04 13:14:15</text:p>
          </table:table-cell>
          <table:table-cell office:value-type="float" office:value="62071996" calcext:value-type="float">
            <text:p>6207199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75" calcext:value-type="float">
            <text:p>117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05040" calcext:value-type="float">
            <text:p>705040</text:p>
          </table:table-cell>
          <table:table-cell office:value-type="float" office:value="676544" calcext:value-type="float">
            <text:p>676544</text:p>
          </table:table-cell>
          <table:table-cell office:value-type="float" office:value="28496" calcext:value-type="float">
            <text:p>28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741" calcext:value-type="float">
            <text:p>7741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6540" calcext:value-type="float">
            <text:p>13654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51" calcext:value-type="float">
            <text:p>1385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26196" calcext:value-type="float">
            <text:p>22619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45" calcext:value-type="float">
            <text:p>345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0" calcext:value-type="float">
            <text:p>28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3:15:16" calcext:value-type="date">
            <text:p>2022-03-04 13:15:16</text:p>
          </table:table-cell>
          <table:table-cell office:value-type="float" office:value="62075488" calcext:value-type="float">
            <text:p>62075488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67" calcext:value-type="float">
            <text:p>116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03588" calcext:value-type="float">
            <text:p>703588</text:p>
          </table:table-cell>
          <table:table-cell office:value-type="float" office:value="675092" calcext:value-type="float">
            <text:p>675092</text:p>
          </table:table-cell>
          <table:table-cell office:value-type="float" office:value="28496" calcext:value-type="float">
            <text:p>28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751" calcext:value-type="float">
            <text:p>7751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4017" calcext:value-type="float">
            <text:p>7401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56" calcext:value-type="float">
            <text:p>13856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76453" calcext:value-type="float">
            <text:p>27645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38" calcext:value-type="float">
            <text:p>338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0" calcext:value-type="float">
            <text:p>28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3:16:16" calcext:value-type="date">
            <text:p>2022-03-04 13:16:16</text:p>
          </table:table-cell>
          <table:table-cell office:value-type="float" office:value="62065928" calcext:value-type="float">
            <text:p>62065928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64" calcext:value-type="float">
            <text:p>116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15976" calcext:value-type="float">
            <text:p>715976</text:p>
          </table:table-cell>
          <table:table-cell office:value-type="float" office:value="687480" calcext:value-type="float">
            <text:p>687480</text:p>
          </table:table-cell>
          <table:table-cell office:value-type="float" office:value="28496" calcext:value-type="float">
            <text:p>28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736" calcext:value-type="float">
            <text:p>7736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1380" calcext:value-type="float">
            <text:p>6138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56" calcext:value-type="float">
            <text:p>13856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38135" calcext:value-type="float">
            <text:p>23813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38" calcext:value-type="float">
            <text:p>338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0" calcext:value-type="float">
            <text:p>28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3:17:17" calcext:value-type="date">
            <text:p>2022-03-04 13:17:17</text:p>
          </table:table-cell>
          <table:table-cell office:value-type="float" office:value="62074680" calcext:value-type="float">
            <text:p>6207468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63" calcext:value-type="float">
            <text:p>116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09244" calcext:value-type="float">
            <text:p>709244</text:p>
          </table:table-cell>
          <table:table-cell office:value-type="float" office:value="680748" calcext:value-type="float">
            <text:p>680748</text:p>
          </table:table-cell>
          <table:table-cell office:value-type="float" office:value="28496" calcext:value-type="float">
            <text:p>28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735" calcext:value-type="float">
            <text:p>7735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277" calcext:value-type="float">
            <text:p>827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2" calcext:value-type="float">
            <text:p>13842</text:p>
          </table:table-cell>
          <table:table-cell office:value-type="float" office:value="2048" calcext:value-type="float">
            <text:p>2048</text:p>
          </table:table-cell>
          <table:table-cell office:value-type="float" office:value="1857" calcext:value-type="float">
            <text:p>1857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63477" calcext:value-type="float">
            <text:p>26347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64" calcext:value-type="float">
            <text:p>364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2" calcext:value-type="float">
            <text:p>288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3-04T13:18:18" calcext:value-type="date">
            <text:p>2022-03-04 13:18:18</text:p>
          </table:table-cell>
          <table:table-cell office:value-type="float" office:value="62221808" calcext:value-type="float">
            <text:p>62221808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62" calcext:value-type="float">
            <text:p>116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57392" calcext:value-type="float">
            <text:p>557392</text:p>
          </table:table-cell>
          <table:table-cell office:value-type="float" office:value="528896" calcext:value-type="float">
            <text:p>528896</text:p>
          </table:table-cell>
          <table:table-cell office:value-type="float" office:value="28496" calcext:value-type="float">
            <text:p>28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726" calcext:value-type="float">
            <text:p>7726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0955" calcext:value-type="float">
            <text:p>3095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2" calcext:value-type="float">
            <text:p>13842</text:p>
          </table:table-cell>
          <table:table-cell office:value-type="float" office:value="2048" calcext:value-type="float">
            <text:p>2048</text:p>
          </table:table-cell>
          <table:table-cell office:value-type="float" office:value="1857" calcext:value-type="float">
            <text:p>1857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202994" calcext:value-type="float">
            <text:p>20299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38" calcext:value-type="float">
            <text:p>338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2" calcext:value-type="float">
            <text:p>28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3:19:18" calcext:value-type="date">
            <text:p>2022-03-04 13:19:18</text:p>
          </table:table-cell>
          <table:table-cell office:value-type="float" office:value="62267448" calcext:value-type="float">
            <text:p>6226744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207" calcext:value-type="float">
            <text:p>12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70784" calcext:value-type="float">
            <text:p>470784</text:p>
          </table:table-cell>
          <table:table-cell office:value-type="float" office:value="442288" calcext:value-type="float">
            <text:p>442288</text:p>
          </table:table-cell>
          <table:table-cell office:value-type="float" office:value="28496" calcext:value-type="float">
            <text:p>28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724" calcext:value-type="float">
            <text:p>7724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1286" calcext:value-type="float">
            <text:p>15128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3" calcext:value-type="float">
            <text:p>13843</text:p>
          </table:table-cell>
          <table:table-cell office:value-type="float" office:value="2048" calcext:value-type="float">
            <text:p>2048</text:p>
          </table:table-cell>
          <table:table-cell office:value-type="float" office:value="1857" calcext:value-type="float">
            <text:p>1857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43927" calcext:value-type="float">
            <text:p>14392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38" calcext:value-type="float">
            <text:p>338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2" calcext:value-type="float">
            <text:p>28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3:20:19" calcext:value-type="date">
            <text:p>2022-03-04 13:20:19</text:p>
          </table:table-cell>
          <table:table-cell office:value-type="float" office:value="62222292" calcext:value-type="float">
            <text:p>6222229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67" calcext:value-type="float">
            <text:p>116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1092" calcext:value-type="float">
            <text:p>561092</text:p>
          </table:table-cell>
          <table:table-cell office:value-type="float" office:value="532596" calcext:value-type="float">
            <text:p>532596</text:p>
          </table:table-cell>
          <table:table-cell office:value-type="float" office:value="28496" calcext:value-type="float">
            <text:p>28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749" calcext:value-type="float">
            <text:p>774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5806" calcext:value-type="float">
            <text:p>14580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5" calcext:value-type="float">
            <text:p>13845</text:p>
          </table:table-cell>
          <table:table-cell office:value-type="float" office:value="2048" calcext:value-type="float">
            <text:p>2048</text:p>
          </table:table-cell>
          <table:table-cell office:value-type="float" office:value="1857" calcext:value-type="float">
            <text:p>1857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208959" calcext:value-type="float">
            <text:p>20895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38" calcext:value-type="float">
            <text:p>338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2" calcext:value-type="float">
            <text:p>28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3:21:19" calcext:value-type="date">
            <text:p>2022-03-04 13:21:19</text:p>
          </table:table-cell>
          <table:table-cell office:value-type="float" office:value="62139660" calcext:value-type="float">
            <text:p>6213966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65" calcext:value-type="float">
            <text:p>116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41456" calcext:value-type="float">
            <text:p>641456</text:p>
          </table:table-cell>
          <table:table-cell office:value-type="float" office:value="612960" calcext:value-type="float">
            <text:p>612960</text:p>
          </table:table-cell>
          <table:table-cell office:value-type="float" office:value="28496" calcext:value-type="float">
            <text:p>28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737" calcext:value-type="float">
            <text:p>7737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1827" calcext:value-type="float">
            <text:p>13182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6" calcext:value-type="float">
            <text:p>13846</text:p>
          </table:table-cell>
          <table:table-cell office:value-type="float" office:value="2048" calcext:value-type="float">
            <text:p>2048</text:p>
          </table:table-cell>
          <table:table-cell office:value-type="float" office:value="1857" calcext:value-type="float">
            <text:p>1857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223697" calcext:value-type="float">
            <text:p>22369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38" calcext:value-type="float">
            <text:p>338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2" calcext:value-type="float">
            <text:p>28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3:22:20" calcext:value-type="date">
            <text:p>2022-03-04 13:22:20</text:p>
          </table:table-cell>
          <table:table-cell office:value-type="float" office:value="62101408" calcext:value-type="float">
            <text:p>62101408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65" calcext:value-type="float">
            <text:p>116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77164" calcext:value-type="float">
            <text:p>677164</text:p>
          </table:table-cell>
          <table:table-cell office:value-type="float" office:value="648608" calcext:value-type="float">
            <text:p>648608</text:p>
          </table:table-cell>
          <table:table-cell office:value-type="float" office:value="28556" calcext:value-type="float">
            <text:p>28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736" calcext:value-type="float">
            <text:p>7736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809" calcext:value-type="float">
            <text:p>15809</text:p>
          </table:table-cell>
          <table:table-cell office:value-type="float" office:value="14400" calcext:value-type="float">
            <text:p>14400</text:p>
          </table:table-cell>
          <table:table-cell office:value-type="float" office:value="13855" calcext:value-type="float">
            <text:p>13855</text:p>
          </table:table-cell>
          <table:table-cell office:value-type="float" office:value="2048" calcext:value-type="float">
            <text:p>2048</text:p>
          </table:table-cell>
          <table:table-cell office:value-type="float" office:value="1857" calcext:value-type="float">
            <text:p>1857</text:p>
          </table:table-cell>
          <table:table-cell office:value-type="float" office:value="23808" calcext:value-type="float">
            <text:p>23808</text:p>
          </table:table-cell>
          <table:table-cell office:value-type="float" office:value="10240" calcext:value-type="float">
            <text:p>10240</text:p>
          </table:table-cell>
          <table:table-cell office:value-type="float" office:value="239656" calcext:value-type="float">
            <text:p>23965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39" calcext:value-type="float">
            <text:p>339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2" calcext:value-type="float">
            <text:p>28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3:23:21" calcext:value-type="date">
            <text:p>2022-03-04 13:23:21</text:p>
          </table:table-cell>
          <table:table-cell office:value-type="float" office:value="62135020" calcext:value-type="float">
            <text:p>6213502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66" calcext:value-type="float">
            <text:p>116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40980" calcext:value-type="float">
            <text:p>640980</text:p>
          </table:table-cell>
          <table:table-cell office:value-type="float" office:value="612424" calcext:value-type="float">
            <text:p>612424</text:p>
          </table:table-cell>
          <table:table-cell office:value-type="float" office:value="28556" calcext:value-type="float">
            <text:p>28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734" calcext:value-type="float">
            <text:p>7734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2833" calcext:value-type="float">
            <text:p>72833</text:p>
          </table:table-cell>
          <table:table-cell office:value-type="float" office:value="14400" calcext:value-type="float">
            <text:p>14400</text:p>
          </table:table-cell>
          <table:table-cell office:value-type="float" office:value="13855" calcext:value-type="float">
            <text:p>13855</text:p>
          </table:table-cell>
          <table:table-cell office:value-type="float" office:value="2048" calcext:value-type="float">
            <text:p>2048</text:p>
          </table:table-cell>
          <table:table-cell office:value-type="float" office:value="1857" calcext:value-type="float">
            <text:p>1857</text:p>
          </table:table-cell>
          <table:table-cell office:value-type="float" office:value="23808" calcext:value-type="float">
            <text:p>23808</text:p>
          </table:table-cell>
          <table:table-cell office:value-type="float" office:value="10240" calcext:value-type="float">
            <text:p>10240</text:p>
          </table:table-cell>
          <table:table-cell office:value-type="float" office:value="139870" calcext:value-type="float">
            <text:p>13987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38" calcext:value-type="float">
            <text:p>338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2" calcext:value-type="float">
            <text:p>28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3:24:21" calcext:value-type="date">
            <text:p>2022-03-04 13:24:21</text:p>
          </table:table-cell>
          <table:table-cell office:value-type="float" office:value="62164704" calcext:value-type="float">
            <text:p>6216470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203" calcext:value-type="float">
            <text:p>120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79512" calcext:value-type="float">
            <text:p>579512</text:p>
          </table:table-cell>
          <table:table-cell office:value-type="float" office:value="550956" calcext:value-type="float">
            <text:p>550956</text:p>
          </table:table-cell>
          <table:table-cell office:value-type="float" office:value="28556" calcext:value-type="float">
            <text:p>28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735" calcext:value-type="float">
            <text:p>7735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1218" calcext:value-type="float">
            <text:p>51218</text:p>
          </table:table-cell>
          <table:table-cell office:value-type="float" office:value="14400" calcext:value-type="float">
            <text:p>14400</text:p>
          </table:table-cell>
          <table:table-cell office:value-type="float" office:value="13855" calcext:value-type="float">
            <text:p>13855</text:p>
          </table:table-cell>
          <table:table-cell office:value-type="float" office:value="2048" calcext:value-type="float">
            <text:p>2048</text:p>
          </table:table-cell>
          <table:table-cell office:value-type="float" office:value="1857" calcext:value-type="float">
            <text:p>1857</text:p>
          </table:table-cell>
          <table:table-cell office:value-type="float" office:value="23808" calcext:value-type="float">
            <text:p>23808</text:p>
          </table:table-cell>
          <table:table-cell office:value-type="float" office:value="10240" calcext:value-type="float">
            <text:p>10240</text:p>
          </table:table-cell>
          <table:table-cell office:value-type="float" office:value="182665" calcext:value-type="float">
            <text:p>18266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38" calcext:value-type="float">
            <text:p>338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2" calcext:value-type="float">
            <text:p>28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3:25:22" calcext:value-type="date">
            <text:p>2022-03-04 13:25:22</text:p>
          </table:table-cell>
          <table:table-cell office:value-type="float" office:value="62152824" calcext:value-type="float">
            <text:p>6215282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65" calcext:value-type="float">
            <text:p>116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29480" calcext:value-type="float">
            <text:p>629480</text:p>
          </table:table-cell>
          <table:table-cell office:value-type="float" office:value="600924" calcext:value-type="float">
            <text:p>600924</text:p>
          </table:table-cell>
          <table:table-cell office:value-type="float" office:value="28556" calcext:value-type="float">
            <text:p>28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735" calcext:value-type="float">
            <text:p>7735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5742" calcext:value-type="float">
            <text:p>145742</text:p>
          </table:table-cell>
          <table:table-cell office:value-type="float" office:value="14400" calcext:value-type="float">
            <text:p>14400</text:p>
          </table:table-cell>
          <table:table-cell office:value-type="float" office:value="13863" calcext:value-type="float">
            <text:p>13863</text:p>
          </table:table-cell>
          <table:table-cell office:value-type="float" office:value="2048" calcext:value-type="float">
            <text:p>2048</text:p>
          </table:table-cell>
          <table:table-cell office:value-type="float" office:value="1857" calcext:value-type="float">
            <text:p>1857</text:p>
          </table:table-cell>
          <table:table-cell office:value-type="float" office:value="23808" calcext:value-type="float">
            <text:p>23808</text:p>
          </table:table-cell>
          <table:table-cell office:value-type="float" office:value="10240" calcext:value-type="float">
            <text:p>10240</text:p>
          </table:table-cell>
          <table:table-cell office:value-type="float" office:value="294782" calcext:value-type="float">
            <text:p>29478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41" calcext:value-type="float">
            <text:p>341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2" calcext:value-type="float">
            <text:p>28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3:26:22" calcext:value-type="date">
            <text:p>2022-03-04 13:26:22</text:p>
          </table:table-cell>
          <table:table-cell office:value-type="float" office:value="62114148" calcext:value-type="float">
            <text:p>62114148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65" calcext:value-type="float">
            <text:p>116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68932" calcext:value-type="float">
            <text:p>668932</text:p>
          </table:table-cell>
          <table:table-cell office:value-type="float" office:value="640376" calcext:value-type="float">
            <text:p>640376</text:p>
          </table:table-cell>
          <table:table-cell office:value-type="float" office:value="28556" calcext:value-type="float">
            <text:p>28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719" calcext:value-type="float">
            <text:p>771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7646" calcext:value-type="float">
            <text:p>77646</text:p>
          </table:table-cell>
          <table:table-cell office:value-type="float" office:value="14400" calcext:value-type="float">
            <text:p>14400</text:p>
          </table:table-cell>
          <table:table-cell office:value-type="float" office:value="13863" calcext:value-type="float">
            <text:p>13863</text:p>
          </table:table-cell>
          <table:table-cell office:value-type="float" office:value="2048" calcext:value-type="float">
            <text:p>2048</text:p>
          </table:table-cell>
          <table:table-cell office:value-type="float" office:value="1857" calcext:value-type="float">
            <text:p>1857</text:p>
          </table:table-cell>
          <table:table-cell office:value-type="float" office:value="23808" calcext:value-type="float">
            <text:p>23808</text:p>
          </table:table-cell>
          <table:table-cell office:value-type="float" office:value="10240" calcext:value-type="float">
            <text:p>10240</text:p>
          </table:table-cell>
          <table:table-cell office:value-type="float" office:value="267768" calcext:value-type="float">
            <text:p>26776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38" calcext:value-type="float">
            <text:p>338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2" calcext:value-type="float">
            <text:p>28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3:27:23" calcext:value-type="date">
            <text:p>2022-03-04 13:27:23</text:p>
          </table:table-cell>
          <table:table-cell office:value-type="float" office:value="62117732" calcext:value-type="float">
            <text:p>6211773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64" calcext:value-type="float">
            <text:p>116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64868" calcext:value-type="float">
            <text:p>664868</text:p>
          </table:table-cell>
          <table:table-cell office:value-type="float" office:value="636312" calcext:value-type="float">
            <text:p>636312</text:p>
          </table:table-cell>
          <table:table-cell office:value-type="float" office:value="28556" calcext:value-type="float">
            <text:p>28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722" calcext:value-type="float">
            <text:p>7722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7168" calcext:value-type="float">
            <text:p>137168</text:p>
          </table:table-cell>
          <table:table-cell office:value-type="float" office:value="14400" calcext:value-type="float">
            <text:p>14400</text:p>
          </table:table-cell>
          <table:table-cell office:value-type="float" office:value="13864" calcext:value-type="float">
            <text:p>13864</text:p>
          </table:table-cell>
          <table:table-cell office:value-type="float" office:value="2048" calcext:value-type="float">
            <text:p>2048</text:p>
          </table:table-cell>
          <table:table-cell office:value-type="float" office:value="1857" calcext:value-type="float">
            <text:p>1857</text:p>
          </table:table-cell>
          <table:table-cell office:value-type="float" office:value="23808" calcext:value-type="float">
            <text:p>23808</text:p>
          </table:table-cell>
          <table:table-cell office:value-type="float" office:value="10304" calcext:value-type="float">
            <text:p>10304</text:p>
          </table:table-cell>
          <table:table-cell office:value-type="float" office:value="295193" calcext:value-type="float">
            <text:p>29519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39" calcext:value-type="float">
            <text:p>339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2" calcext:value-type="float">
            <text:p>28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3:28:24" calcext:value-type="date">
            <text:p>2022-03-04 13:28:24</text:p>
          </table:table-cell>
          <table:table-cell office:value-type="float" office:value="62126532" calcext:value-type="float">
            <text:p>6212653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62" calcext:value-type="float">
            <text:p>116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52344" calcext:value-type="float">
            <text:p>652344</text:p>
          </table:table-cell>
          <table:table-cell office:value-type="float" office:value="623788" calcext:value-type="float">
            <text:p>623788</text:p>
          </table:table-cell>
          <table:table-cell office:value-type="float" office:value="28556" calcext:value-type="float">
            <text:p>28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724" calcext:value-type="float">
            <text:p>7724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6736" calcext:value-type="float">
            <text:p>96736</text:p>
          </table:table-cell>
          <table:table-cell office:value-type="float" office:value="14400" calcext:value-type="float">
            <text:p>14400</text:p>
          </table:table-cell>
          <table:table-cell office:value-type="float" office:value="13864" calcext:value-type="float">
            <text:p>13864</text:p>
          </table:table-cell>
          <table:table-cell office:value-type="float" office:value="2048" calcext:value-type="float">
            <text:p>2048</text:p>
          </table:table-cell>
          <table:table-cell office:value-type="float" office:value="1857" calcext:value-type="float">
            <text:p>1857</text:p>
          </table:table-cell>
          <table:table-cell office:value-type="float" office:value="23808" calcext:value-type="float">
            <text:p>23808</text:p>
          </table:table-cell>
          <table:table-cell office:value-type="float" office:value="10304" calcext:value-type="float">
            <text:p>10304</text:p>
          </table:table-cell>
          <table:table-cell office:value-type="float" office:value="214875" calcext:value-type="float">
            <text:p>21487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38" calcext:value-type="float">
            <text:p>338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2" calcext:value-type="float">
            <text:p>28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3:29:24" calcext:value-type="date">
            <text:p>2022-03-04 13:29:24</text:p>
          </table:table-cell>
          <table:table-cell office:value-type="float" office:value="62109856" calcext:value-type="float">
            <text:p>6210985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1218" calcext:value-type="float">
            <text:p>12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16412" calcext:value-type="float">
            <text:p>616412</text:p>
          </table:table-cell>
          <table:table-cell office:value-type="float" office:value="587856" calcext:value-type="float">
            <text:p>587856</text:p>
          </table:table-cell>
          <table:table-cell office:value-type="float" office:value="28556" calcext:value-type="float">
            <text:p>28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747" calcext:value-type="float">
            <text:p>7747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5594" calcext:value-type="float">
            <text:p>55594</text:p>
          </table:table-cell>
          <table:table-cell office:value-type="float" office:value="14400" calcext:value-type="float">
            <text:p>14400</text:p>
          </table:table-cell>
          <table:table-cell office:value-type="float" office:value="13866" calcext:value-type="float">
            <text:p>13866</text:p>
          </table:table-cell>
          <table:table-cell office:value-type="float" office:value="2048" calcext:value-type="float">
            <text:p>2048</text:p>
          </table:table-cell>
          <table:table-cell office:value-type="float" office:value="1857" calcext:value-type="float">
            <text:p>1857</text:p>
          </table:table-cell>
          <table:table-cell office:value-type="float" office:value="23808" calcext:value-type="float">
            <text:p>23808</text:p>
          </table:table-cell>
          <table:table-cell office:value-type="float" office:value="10304" calcext:value-type="float">
            <text:p>10304</text:p>
          </table:table-cell>
          <table:table-cell office:value-type="float" office:value="237655" calcext:value-type="float">
            <text:p>23765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38" calcext:value-type="float">
            <text:p>338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2" calcext:value-type="float">
            <text:p>28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3:30:25" calcext:value-type="date">
            <text:p>2022-03-04 13:30:25</text:p>
          </table:table-cell>
          <table:table-cell office:value-type="float" office:value="62033376" calcext:value-type="float">
            <text:p>6203337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1172" calcext:value-type="float">
            <text:p>117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32456" calcext:value-type="float">
            <text:p>732456</text:p>
          </table:table-cell>
          <table:table-cell office:value-type="float" office:value="703900" calcext:value-type="float">
            <text:p>703900</text:p>
          </table:table-cell>
          <table:table-cell office:value-type="float" office:value="28556" calcext:value-type="float">
            <text:p>28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803" calcext:value-type="float">
            <text:p>7803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8752" calcext:value-type="float">
            <text:p>28752</text:p>
          </table:table-cell>
          <table:table-cell office:value-type="float" office:value="14400" calcext:value-type="float">
            <text:p>14400</text:p>
          </table:table-cell>
          <table:table-cell office:value-type="float" office:value="13867" calcext:value-type="float">
            <text:p>13867</text:p>
          </table:table-cell>
          <table:table-cell office:value-type="float" office:value="2048" calcext:value-type="float">
            <text:p>2048</text:p>
          </table:table-cell>
          <table:table-cell office:value-type="float" office:value="1857" calcext:value-type="float">
            <text:p>1857</text:p>
          </table:table-cell>
          <table:table-cell office:value-type="float" office:value="23808" calcext:value-type="float">
            <text:p>23808</text:p>
          </table:table-cell>
          <table:table-cell office:value-type="float" office:value="10304" calcext:value-type="float">
            <text:p>10304</text:p>
          </table:table-cell>
          <table:table-cell office:value-type="float" office:value="170068" calcext:value-type="float">
            <text:p>17006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38" calcext:value-type="float">
            <text:p>338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2" calcext:value-type="float">
            <text:p>28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3:31:25" calcext:value-type="date">
            <text:p>2022-03-04 13:31:25</text:p>
          </table:table-cell>
          <table:table-cell office:value-type="float" office:value="62028472" calcext:value-type="float">
            <text:p>6202847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1174" calcext:value-type="float">
            <text:p>11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35048" calcext:value-type="float">
            <text:p>735048</text:p>
          </table:table-cell>
          <table:table-cell office:value-type="float" office:value="706492" calcext:value-type="float">
            <text:p>706492</text:p>
          </table:table-cell>
          <table:table-cell office:value-type="float" office:value="28556" calcext:value-type="float">
            <text:p>28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794" calcext:value-type="float">
            <text:p>7794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985" calcext:value-type="float">
            <text:p>52985</text:p>
          </table:table-cell>
          <table:table-cell office:value-type="float" office:value="14400" calcext:value-type="float">
            <text:p>14400</text:p>
          </table:table-cell>
          <table:table-cell office:value-type="float" office:value="13867" calcext:value-type="float">
            <text:p>13867</text:p>
          </table:table-cell>
          <table:table-cell office:value-type="float" office:value="2048" calcext:value-type="float">
            <text:p>2048</text:p>
          </table:table-cell>
          <table:table-cell office:value-type="float" office:value="1857" calcext:value-type="float">
            <text:p>1857</text:p>
          </table:table-cell>
          <table:table-cell office:value-type="float" office:value="23808" calcext:value-type="float">
            <text:p>23808</text:p>
          </table:table-cell>
          <table:table-cell office:value-type="float" office:value="10304" calcext:value-type="float">
            <text:p>10304</text:p>
          </table:table-cell>
          <table:table-cell office:value-type="float" office:value="172457" calcext:value-type="float">
            <text:p>17245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38" calcext:value-type="float">
            <text:p>338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2" calcext:value-type="float">
            <text:p>288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ohne-autotrim" table:style-name="ta1">
        <table:table-column table:style-name="co2" table:default-cell-style-name="ce1"/>
        <table:table-column table:style-name="co2" table:number-columns-repeated="46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yst-avail</text:p>
          </table:table-cell>
          <table:table-cell office:value-type="string" calcext:value-type="string">
            <text:p>syst-crt</text:p>
          </table:table-cell>
          <table:table-cell office:value-type="string" calcext:value-type="string">
            <text:p>syst-swap</text:p>
          </table:table-cell>
          <table:table-cell office:value-type="string" calcext:value-type="string">
            <text:p>syst-si</text:p>
          </table:table-cell>
          <table:table-cell office:value-type="string" calcext:value-type="string">
            <text:p>syst-so</text:p>
          </table:table-cell>
          <table:table-cell office:value-type="string" calcext:value-type="string">
            <text:p>syst-p</text:p>
          </table:table-cell>
          <table:table-cell office:value-type="string" calcext:value-type="string">
            <text:p>syst-t</text:p>
          </table:table-cell>
          <table:table-cell office:value-type="string" calcext:value-type="string">
            <text:p>syst-pr</text:p>
          </table:table-cell>
          <table:table-cell office:value-type="string" calcext:value-type="string">
            <text:p>syst-pb</text:p>
          </table:table-cell>
          <table:table-cell office:value-type="string" calcext:value-type="string">
            <text:p>syst-cpu-us</text:p>
          </table:table-cell>
          <table:table-cell office:value-type="string" calcext:value-type="string">
            <text:p>syst-cpu-sy</text:p>
          </table:table-cell>
          <table:table-cell office:value-type="string" calcext:value-type="string">
            <text:p>syst-cpu-id</text:p>
          </table:table-cell>
          <table:table-cell office:value-type="string" calcext:value-type="string">
            <text:p>syst-cpu-wa</text:p>
          </table:table-cell>
          <table:table-cell office:value-type="string" calcext:value-type="string">
            <text:p>syst-cpu-st</text:p>
          </table:table-cell>
          <table:table-cell office:value-type="string" calcext:value-type="string">
            <text:p>syst-cpu-gu</text:p>
          </table:table-cell>
          <table:table-cell office:value-type="string" calcext:value-type="string">
            <text:p>proc-virt</text:p>
          </table:table-cell>
          <table:table-cell office:value-type="string" calcext:value-type="string">
            <text:p>proc-rss-all</text:p>
          </table:table-cell>
          <table:table-cell office:value-type="string" calcext:value-type="string">
            <text:p>proc-rss-anon</text:p>
          </table:table-cell>
          <table:table-cell office:value-type="string" calcext:value-type="string">
            <text:p>proc-rss-file</text:p>
          </table:table-cell>
          <table:table-cell office:value-type="string" calcext:value-type="string">
            <text:p>proc-rss-shm</text:p>
          </table:table-cell>
          <table:table-cell office:value-type="string" calcext:value-type="string">
            <text:p>proc-swdo</text:p>
          </table:table-cell>
          <table:table-cell office:value-type="string" calcext:value-type="string">
            <text:p>proc-hp</text:p>
          </table:table-cell>
          <table:table-cell office:value-type="string" calcext:value-type="string">
            <text:p>proc-cpu-us</text:p>
          </table:table-cell>
          <table:table-cell office:value-type="string" calcext:value-type="string">
            <text:p>proc-cpu-sy</text:p>
          </table:table-cell>
          <table:table-cell office:value-type="string" calcext:value-type="string">
            <text:p>proc-io-of</text:p>
          </table:table-cell>
          <table:table-cell office:value-type="string" calcext:value-type="string">
            <text:p>proc-io-rd</text:p>
          </table:table-cell>
          <table:table-cell office:value-type="string" calcext:value-type="string">
            <text:p>proc-io-wr</text:p>
          </table:table-cell>
          <table:table-cell office:value-type="string" calcext:value-type="string">
            <text:p>proc-thr</text:p>
          </table:table-cell>
          <table:table-cell office:value-type="string" calcext:value-type="string">
            <text:p>jvm-heap-comm</text:p>
          </table:table-cell>
          <table:table-cell office:value-type="string" calcext:value-type="string">
            <text:p>jvm-heap-used</text:p>
          </table:table-cell>
          <table:table-cell office:value-type="string" calcext:value-type="string">
            <text:p>jvm-meta-comm</text:p>
          </table:table-cell>
          <table:table-cell office:value-type="string" calcext:value-type="string">
            <text:p>jvm-meta-used</text:p>
          </table:table-cell>
          <table:table-cell office:value-type="string" calcext:value-type="string">
            <text:p>jvm-meta-csc</text:p>
          </table:table-cell>
          <table:table-cell office:value-type="string" calcext:value-type="string">
            <text:p>jvm-meta-csu</text:p>
          </table:table-cell>
          <table:table-cell office:value-type="string" calcext:value-type="string">
            <text:p>jvm-meta-gctr</text:p>
          </table:table-cell>
          <table:table-cell office:value-type="string" calcext:value-type="string">
            <text:p>jvm-code</text:p>
          </table:table-cell>
          <table:table-cell office:value-type="string" calcext:value-type="string">
            <text:p>jvm-mlc</text:p>
          </table:table-cell>
          <table:table-cell office:value-type="string" calcext:value-type="string">
            <text:p>jvm-jthr-num</text:p>
          </table:table-cell>
          <table:table-cell office:value-type="string" calcext:value-type="string">
            <text:p>jvm-jthr-nd</text:p>
          </table:table-cell>
          <table:table-cell office:value-type="string" calcext:value-type="string">
            <text:p>jvm-jthr-cr</text:p>
          </table:table-cell>
          <table:table-cell office:value-type="string" calcext:value-type="string">
            <text:p>jvm-jthr-st</text:p>
          </table:table-cell>
          <table:table-cell office:value-type="string" calcext:value-type="string">
            <text:p>jvm-cldg-num</text:p>
          </table:table-cell>
          <table:table-cell office:value-type="string" calcext:value-type="string">
            <text:p>jvm-cldg-anon</text:p>
          </table:table-cell>
          <table:table-cell office:value-type="string" calcext:value-type="string">
            <text:p>jvm-cls-num</text:p>
          </table:table-cell>
          <table:table-cell office:value-type="string" calcext:value-type="string">
            <text:p>jvm-cls-ld</text:p>
          </table:table-cell>
          <table:table-cell office:value-type="string" calcext:value-type="string">
            <text:p>jvm-cls-uld</text:p>
          </table:table-cell>
        </table:table-row>
        <table:table-row table:style-name="ro1">
          <table:table-cell office:value-type="string" calcext:value-type="string">
            <text:p>2022-03-03 11:18:32</text:p>
          </table:table-cell>
          <table:table-cell office:value-type="float" office:value="62018772" calcext:value-type="float">
            <text:p>620187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1192" calcext:value-type="float">
            <text:p>11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078528" calcext:value-type="float">
            <text:p>3078528</text:p>
          </table:table-cell>
          <table:table-cell office:value-type="float" office:value="31456" calcext:value-type="float">
            <text:p>31456</text:p>
          </table:table-cell>
          <table:table-cell office:value-type="float" office:value="8184" calcext:value-type="float">
            <text:p>8184</text:p>
          </table:table-cell>
          <table:table-cell office:value-type="float" office:value="23272" calcext:value-type="float">
            <text:p>23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62144" calcext:value-type="float">
            <text:p>262144</text:p>
          </table:table-cell>
          <table:table-cell office:value-type="float" office:value="1918" calcext:value-type="float">
            <text:p>1918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1504" calcext:value-type="float">
            <text:p>21504</text:p>
          </table:table-cell>
          <table:table-cell office:value-type="float" office:value="7488" calcext:value-type="float">
            <text:p>7488</text:p>
          </table:table-cell>
          <table:table-cell office:value-type="float" office:value="41408" calcext:value-type="float">
            <text:p>4140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3-03 11:18:33</text:p>
          </table:table-cell>
          <table:table-cell office:value-type="float" office:value="61686732" calcext:value-type="float">
            <text:p>6168673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43" calcext:value-type="float">
            <text:p>124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366904" calcext:value-type="float">
            <text:p>366904</text:p>
          </table:table-cell>
          <table:table-cell office:value-type="float" office:value="338648" calcext:value-type="float">
            <text:p>338648</text:p>
          </table:table-cell>
          <table:table-cell office:value-type="float" office:value="28256" calcext:value-type="float">
            <text:p>28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8780" calcext:value-type="float">
            <text:p>28780</text:p>
          </table:table-cell>
          <table:table-cell office:value-type="float" office:value="25261" calcext:value-type="float">
            <text:p>25261</text:p>
          </table:table-cell>
          <table:table-cell office:value-type="float" office:value="72" calcext:value-type="float">
            <text:p>7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9838" calcext:value-type="float">
            <text:p>89838</text:p>
          </table:table-cell>
          <table:table-cell office:value-type="float" office:value="14080" calcext:value-type="float">
            <text:p>14080</text:p>
          </table:table-cell>
          <table:table-cell office:value-type="float" office:value="13794" calcext:value-type="float">
            <text:p>13794</text:p>
          </table:table-cell>
          <table:table-cell office:value-type="float" office:value="1984" calcext:value-type="float">
            <text:p>1984</text:p>
          </table:table-cell>
          <table:table-cell office:value-type="float" office:value="1892" calcext:value-type="float">
            <text:p>1892</text:p>
          </table:table-cell>
          <table:table-cell office:value-type="float" office:value="21504" calcext:value-type="float">
            <text:p>21504</text:p>
          </table:table-cell>
          <table:table-cell office:value-type="float" office:value="9472" calcext:value-type="float">
            <text:p>9472</text:p>
          </table:table-cell>
          <table:table-cell office:value-type="float" office:value="139294" calcext:value-type="float">
            <text:p>139294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72888" calcext:value-type="float">
            <text:p>72888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2954" calcext:value-type="float">
            <text:p>2954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34</text:p>
          </table:table-cell>
          <table:table-cell office:value-type="float" office:value="61512244" calcext:value-type="float">
            <text:p>6151224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9" calcext:value-type="float">
            <text:p>12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543168" calcext:value-type="float">
            <text:p>543168</text:p>
          </table:table-cell>
          <table:table-cell office:value-type="float" office:value="514728" calcext:value-type="float">
            <text:p>51472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925" calcext:value-type="float">
            <text:p>27925</text:p>
          </table:table-cell>
          <table:table-cell office:value-type="float" office:value="14080" calcext:value-type="float">
            <text:p>14080</text:p>
          </table:table-cell>
          <table:table-cell office:value-type="float" office:value="13794" calcext:value-type="float">
            <text:p>13794</text:p>
          </table:table-cell>
          <table:table-cell office:value-type="float" office:value="1984" calcext:value-type="float">
            <text:p>1984</text:p>
          </table:table-cell>
          <table:table-cell office:value-type="float" office:value="1892" calcext:value-type="float">
            <text:p>1892</text:p>
          </table:table-cell>
          <table:table-cell office:value-type="float" office:value="21504" calcext:value-type="float">
            <text:p>21504</text:p>
          </table:table-cell>
          <table:table-cell office:value-type="float" office:value="9536" calcext:value-type="float">
            <text:p>9536</text:p>
          </table:table-cell>
          <table:table-cell office:value-type="float" office:value="301376" calcext:value-type="float">
            <text:p>301376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8776" calcext:value-type="float">
            <text:p>68776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2954" calcext:value-type="float">
            <text:p>29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35</text:p>
          </table:table-cell>
          <table:table-cell office:value-type="float" office:value="61484776" calcext:value-type="float">
            <text:p>6148477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2" calcext:value-type="float">
            <text:p>12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567444" calcext:value-type="float">
            <text:p>567444</text:p>
          </table:table-cell>
          <table:table-cell office:value-type="float" office:value="539004" calcext:value-type="float">
            <text:p>53900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2390" calcext:value-type="float">
            <text:p>152390</text:p>
          </table:table-cell>
          <table:table-cell office:value-type="float" office:value="14080" calcext:value-type="float">
            <text:p>14080</text:p>
          </table:table-cell>
          <table:table-cell office:value-type="float" office:value="13794" calcext:value-type="float">
            <text:p>13794</text:p>
          </table:table-cell>
          <table:table-cell office:value-type="float" office:value="1984" calcext:value-type="float">
            <text:p>1984</text:p>
          </table:table-cell>
          <table:table-cell office:value-type="float" office:value="1892" calcext:value-type="float">
            <text:p>1892</text:p>
          </table:table-cell>
          <table:table-cell office:value-type="float" office:value="21504" calcext:value-type="float">
            <text:p>21504</text:p>
          </table:table-cell>
          <table:table-cell office:value-type="float" office:value="9600" calcext:value-type="float">
            <text:p>9600</text:p>
          </table:table-cell>
          <table:table-cell office:value-type="float" office:value="286848" calcext:value-type="float">
            <text:p>28684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2954" calcext:value-type="float">
            <text:p>29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36</text:p>
          </table:table-cell>
          <table:table-cell office:value-type="float" office:value="61403644" calcext:value-type="float">
            <text:p>6140364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648768" calcext:value-type="float">
            <text:p>648768</text:p>
          </table:table-cell>
          <table:table-cell office:value-type="float" office:value="620328" calcext:value-type="float">
            <text:p>62032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5880" calcext:value-type="float">
            <text:p>45880</text:p>
          </table:table-cell>
          <table:table-cell office:value-type="float" office:value="14080" calcext:value-type="float">
            <text:p>14080</text:p>
          </table:table-cell>
          <table:table-cell office:value-type="float" office:value="13794" calcext:value-type="float">
            <text:p>13794</text:p>
          </table:table-cell>
          <table:table-cell office:value-type="float" office:value="1984" calcext:value-type="float">
            <text:p>1984</text:p>
          </table:table-cell>
          <table:table-cell office:value-type="float" office:value="1892" calcext:value-type="float">
            <text:p>1892</text:p>
          </table:table-cell>
          <table:table-cell office:value-type="float" office:value="21504" calcext:value-type="float">
            <text:p>21504</text:p>
          </table:table-cell>
          <table:table-cell office:value-type="float" office:value="9600" calcext:value-type="float">
            <text:p>9600</text:p>
          </table:table-cell>
          <table:table-cell office:value-type="float" office:value="244570" calcext:value-type="float">
            <text:p>24457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2954" calcext:value-type="float">
            <text:p>29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37</text:p>
          </table:table-cell>
          <table:table-cell office:value-type="float" office:value="61369372" calcext:value-type="float">
            <text:p>6136937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19" calcext:value-type="float">
            <text:p>12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687048" calcext:value-type="float">
            <text:p>687048</text:p>
          </table:table-cell>
          <table:table-cell office:value-type="float" office:value="658608" calcext:value-type="float">
            <text:p>65860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7516" calcext:value-type="float">
            <text:p>37516</text:p>
          </table:table-cell>
          <table:table-cell office:value-type="float" office:value="14080" calcext:value-type="float">
            <text:p>14080</text:p>
          </table:table-cell>
          <table:table-cell office:value-type="float" office:value="13796" calcext:value-type="float">
            <text:p>13796</text:p>
          </table:table-cell>
          <table:table-cell office:value-type="float" office:value="1984" calcext:value-type="float">
            <text:p>1984</text:p>
          </table:table-cell>
          <table:table-cell office:value-type="float" office:value="1892" calcext:value-type="float">
            <text:p>1892</text:p>
          </table:table-cell>
          <table:table-cell office:value-type="float" office:value="21504" calcext:value-type="float">
            <text:p>21504</text:p>
          </table:table-cell>
          <table:table-cell office:value-type="float" office:value="9600" calcext:value-type="float">
            <text:p>9600</text:p>
          </table:table-cell>
          <table:table-cell office:value-type="float" office:value="341398" calcext:value-type="float">
            <text:p>341398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2328" calcext:value-type="float">
            <text:p>52328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2954" calcext:value-type="float">
            <text:p>29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38</text:p>
          </table:table-cell>
          <table:table-cell office:value-type="float" office:value="61348976" calcext:value-type="float">
            <text:p>6134897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2" calcext:value-type="float">
            <text:p>12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04800" calcext:value-type="float">
            <text:p>704800</text:p>
          </table:table-cell>
          <table:table-cell office:value-type="float" office:value="676360" calcext:value-type="float">
            <text:p>676360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92510" calcext:value-type="float">
            <text:p>9251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2" calcext:value-type="float">
            <text:p>1376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664" calcext:value-type="float">
            <text:p>9664</text:p>
          </table:table-cell>
          <table:table-cell office:value-type="float" office:value="252445" calcext:value-type="float">
            <text:p>252445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22-03-03 11:18:39</text:p>
          </table:table-cell>
          <table:table-cell office:value-type="float" office:value="61347212" calcext:value-type="float">
            <text:p>613472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1" calcext:value-type="float">
            <text:p>12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07360" calcext:value-type="float">
            <text:p>707360</text:p>
          </table:table-cell>
          <table:table-cell office:value-type="float" office:value="678920" calcext:value-type="float">
            <text:p>678920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34750" calcext:value-type="float">
            <text:p>3475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2" calcext:value-type="float">
            <text:p>1376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664" calcext:value-type="float">
            <text:p>9664</text:p>
          </table:table-cell>
          <table:table-cell office:value-type="float" office:value="215273" calcext:value-type="float">
            <text:p>215273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40</text:p>
          </table:table-cell>
          <table:table-cell office:value-type="float" office:value="61325036" calcext:value-type="float">
            <text:p>6132503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1" calcext:value-type="float">
            <text:p>12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29340" calcext:value-type="float">
            <text:p>729340</text:p>
          </table:table-cell>
          <table:table-cell office:value-type="float" office:value="700900" calcext:value-type="float">
            <text:p>700900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98625" calcext:value-type="float">
            <text:p>9862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2" calcext:value-type="float">
            <text:p>1376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664" calcext:value-type="float">
            <text:p>9664</text:p>
          </table:table-cell>
          <table:table-cell office:value-type="float" office:value="329200" calcext:value-type="float">
            <text:p>32920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41</text:p>
          </table:table-cell>
          <table:table-cell office:value-type="float" office:value="61323272" calcext:value-type="float">
            <text:p>6132327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1" calcext:value-type="float">
            <text:p>123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30392" calcext:value-type="float">
            <text:p>730392</text:p>
          </table:table-cell>
          <table:table-cell office:value-type="float" office:value="701952" calcext:value-type="float">
            <text:p>70195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54655" calcext:value-type="float">
            <text:p>5465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2" calcext:value-type="float">
            <text:p>1376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664" calcext:value-type="float">
            <text:p>9664</text:p>
          </table:table-cell>
          <table:table-cell office:value-type="float" office:value="204906" calcext:value-type="float">
            <text:p>204906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42</text:p>
          </table:table-cell>
          <table:table-cell office:value-type="float" office:value="61322264" calcext:value-type="float">
            <text:p>6132226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32652" calcext:value-type="float">
            <text:p>732652</text:p>
          </table:table-cell>
          <table:table-cell office:value-type="float" office:value="704212" calcext:value-type="float">
            <text:p>70421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1063" calcext:value-type="float">
            <text:p>81063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2" calcext:value-type="float">
            <text:p>1376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110679" calcext:value-type="float">
            <text:p>11067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43</text:p>
          </table:table-cell>
          <table:table-cell office:value-type="float" office:value="61313192" calcext:value-type="float">
            <text:p>6131319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40572" calcext:value-type="float">
            <text:p>740572</text:p>
          </table:table-cell>
          <table:table-cell office:value-type="float" office:value="712132" calcext:value-type="float">
            <text:p>71213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5938" calcext:value-type="float">
            <text:p>65938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2" calcext:value-type="float">
            <text:p>1376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304993" calcext:value-type="float">
            <text:p>30499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44</text:p>
          </table:table-cell>
          <table:table-cell office:value-type="float" office:value="61311932" calcext:value-type="float">
            <text:p>6131193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42156" calcext:value-type="float">
            <text:p>742156</text:p>
          </table:table-cell>
          <table:table-cell office:value-type="float" office:value="713716" calcext:value-type="float">
            <text:p>71371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1852" calcext:value-type="float">
            <text:p>61852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2" calcext:value-type="float">
            <text:p>1376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279727" calcext:value-type="float">
            <text:p>27972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45</text:p>
          </table:table-cell>
          <table:table-cell office:value-type="float" office:value="61300100" calcext:value-type="float">
            <text:p>613001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55472" calcext:value-type="float">
            <text:p>755472</text:p>
          </table:table-cell>
          <table:table-cell office:value-type="float" office:value="727032" calcext:value-type="float">
            <text:p>72703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0739" calcext:value-type="float">
            <text:p>140739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2" calcext:value-type="float">
            <text:p>1376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259814" calcext:value-type="float">
            <text:p>25981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46</text:p>
          </table:table-cell>
          <table:table-cell office:value-type="float" office:value="61298324" calcext:value-type="float">
            <text:p>6129832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13" calcext:value-type="float">
            <text:p>12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55856" calcext:value-type="float">
            <text:p>755856</text:p>
          </table:table-cell>
          <table:table-cell office:value-type="float" office:value="727416" calcext:value-type="float">
            <text:p>72741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62144" calcext:value-type="float">
            <text:p>262144</text:p>
          </table:table-cell>
          <table:table-cell office:value-type="float" office:value="91534" calcext:value-type="float">
            <text:p>9153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2" calcext:value-type="float">
            <text:p>1376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257560" calcext:value-type="float">
            <text:p>25756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7188" calcext:value-type="float">
            <text:p>4718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47</text:p>
          </table:table-cell>
          <table:table-cell office:value-type="float" office:value="61296592" calcext:value-type="float">
            <text:p>6129659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57208" calcext:value-type="float">
            <text:p>757208</text:p>
          </table:table-cell>
          <table:table-cell office:value-type="float" office:value="728768" calcext:value-type="float">
            <text:p>72876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001" calcext:value-type="float">
            <text:p>76001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4" calcext:value-type="float">
            <text:p>13764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181868" calcext:value-type="float">
            <text:p>18186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48</text:p>
          </table:table-cell>
          <table:table-cell office:value-type="float" office:value="61295080" calcext:value-type="float">
            <text:p>6129508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58252" calcext:value-type="float">
            <text:p>758252</text:p>
          </table:table-cell>
          <table:table-cell office:value-type="float" office:value="729812" calcext:value-type="float">
            <text:p>72981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9101" calcext:value-type="float">
            <text:p>49101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4" calcext:value-type="float">
            <text:p>13764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343834" calcext:value-type="float">
            <text:p>34383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49</text:p>
          </table:table-cell>
          <table:table-cell office:value-type="float" office:value="61294828" calcext:value-type="float">
            <text:p>612948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58252" calcext:value-type="float">
            <text:p>758252</text:p>
          </table:table-cell>
          <table:table-cell office:value-type="float" office:value="729812" calcext:value-type="float">
            <text:p>72981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420" calcext:value-type="float">
            <text:p>7642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4" calcext:value-type="float">
            <text:p>13764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345767" calcext:value-type="float">
            <text:p>34576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50</text:p>
          </table:table-cell>
          <table:table-cell office:value-type="float" office:value="61263580" calcext:value-type="float">
            <text:p>6126358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4" calcext:value-type="float">
            <text:p>122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92244" calcext:value-type="float">
            <text:p>792244</text:p>
          </table:table-cell>
          <table:table-cell office:value-type="float" office:value="763804" calcext:value-type="float">
            <text:p>76380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9061" calcext:value-type="float">
            <text:p>109061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4" calcext:value-type="float">
            <text:p>13764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290607" calcext:value-type="float">
            <text:p>290607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9524" calcext:value-type="float">
            <text:p>5952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51</text:p>
          </table:table-cell>
          <table:table-cell office:value-type="float" office:value="61260052" calcext:value-type="float">
            <text:p>6126005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93636" calcext:value-type="float">
            <text:p>793636</text:p>
          </table:table-cell>
          <table:table-cell office:value-type="float" office:value="765196" calcext:value-type="float">
            <text:p>76519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3831" calcext:value-type="float">
            <text:p>63831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7" calcext:value-type="float">
            <text:p>1376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237008" calcext:value-type="float">
            <text:p>23700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52</text:p>
          </table:table-cell>
          <table:table-cell office:value-type="float" office:value="61258288" calcext:value-type="float">
            <text:p>6125828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94736" calcext:value-type="float">
            <text:p>794736</text:p>
          </table:table-cell>
          <table:table-cell office:value-type="float" office:value="766296" calcext:value-type="float">
            <text:p>76629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9346" calcext:value-type="float">
            <text:p>9934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7" calcext:value-type="float">
            <text:p>1376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197562" calcext:value-type="float">
            <text:p>19756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53</text:p>
          </table:table-cell>
          <table:table-cell office:value-type="float" office:value="61258036" calcext:value-type="float">
            <text:p>6125803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95008" calcext:value-type="float">
            <text:p>795008</text:p>
          </table:table-cell>
          <table:table-cell office:value-type="float" office:value="766568" calcext:value-type="float">
            <text:p>76656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0344" calcext:value-type="float">
            <text:p>16034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7" calcext:value-type="float">
            <text:p>1376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333718" calcext:value-type="float">
            <text:p>33371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54</text:p>
          </table:table-cell>
          <table:table-cell office:value-type="float" office:value="61258036" calcext:value-type="float">
            <text:p>6125803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95164" calcext:value-type="float">
            <text:p>795164</text:p>
          </table:table-cell>
          <table:table-cell office:value-type="float" office:value="766724" calcext:value-type="float">
            <text:p>76672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1765" calcext:value-type="float">
            <text:p>9176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7" calcext:value-type="float">
            <text:p>1376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355282" calcext:value-type="float">
            <text:p>35528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55</text:p>
          </table:table-cell>
          <table:table-cell office:value-type="float" office:value="61249484" calcext:value-type="float">
            <text:p>6124948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1" calcext:value-type="float">
            <text:p>12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03812" calcext:value-type="float">
            <text:p>803812</text:p>
          </table:table-cell>
          <table:table-cell office:value-type="float" office:value="775372" calcext:value-type="float">
            <text:p>77537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5526" calcext:value-type="float">
            <text:p>13552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8" calcext:value-type="float">
            <text:p>1376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270000" calcext:value-type="float">
            <text:p>27000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56</text:p>
          </table:table-cell>
          <table:table-cell office:value-type="float" office:value="61233104" calcext:value-type="float">
            <text:p>6123310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1" calcext:value-type="float">
            <text:p>12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18568" calcext:value-type="float">
            <text:p>818568</text:p>
          </table:table-cell>
          <table:table-cell office:value-type="float" office:value="790128" calcext:value-type="float">
            <text:p>79012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61471" calcext:value-type="float">
            <text:p>61471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8" calcext:value-type="float">
            <text:p>1376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316806" calcext:value-type="float">
            <text:p>316806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57</text:p>
          </table:table-cell>
          <table:table-cell office:value-type="float" office:value="61232852" calcext:value-type="float">
            <text:p>6123285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2" calcext:value-type="float">
            <text:p>123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18840" calcext:value-type="float">
            <text:p>818840</text:p>
          </table:table-cell>
          <table:table-cell office:value-type="float" office:value="790400" calcext:value-type="float">
            <text:p>790400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9496" calcext:value-type="float">
            <text:p>15949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8" calcext:value-type="float">
            <text:p>1376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218906" calcext:value-type="float">
            <text:p>218906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58</text:p>
          </table:table-cell>
          <table:table-cell office:value-type="float" office:value="61223536" calcext:value-type="float">
            <text:p>6122353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3" calcext:value-type="float">
            <text:p>12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28344" calcext:value-type="float">
            <text:p>828344</text:p>
          </table:table-cell>
          <table:table-cell office:value-type="float" office:value="799904" calcext:value-type="float">
            <text:p>79990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90514" calcext:value-type="float">
            <text:p>9051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8" calcext:value-type="float">
            <text:p>1376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277791" calcext:value-type="float">
            <text:p>277791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59</text:p>
          </table:table-cell>
          <table:table-cell office:value-type="float" office:value="61215976" calcext:value-type="float">
            <text:p>6121597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1" calcext:value-type="float">
            <text:p>12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37128" calcext:value-type="float">
            <text:p>837128</text:p>
          </table:table-cell>
          <table:table-cell office:value-type="float" office:value="808688" calcext:value-type="float">
            <text:p>80868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47" calcext:value-type="float">
            <text:p>7847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8" calcext:value-type="float">
            <text:p>1376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384934" calcext:value-type="float">
            <text:p>38493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2328" calcext:value-type="float">
            <text:p>5232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00</text:p>
          </table:table-cell>
          <table:table-cell office:value-type="float" office:value="61202368" calcext:value-type="float">
            <text:p>6120236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3" calcext:value-type="float">
            <text:p>123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50056" calcext:value-type="float">
            <text:p>850056</text:p>
          </table:table-cell>
          <table:table-cell office:value-type="float" office:value="821616" calcext:value-type="float">
            <text:p>82161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272" calcext:value-type="float">
            <text:p>75272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0" calcext:value-type="float">
            <text:p>13770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314512" calcext:value-type="float">
            <text:p>31451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01</text:p>
          </table:table-cell>
          <table:table-cell office:value-type="float" office:value="61201116" calcext:value-type="float">
            <text:p>6120111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3" calcext:value-type="float">
            <text:p>12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51896" calcext:value-type="float">
            <text:p>851896</text:p>
          </table:table-cell>
          <table:table-cell office:value-type="float" office:value="823456" calcext:value-type="float">
            <text:p>82345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3967" calcext:value-type="float">
            <text:p>73967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0" calcext:value-type="float">
            <text:p>13770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289457" calcext:value-type="float">
            <text:p>289457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02</text:p>
          </table:table-cell>
          <table:table-cell office:value-type="float" office:value="61201116" calcext:value-type="float">
            <text:p>6120111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3" calcext:value-type="float">
            <text:p>123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51896" calcext:value-type="float">
            <text:p>851896</text:p>
          </table:table-cell>
          <table:table-cell office:value-type="float" office:value="823456" calcext:value-type="float">
            <text:p>82345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50288" calcext:value-type="float">
            <text:p>50288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0" calcext:value-type="float">
            <text:p>13770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269962" calcext:value-type="float">
            <text:p>269962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04</text:p>
          </table:table-cell>
          <table:table-cell office:value-type="float" office:value="61201124" calcext:value-type="float">
            <text:p>6120112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51896" calcext:value-type="float">
            <text:p>851896</text:p>
          </table:table-cell>
          <table:table-cell office:value-type="float" office:value="823456" calcext:value-type="float">
            <text:p>82345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55397" calcext:value-type="float">
            <text:p>55397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0" calcext:value-type="float">
            <text:p>13770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229859" calcext:value-type="float">
            <text:p>229859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1580" calcext:value-type="float">
            <text:p>6158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05</text:p>
          </table:table-cell>
          <table:table-cell office:value-type="float" office:value="61198904" calcext:value-type="float">
            <text:p>6119890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3" calcext:value-type="float">
            <text:p>123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54316" calcext:value-type="float">
            <text:p>854316</text:p>
          </table:table-cell>
          <table:table-cell office:value-type="float" office:value="825876" calcext:value-type="float">
            <text:p>82587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80075" calcext:value-type="float">
            <text:p>8007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1" calcext:value-type="float">
            <text:p>13771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398723" calcext:value-type="float">
            <text:p>39872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06</text:p>
          </table:table-cell>
          <table:table-cell office:value-type="float" office:value="61197896" calcext:value-type="float">
            <text:p>6119789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3" calcext:value-type="float">
            <text:p>12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54316" calcext:value-type="float">
            <text:p>854316</text:p>
          </table:table-cell>
          <table:table-cell office:value-type="float" office:value="825876" calcext:value-type="float">
            <text:p>82587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410" calcext:value-type="float">
            <text:p>1241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1" calcext:value-type="float">
            <text:p>13771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344657" calcext:value-type="float">
            <text:p>344657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07</text:p>
          </table:table-cell>
          <table:table-cell office:value-type="float" office:value="61192856" calcext:value-type="float">
            <text:p>6119285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3" calcext:value-type="float">
            <text:p>123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59572" calcext:value-type="float">
            <text:p>859572</text:p>
          </table:table-cell>
          <table:table-cell office:value-type="float" office:value="831132" calcext:value-type="float">
            <text:p>83113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699" calcext:value-type="float">
            <text:p>32699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1" calcext:value-type="float">
            <text:p>13771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308713" calcext:value-type="float">
            <text:p>308713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08</text:p>
          </table:table-cell>
          <table:table-cell office:value-type="float" office:value="61192604" calcext:value-type="float">
            <text:p>6119260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3" calcext:value-type="float">
            <text:p>123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59572" calcext:value-type="float">
            <text:p>859572</text:p>
          </table:table-cell>
          <table:table-cell office:value-type="float" office:value="831132" calcext:value-type="float">
            <text:p>83113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4683" calcext:value-type="float">
            <text:p>144683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1" calcext:value-type="float">
            <text:p>13771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267072" calcext:value-type="float">
            <text:p>267072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09</text:p>
          </table:table-cell>
          <table:table-cell office:value-type="float" office:value="61191856" calcext:value-type="float">
            <text:p>6119185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2" calcext:value-type="float">
            <text:p>123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60544" calcext:value-type="float">
            <text:p>860544</text:p>
          </table:table-cell>
          <table:table-cell office:value-type="float" office:value="832104" calcext:value-type="float">
            <text:p>83210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70824" calcext:value-type="float">
            <text:p>7082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0" calcext:value-type="float">
            <text:p>13780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181419" calcext:value-type="float">
            <text:p>18141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10</text:p>
          </table:table-cell>
          <table:table-cell office:value-type="float" office:value="61189832" calcext:value-type="float">
            <text:p>6118983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2" calcext:value-type="float">
            <text:p>12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62388" calcext:value-type="float">
            <text:p>862388</text:p>
          </table:table-cell>
          <table:table-cell office:value-type="float" office:value="833948" calcext:value-type="float">
            <text:p>83394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99950" calcext:value-type="float">
            <text:p>9995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0" calcext:value-type="float">
            <text:p>13780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329569" calcext:value-type="float">
            <text:p>329569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11</text:p>
          </table:table-cell>
          <table:table-cell office:value-type="float" office:value="61189580" calcext:value-type="float">
            <text:p>6118958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1" calcext:value-type="float">
            <text:p>12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62392" calcext:value-type="float">
            <text:p>862392</text:p>
          </table:table-cell>
          <table:table-cell office:value-type="float" office:value="833952" calcext:value-type="float">
            <text:p>83395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5484" calcext:value-type="float">
            <text:p>3548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0" calcext:value-type="float">
            <text:p>13780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341102" calcext:value-type="float">
            <text:p>34110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12</text:p>
          </table:table-cell>
          <table:table-cell office:value-type="float" office:value="61189580" calcext:value-type="float">
            <text:p>6118958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1" calcext:value-type="float">
            <text:p>123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62392" calcext:value-type="float">
            <text:p>862392</text:p>
          </table:table-cell>
          <table:table-cell office:value-type="float" office:value="833952" calcext:value-type="float">
            <text:p>83395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171" calcext:value-type="float">
            <text:p>27171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0" calcext:value-type="float">
            <text:p>13780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283663" calcext:value-type="float">
            <text:p>28366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13</text:p>
          </table:table-cell>
          <table:table-cell office:value-type="float" office:value="61189620" calcext:value-type="float">
            <text:p>6118962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1" calcext:value-type="float">
            <text:p>12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62352" calcext:value-type="float">
            <text:p>862352</text:p>
          </table:table-cell>
          <table:table-cell office:value-type="float" office:value="833912" calcext:value-type="float">
            <text:p>83391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62144" calcext:value-type="float">
            <text:p>262144</text:p>
          </table:table-cell>
          <table:table-cell office:value-type="float" office:value="5562" calcext:value-type="float">
            <text:p>5562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0" calcext:value-type="float">
            <text:p>13780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232634" calcext:value-type="float">
            <text:p>23263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08" calcext:value-type="float">
            <text:p>369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14</text:p>
          </table:table-cell>
          <table:table-cell office:value-type="float" office:value="61189148" calcext:value-type="float">
            <text:p>6118914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1230" calcext:value-type="float">
            <text:p>12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62352" calcext:value-type="float">
            <text:p>862352</text:p>
          </table:table-cell>
          <table:table-cell office:value-type="float" office:value="833912" calcext:value-type="float">
            <text:p>83391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3317" calcext:value-type="float">
            <text:p>83317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8" calcext:value-type="float">
            <text:p>1378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194935" calcext:value-type="float">
            <text:p>19493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15</text:p>
          </table:table-cell>
          <table:table-cell office:value-type="float" office:value="61188904" calcext:value-type="float">
            <text:p>6118890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1230" calcext:value-type="float">
            <text:p>123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63408" calcext:value-type="float">
            <text:p>863408</text:p>
          </table:table-cell>
          <table:table-cell office:value-type="float" office:value="834968" calcext:value-type="float">
            <text:p>83496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141" calcext:value-type="float">
            <text:p>32141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8" calcext:value-type="float">
            <text:p>1378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396990" calcext:value-type="float">
            <text:p>39699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16</text:p>
          </table:table-cell>
          <table:table-cell office:value-type="float" office:value="61188908" calcext:value-type="float">
            <text:p>6118890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1230" calcext:value-type="float">
            <text:p>12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63408" calcext:value-type="float">
            <text:p>863408</text:p>
          </table:table-cell>
          <table:table-cell office:value-type="float" office:value="834968" calcext:value-type="float">
            <text:p>83496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928" calcext:value-type="float">
            <text:p>9928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8" calcext:value-type="float">
            <text:p>1378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355691" calcext:value-type="float">
            <text:p>35569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17</text:p>
          </table:table-cell>
          <table:table-cell office:value-type="float" office:value="61177320" calcext:value-type="float">
            <text:p>6117732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1218" calcext:value-type="float">
            <text:p>12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75764" calcext:value-type="float">
            <text:p>875764</text:p>
          </table:table-cell>
          <table:table-cell office:value-type="float" office:value="847324" calcext:value-type="float">
            <text:p>84732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6116" calcext:value-type="float">
            <text:p>14611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9" calcext:value-type="float">
            <text:p>13789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326666" calcext:value-type="float">
            <text:p>32666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1300" calcext:value-type="float">
            <text:p>5130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18</text:p>
          </table:table-cell>
          <table:table-cell office:value-type="float" office:value="61130152" calcext:value-type="float">
            <text:p>6113015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64" calcext:value-type="float">
            <text:p>126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76364" calcext:value-type="float">
            <text:p>876364</text:p>
          </table:table-cell>
          <table:table-cell office:value-type="float" office:value="847924" calcext:value-type="float">
            <text:p>84792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1173" calcext:value-type="float">
            <text:p>121173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4" calcext:value-type="float">
            <text:p>13794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212742" calcext:value-type="float">
            <text:p>21274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19</text:p>
          </table:table-cell>
          <table:table-cell office:value-type="float" office:value="61124756" calcext:value-type="float">
            <text:p>61124756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63" calcext:value-type="float">
            <text:p>126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85060" calcext:value-type="float">
            <text:p>885060</text:p>
          </table:table-cell>
          <table:table-cell office:value-type="float" office:value="856620" calcext:value-type="float">
            <text:p>856620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372" calcext:value-type="float">
            <text:p>15372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4" calcext:value-type="float">
            <text:p>13794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409932" calcext:value-type="float">
            <text:p>40993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20</text:p>
          </table:table-cell>
          <table:table-cell office:value-type="float" office:value="61110144" calcext:value-type="float">
            <text:p>6111014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63" calcext:value-type="float">
            <text:p>126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00356" calcext:value-type="float">
            <text:p>900356</text:p>
          </table:table-cell>
          <table:table-cell office:value-type="float" office:value="871916" calcext:value-type="float">
            <text:p>87191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2934" calcext:value-type="float">
            <text:p>6293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4" calcext:value-type="float">
            <text:p>13794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300487" calcext:value-type="float">
            <text:p>30048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21</text:p>
          </table:table-cell>
          <table:table-cell office:value-type="float" office:value="61110144" calcext:value-type="float">
            <text:p>6111014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63" calcext:value-type="float">
            <text:p>126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00356" calcext:value-type="float">
            <text:p>900356</text:p>
          </table:table-cell>
          <table:table-cell office:value-type="float" office:value="871916" calcext:value-type="float">
            <text:p>87191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197" calcext:value-type="float">
            <text:p>52197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4" calcext:value-type="float">
            <text:p>13794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329077" calcext:value-type="float">
            <text:p>32907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22</text:p>
          </table:table-cell>
          <table:table-cell office:value-type="float" office:value="61110404" calcext:value-type="float">
            <text:p>6111040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63" calcext:value-type="float">
            <text:p>126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01276" calcext:value-type="float">
            <text:p>901276</text:p>
          </table:table-cell>
          <table:table-cell office:value-type="float" office:value="872836" calcext:value-type="float">
            <text:p>87283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740" calcext:value-type="float">
            <text:p>7574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7" calcext:value-type="float">
            <text:p>1379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249991" calcext:value-type="float">
            <text:p>24999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23</text:p>
          </table:table-cell>
          <table:table-cell office:value-type="float" office:value="61109396" calcext:value-type="float">
            <text:p>61109396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64" calcext:value-type="float">
            <text:p>126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02064" calcext:value-type="float">
            <text:p>902064</text:p>
          </table:table-cell>
          <table:table-cell office:value-type="float" office:value="873624" calcext:value-type="float">
            <text:p>87362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6618" calcext:value-type="float">
            <text:p>126618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7" calcext:value-type="float">
            <text:p>1379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290690" calcext:value-type="float">
            <text:p>29069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24</text:p>
          </table:table-cell>
          <table:table-cell office:value-type="float" office:value="61109144" calcext:value-type="float">
            <text:p>6110914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64" calcext:value-type="float">
            <text:p>126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02064" calcext:value-type="float">
            <text:p>902064</text:p>
          </table:table-cell>
          <table:table-cell office:value-type="float" office:value="873624" calcext:value-type="float">
            <text:p>87362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7813" calcext:value-type="float">
            <text:p>117813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7" calcext:value-type="float">
            <text:p>1379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419275" calcext:value-type="float">
            <text:p>41927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25</text:p>
          </table:table-cell>
          <table:table-cell office:value-type="float" office:value="61107884" calcext:value-type="float">
            <text:p>6110788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64" calcext:value-type="float">
            <text:p>126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03372" calcext:value-type="float">
            <text:p>903372</text:p>
          </table:table-cell>
          <table:table-cell office:value-type="float" office:value="874932" calcext:value-type="float">
            <text:p>87493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9095" calcext:value-type="float">
            <text:p>9909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7" calcext:value-type="float">
            <text:p>1379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269318" calcext:value-type="float">
            <text:p>26931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26</text:p>
          </table:table-cell>
          <table:table-cell office:value-type="float" office:value="61110704" calcext:value-type="float">
            <text:p>6111070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48" calcext:value-type="float">
            <text:p>12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03772" calcext:value-type="float">
            <text:p>903772</text:p>
          </table:table-cell>
          <table:table-cell office:value-type="float" office:value="875332" calcext:value-type="float">
            <text:p>87533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2646" calcext:value-type="float">
            <text:p>4264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7" calcext:value-type="float">
            <text:p>1379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283085" calcext:value-type="float">
            <text:p>28308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992" calcext:value-type="float">
            <text:p>399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27</text:p>
          </table:table-cell>
          <table:table-cell office:value-type="float" office:value="61110460" calcext:value-type="float">
            <text:p>611104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71" calcext:value-type="float">
            <text:p>12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03804" calcext:value-type="float">
            <text:p>903804</text:p>
          </table:table-cell>
          <table:table-cell office:value-type="float" office:value="875364" calcext:value-type="float">
            <text:p>87536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2814" calcext:value-type="float">
            <text:p>15281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7" calcext:value-type="float">
            <text:p>1379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240457" calcext:value-type="float">
            <text:p>24045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28</text:p>
          </table:table-cell>
          <table:table-cell office:value-type="float" office:value="61110468" calcext:value-type="float">
            <text:p>6111046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71" calcext:value-type="float">
            <text:p>12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03804" calcext:value-type="float">
            <text:p>903804</text:p>
          </table:table-cell>
          <table:table-cell office:value-type="float" office:value="875364" calcext:value-type="float">
            <text:p>87536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119" calcext:value-type="float">
            <text:p>36119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7" calcext:value-type="float">
            <text:p>1379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359202" calcext:value-type="float">
            <text:p>35920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29</text:p>
          </table:table-cell>
          <table:table-cell office:value-type="float" office:value="61110468" calcext:value-type="float">
            <text:p>6111046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71" calcext:value-type="float">
            <text:p>12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03804" calcext:value-type="float">
            <text:p>903804</text:p>
          </table:table-cell>
          <table:table-cell office:value-type="float" office:value="875364" calcext:value-type="float">
            <text:p>87536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8526" calcext:value-type="float">
            <text:p>5852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7" calcext:value-type="float">
            <text:p>1379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393909" calcext:value-type="float">
            <text:p>39390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30</text:p>
          </table:table-cell>
          <table:table-cell office:value-type="float" office:value="61105940" calcext:value-type="float">
            <text:p>6110594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60" calcext:value-type="float">
            <text:p>126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0008" calcext:value-type="float">
            <text:p>910008</text:p>
          </table:table-cell>
          <table:table-cell office:value-type="float" office:value="881568" calcext:value-type="float">
            <text:p>88156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9456" calcext:value-type="float">
            <text:p>11945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7" calcext:value-type="float">
            <text:p>1379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322621" calcext:value-type="float">
            <text:p>32262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1300" calcext:value-type="float">
            <text:p>5130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31</text:p>
          </table:table-cell>
          <table:table-cell office:value-type="float" office:value="61105444" calcext:value-type="float">
            <text:p>6110544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69" calcext:value-type="float">
            <text:p>126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0316" calcext:value-type="float">
            <text:p>910316</text:p>
          </table:table-cell>
          <table:table-cell office:value-type="float" office:value="881876" calcext:value-type="float">
            <text:p>88187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4343" calcext:value-type="float">
            <text:p>74343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6" calcext:value-type="float">
            <text:p>13806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290797" calcext:value-type="float">
            <text:p>29079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32</text:p>
          </table:table-cell>
          <table:table-cell office:value-type="float" office:value="61105444" calcext:value-type="float">
            <text:p>6110544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68" calcext:value-type="float">
            <text:p>126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0316" calcext:value-type="float">
            <text:p>910316</text:p>
          </table:table-cell>
          <table:table-cell office:value-type="float" office:value="881876" calcext:value-type="float">
            <text:p>88187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3920" calcext:value-type="float">
            <text:p>113920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6" calcext:value-type="float">
            <text:p>13806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253631" calcext:value-type="float">
            <text:p>25363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33</text:p>
          </table:table-cell>
          <table:table-cell office:value-type="float" office:value="61105444" calcext:value-type="float">
            <text:p>6110544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68" calcext:value-type="float">
            <text:p>126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0316" calcext:value-type="float">
            <text:p>910316</text:p>
          </table:table-cell>
          <table:table-cell office:value-type="float" office:value="881876" calcext:value-type="float">
            <text:p>88187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9782" calcext:value-type="float">
            <text:p>39782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6" calcext:value-type="float">
            <text:p>13806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377671" calcext:value-type="float">
            <text:p>37767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34</text:p>
          </table:table-cell>
          <table:table-cell office:value-type="float" office:value="61114256" calcext:value-type="float">
            <text:p>61114256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49" calcext:value-type="float">
            <text:p>12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0316" calcext:value-type="float">
            <text:p>910316</text:p>
          </table:table-cell>
          <table:table-cell office:value-type="float" office:value="881876" calcext:value-type="float">
            <text:p>88187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55860" calcext:value-type="float">
            <text:p>55860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6" calcext:value-type="float">
            <text:p>13806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411050" calcext:value-type="float">
            <text:p>4110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6440" calcext:value-type="float">
            <text:p>5644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35</text:p>
          </table:table-cell>
          <table:table-cell office:value-type="float" office:value="61112492" calcext:value-type="float">
            <text:p>6111249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55" calcext:value-type="float">
            <text:p>125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3004" calcext:value-type="float">
            <text:p>913004</text:p>
          </table:table-cell>
          <table:table-cell office:value-type="float" office:value="884564" calcext:value-type="float">
            <text:p>88456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0746" calcext:value-type="float">
            <text:p>15074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2" calcext:value-type="float">
            <text:p>1381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283910" calcext:value-type="float">
            <text:p>28391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36</text:p>
          </table:table-cell>
          <table:table-cell office:value-type="float" office:value="61112492" calcext:value-type="float">
            <text:p>6111249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56" calcext:value-type="float">
            <text:p>125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3004" calcext:value-type="float">
            <text:p>913004</text:p>
          </table:table-cell>
          <table:table-cell office:value-type="float" office:value="884564" calcext:value-type="float">
            <text:p>88456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1073" calcext:value-type="float">
            <text:p>3107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2" calcext:value-type="float">
            <text:p>1381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05690" calcext:value-type="float">
            <text:p>30569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37</text:p>
          </table:table-cell>
          <table:table-cell office:value-type="float" office:value="61112492" calcext:value-type="float">
            <text:p>6111249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56" calcext:value-type="float">
            <text:p>125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3004" calcext:value-type="float">
            <text:p>913004</text:p>
          </table:table-cell>
          <table:table-cell office:value-type="float" office:value="884564" calcext:value-type="float">
            <text:p>88456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3553" calcext:value-type="float">
            <text:p>10355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2" calcext:value-type="float">
            <text:p>1381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269775" calcext:value-type="float">
            <text:p>26977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38</text:p>
          </table:table-cell>
          <table:table-cell office:value-type="float" office:value="61111988" calcext:value-type="float">
            <text:p>6111198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54" calcext:value-type="float">
            <text:p>125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3528" calcext:value-type="float">
            <text:p>913528</text:p>
          </table:table-cell>
          <table:table-cell office:value-type="float" office:value="885088" calcext:value-type="float">
            <text:p>88508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0534" calcext:value-type="float">
            <text:p>14053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2" calcext:value-type="float">
            <text:p>1381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443225" calcext:value-type="float">
            <text:p>44322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1580" calcext:value-type="float">
            <text:p>6158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39</text:p>
          </table:table-cell>
          <table:table-cell office:value-type="float" office:value="61111492" calcext:value-type="float">
            <text:p>6111149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59" calcext:value-type="float">
            <text:p>125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3728" calcext:value-type="float">
            <text:p>913728</text:p>
          </table:table-cell>
          <table:table-cell office:value-type="float" office:value="885288" calcext:value-type="float">
            <text:p>88528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35284" calcext:value-type="float">
            <text:p>3528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157781" calcext:value-type="float">
            <text:p>15778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40</text:p>
          </table:table-cell>
          <table:table-cell office:value-type="float" office:value="61111500" calcext:value-type="float">
            <text:p>6111150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59" calcext:value-type="float">
            <text:p>125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3728" calcext:value-type="float">
            <text:p>913728</text:p>
          </table:table-cell>
          <table:table-cell office:value-type="float" office:value="885288" calcext:value-type="float">
            <text:p>88528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4098" calcext:value-type="float">
            <text:p>11409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224076" calcext:value-type="float">
            <text:p>224076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41</text:p>
          </table:table-cell>
          <table:table-cell office:value-type="float" office:value="61111224" calcext:value-type="float">
            <text:p>6111122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60" calcext:value-type="float">
            <text:p>126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3728" calcext:value-type="float">
            <text:p>913728</text:p>
          </table:table-cell>
          <table:table-cell office:value-type="float" office:value="885288" calcext:value-type="float">
            <text:p>88528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1269" calcext:value-type="float">
            <text:p>14126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17573" calcext:value-type="float">
            <text:p>317573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42</text:p>
          </table:table-cell>
          <table:table-cell office:value-type="float" office:value="61111248" calcext:value-type="float">
            <text:p>6111124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61" calcext:value-type="float">
            <text:p>126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3728" calcext:value-type="float">
            <text:p>913728</text:p>
          </table:table-cell>
          <table:table-cell office:value-type="float" office:value="885288" calcext:value-type="float">
            <text:p>88528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9389" calcext:value-type="float">
            <text:p>11938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280647" calcext:value-type="float">
            <text:p>280647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43</text:p>
          </table:table-cell>
          <table:table-cell office:value-type="float" office:value="61110744" calcext:value-type="float">
            <text:p>6111074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61" calcext:value-type="float">
            <text:p>126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3912" calcext:value-type="float">
            <text:p>913912</text:p>
          </table:table-cell>
          <table:table-cell office:value-type="float" office:value="885472" calcext:value-type="float">
            <text:p>88547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4960" calcext:value-type="float">
            <text:p>14496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185191" calcext:value-type="float">
            <text:p>18519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44</text:p>
          </table:table-cell>
          <table:table-cell office:value-type="float" office:value="61110748" calcext:value-type="float">
            <text:p>6111074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59" calcext:value-type="float">
            <text:p>125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3972" calcext:value-type="float">
            <text:p>913972</text:p>
          </table:table-cell>
          <table:table-cell office:value-type="float" office:value="885532" calcext:value-type="float">
            <text:p>88553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59" calcext:value-type="float">
            <text:p>785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95065" calcext:value-type="float">
            <text:p>39506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45</text:p>
          </table:table-cell>
          <table:table-cell office:value-type="float" office:value="61108128" calcext:value-type="float">
            <text:p>6110812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59" calcext:value-type="float">
            <text:p>125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3972" calcext:value-type="float">
            <text:p>913972</text:p>
          </table:table-cell>
          <table:table-cell office:value-type="float" office:value="885532" calcext:value-type="float">
            <text:p>88553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448" calcext:value-type="float">
            <text:p>1744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46009" calcext:value-type="float">
            <text:p>346009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46</text:p>
          </table:table-cell>
          <table:table-cell office:value-type="float" office:value="61108896" calcext:value-type="float">
            <text:p>61108896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59" calcext:value-type="float">
            <text:p>125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4496" calcext:value-type="float">
            <text:p>914496</text:p>
          </table:table-cell>
          <table:table-cell office:value-type="float" office:value="886056" calcext:value-type="float">
            <text:p>88605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0233" calcext:value-type="float">
            <text:p>14023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24939" calcext:value-type="float">
            <text:p>324939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47</text:p>
          </table:table-cell>
          <table:table-cell office:value-type="float" office:value="61109000" calcext:value-type="float">
            <text:p>6110900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59" calcext:value-type="float">
            <text:p>125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4632" calcext:value-type="float">
            <text:p>914632</text:p>
          </table:table-cell>
          <table:table-cell office:value-type="float" office:value="886192" calcext:value-type="float">
            <text:p>88619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87195" calcext:value-type="float">
            <text:p>8719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236680" calcext:value-type="float">
            <text:p>23668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48</text:p>
          </table:table-cell>
          <table:table-cell office:value-type="float" office:value="61128456" calcext:value-type="float">
            <text:p>6112845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6" calcext:value-type="float">
            <text:p>123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4632" calcext:value-type="float">
            <text:p>914632</text:p>
          </table:table-cell>
          <table:table-cell office:value-type="float" office:value="886192" calcext:value-type="float">
            <text:p>88619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359" calcext:value-type="float">
            <text:p>3635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196752" calcext:value-type="float">
            <text:p>196752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49</text:p>
          </table:table-cell>
          <table:table-cell office:value-type="float" office:value="61128976" calcext:value-type="float">
            <text:p>6112897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5" calcext:value-type="float">
            <text:p>12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4656" calcext:value-type="float">
            <text:p>914656</text:p>
          </table:table-cell>
          <table:table-cell office:value-type="float" office:value="886216" calcext:value-type="float">
            <text:p>88621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3188" calcext:value-type="float">
            <text:p>2318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99756" calcext:value-type="float">
            <text:p>39975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50</text:p>
          </table:table-cell>
          <table:table-cell office:value-type="float" office:value="61128976" calcext:value-type="float">
            <text:p>6112897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5" calcext:value-type="float">
            <text:p>123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4656" calcext:value-type="float">
            <text:p>914656</text:p>
          </table:table-cell>
          <table:table-cell office:value-type="float" office:value="886216" calcext:value-type="float">
            <text:p>88621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1829" calcext:value-type="float">
            <text:p>6182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202339" calcext:value-type="float">
            <text:p>20233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51</text:p>
          </table:table-cell>
          <table:table-cell office:value-type="float" office:value="61128976" calcext:value-type="float">
            <text:p>6112897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16" calcext:value-type="float">
            <text:p>12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4656" calcext:value-type="float">
            <text:p>914656</text:p>
          </table:table-cell>
          <table:table-cell office:value-type="float" office:value="886216" calcext:value-type="float">
            <text:p>88621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62144" calcext:value-type="float">
            <text:p>262144</text:p>
          </table:table-cell>
          <table:table-cell office:value-type="float" office:value="79054" calcext:value-type="float">
            <text:p>7905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18656" calcext:value-type="float">
            <text:p>31865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3076" calcext:value-type="float">
            <text:p>4307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52</text:p>
          </table:table-cell>
          <table:table-cell office:value-type="float" office:value="61128520" calcext:value-type="float">
            <text:p>6112852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5" calcext:value-type="float">
            <text:p>12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4656" calcext:value-type="float">
            <text:p>914656</text:p>
          </table:table-cell>
          <table:table-cell office:value-type="float" office:value="886216" calcext:value-type="float">
            <text:p>88621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5036" calcext:value-type="float">
            <text:p>13503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252327" calcext:value-type="float">
            <text:p>25232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53</text:p>
          </table:table-cell>
          <table:table-cell office:value-type="float" office:value="61128924" calcext:value-type="float">
            <text:p>6112892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5" calcext:value-type="float">
            <text:p>123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4656" calcext:value-type="float">
            <text:p>914656</text:p>
          </table:table-cell>
          <table:table-cell office:value-type="float" office:value="886216" calcext:value-type="float">
            <text:p>88621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8364" calcext:value-type="float">
            <text:p>3836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218240" calcext:value-type="float">
            <text:p>21824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54</text:p>
          </table:table-cell>
          <table:table-cell office:value-type="float" office:value="61129276" calcext:value-type="float">
            <text:p>6112927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5" calcext:value-type="float">
            <text:p>123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5444" calcext:value-type="float">
            <text:p>915444</text:p>
          </table:table-cell>
          <table:table-cell office:value-type="float" office:value="887004" calcext:value-type="float">
            <text:p>88700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9993" calcext:value-type="float">
            <text:p>3999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418599" calcext:value-type="float">
            <text:p>41859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55</text:p>
          </table:table-cell>
          <table:table-cell office:value-type="float" office:value="61129044" calcext:value-type="float">
            <text:p>6112904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1" calcext:value-type="float">
            <text:p>12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5972" calcext:value-type="float">
            <text:p>915972</text:p>
          </table:table-cell>
          <table:table-cell office:value-type="float" office:value="887532" calcext:value-type="float">
            <text:p>88753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62144" calcext:value-type="float">
            <text:p>262144</text:p>
          </table:table-cell>
          <table:table-cell office:value-type="float" office:value="60066" calcext:value-type="float">
            <text:p>6006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165004" calcext:value-type="float">
            <text:p>16500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9524" calcext:value-type="float">
            <text:p>5952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56</text:p>
          </table:table-cell>
          <table:table-cell office:value-type="float" office:value="61128548" calcext:value-type="float">
            <text:p>6112854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4" calcext:value-type="float">
            <text:p>123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5972" calcext:value-type="float">
            <text:p>915972</text:p>
          </table:table-cell>
          <table:table-cell office:value-type="float" office:value="887532" calcext:value-type="float">
            <text:p>88753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4325" calcext:value-type="float">
            <text:p>8432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20681" calcext:value-type="float">
            <text:p>32068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57</text:p>
          </table:table-cell>
          <table:table-cell office:value-type="float" office:value="61128548" calcext:value-type="float">
            <text:p>6112854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4" calcext:value-type="float">
            <text:p>123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5972" calcext:value-type="float">
            <text:p>915972</text:p>
          </table:table-cell>
          <table:table-cell office:value-type="float" office:value="887532" calcext:value-type="float">
            <text:p>88753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2048" calcext:value-type="float">
            <text:p>6204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282153" calcext:value-type="float">
            <text:p>28215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58</text:p>
          </table:table-cell>
          <table:table-cell office:value-type="float" office:value="61128548" calcext:value-type="float">
            <text:p>6112854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4" calcext:value-type="float">
            <text:p>123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5972" calcext:value-type="float">
            <text:p>915972</text:p>
          </table:table-cell>
          <table:table-cell office:value-type="float" office:value="887532" calcext:value-type="float">
            <text:p>88753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0724" calcext:value-type="float">
            <text:p>2072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287677" calcext:value-type="float">
            <text:p>28767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59</text:p>
          </table:table-cell>
          <table:table-cell office:value-type="float" office:value="61128304" calcext:value-type="float">
            <text:p>6112830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4" calcext:value-type="float">
            <text:p>123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7020" calcext:value-type="float">
            <text:p>917020</text:p>
          </table:table-cell>
          <table:table-cell office:value-type="float" office:value="888580" calcext:value-type="float">
            <text:p>888580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23" calcext:value-type="float">
            <text:p>782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442634" calcext:value-type="float">
            <text:p>44263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1580" calcext:value-type="float">
            <text:p>6158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00</text:p>
          </table:table-cell>
          <table:table-cell office:value-type="float" office:value="61124780" calcext:value-type="float">
            <text:p>6112478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8" calcext:value-type="float">
            <text:p>123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22912" calcext:value-type="float">
            <text:p>922912</text:p>
          </table:table-cell>
          <table:table-cell office:value-type="float" office:value="894472" calcext:value-type="float">
            <text:p>89447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2789" calcext:value-type="float">
            <text:p>15278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383960" calcext:value-type="float">
            <text:p>38396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01</text:p>
          </table:table-cell>
          <table:table-cell office:value-type="float" office:value="61120748" calcext:value-type="float">
            <text:p>6112074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6" calcext:value-type="float">
            <text:p>123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28756" calcext:value-type="float">
            <text:p>928756</text:p>
          </table:table-cell>
          <table:table-cell office:value-type="float" office:value="900316" calcext:value-type="float">
            <text:p>90031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1102" calcext:value-type="float">
            <text:p>16110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361249" calcext:value-type="float">
            <text:p>361249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02</text:p>
          </table:table-cell>
          <table:table-cell office:value-type="float" office:value="61120748" calcext:value-type="float">
            <text:p>6112074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5" calcext:value-type="float">
            <text:p>123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28768" calcext:value-type="float">
            <text:p>928768</text:p>
          </table:table-cell>
          <table:table-cell office:value-type="float" office:value="900328" calcext:value-type="float">
            <text:p>90032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3923" calcext:value-type="float">
            <text:p>9392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309031" calcext:value-type="float">
            <text:p>30903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03</text:p>
          </table:table-cell>
          <table:table-cell office:value-type="float" office:value="61118228" calcext:value-type="float">
            <text:p>611182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3" calcext:value-type="float">
            <text:p>12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2728" calcext:value-type="float">
            <text:p>932728</text:p>
          </table:table-cell>
          <table:table-cell office:value-type="float" office:value="904288" calcext:value-type="float">
            <text:p>90428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7145" calcext:value-type="float">
            <text:p>4714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270001" calcext:value-type="float">
            <text:p>27000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0552" calcext:value-type="float">
            <text:p>6055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04</text:p>
          </table:table-cell>
          <table:table-cell office:value-type="float" office:value="61117484" calcext:value-type="float">
            <text:p>6111748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8" calcext:value-type="float">
            <text:p>123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4504" calcext:value-type="float">
            <text:p>934504</text:p>
          </table:table-cell>
          <table:table-cell office:value-type="float" office:value="906064" calcext:value-type="float">
            <text:p>90606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219" calcext:value-type="float">
            <text:p>2221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26687" calcext:value-type="float">
            <text:p>426687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05</text:p>
          </table:table-cell>
          <table:table-cell office:value-type="float" office:value="61115760" calcext:value-type="float">
            <text:p>6111576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8" calcext:value-type="float">
            <text:p>123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6332" calcext:value-type="float">
            <text:p>936332</text:p>
          </table:table-cell>
          <table:table-cell office:value-type="float" office:value="907892" calcext:value-type="float">
            <text:p>90789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54576" calcext:value-type="float">
            <text:p>5457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25294" calcext:value-type="float">
            <text:p>225294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06</text:p>
          </table:table-cell>
          <table:table-cell office:value-type="float" office:value="61115760" calcext:value-type="float">
            <text:p>6111576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8" calcext:value-type="float">
            <text:p>123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6332" calcext:value-type="float">
            <text:p>936332</text:p>
          </table:table-cell>
          <table:table-cell office:value-type="float" office:value="907892" calcext:value-type="float">
            <text:p>90789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37582" calcext:value-type="float">
            <text:p>3758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48403" calcext:value-type="float">
            <text:p>348403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07</text:p>
          </table:table-cell>
          <table:table-cell office:value-type="float" office:value="61115760" calcext:value-type="float">
            <text:p>6111576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8" calcext:value-type="float">
            <text:p>123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6512" calcext:value-type="float">
            <text:p>936512</text:p>
          </table:table-cell>
          <table:table-cell office:value-type="float" office:value="908072" calcext:value-type="float">
            <text:p>90807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92865" calcext:value-type="float">
            <text:p>9286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08480" calcext:value-type="float">
            <text:p>30848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08</text:p>
          </table:table-cell>
          <table:table-cell office:value-type="float" office:value="61115760" calcext:value-type="float">
            <text:p>6111576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8" calcext:value-type="float">
            <text:p>123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6852" calcext:value-type="float">
            <text:p>936852</text:p>
          </table:table-cell>
          <table:table-cell office:value-type="float" office:value="908412" calcext:value-type="float">
            <text:p>90841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87299" calcext:value-type="float">
            <text:p>8729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37587" calcext:value-type="float">
            <text:p>23758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09</text:p>
          </table:table-cell>
          <table:table-cell office:value-type="float" office:value="61115512" calcext:value-type="float">
            <text:p>611155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7" calcext:value-type="float">
            <text:p>123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7112" calcext:value-type="float">
            <text:p>937112</text:p>
          </table:table-cell>
          <table:table-cell office:value-type="float" office:value="908672" calcext:value-type="float">
            <text:p>90867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99872" calcext:value-type="float">
            <text:p>9987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49213" calcext:value-type="float">
            <text:p>449213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10</text:p>
          </table:table-cell>
          <table:table-cell office:value-type="float" office:value="61115512" calcext:value-type="float">
            <text:p>611155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6" calcext:value-type="float">
            <text:p>123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7112" calcext:value-type="float">
            <text:p>937112</text:p>
          </table:table-cell>
          <table:table-cell office:value-type="float" office:value="908672" calcext:value-type="float">
            <text:p>90867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5836" calcext:value-type="float">
            <text:p>6583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85345" calcext:value-type="float">
            <text:p>185345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11</text:p>
          </table:table-cell>
          <table:table-cell office:value-type="float" office:value="61115512" calcext:value-type="float">
            <text:p>611155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6" calcext:value-type="float">
            <text:p>123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7112" calcext:value-type="float">
            <text:p>937112</text:p>
          </table:table-cell>
          <table:table-cell office:value-type="float" office:value="908672" calcext:value-type="float">
            <text:p>90867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9388" calcext:value-type="float">
            <text:p>7938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56085" calcext:value-type="float">
            <text:p>356085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12</text:p>
          </table:table-cell>
          <table:table-cell office:value-type="float" office:value="61115512" calcext:value-type="float">
            <text:p>611155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14" calcext:value-type="float">
            <text:p>12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7112" calcext:value-type="float">
            <text:p>937112</text:p>
          </table:table-cell>
          <table:table-cell office:value-type="float" office:value="908672" calcext:value-type="float">
            <text:p>90867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8157" calcext:value-type="float">
            <text:p>11815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85898" calcext:value-type="float">
            <text:p>28589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2048" calcext:value-type="float">
            <text:p>4204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13</text:p>
          </table:table-cell>
          <table:table-cell office:value-type="float" office:value="61115020" calcext:value-type="float">
            <text:p>6111502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4" calcext:value-type="float">
            <text:p>123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7300" calcext:value-type="float">
            <text:p>937300</text:p>
          </table:table-cell>
          <table:table-cell office:value-type="float" office:value="908860" calcext:value-type="float">
            <text:p>908860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008" calcext:value-type="float">
            <text:p>7600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03774" calcext:value-type="float">
            <text:p>30377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14</text:p>
          </table:table-cell>
          <table:table-cell office:value-type="float" office:value="61115028" calcext:value-type="float">
            <text:p>611150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4" calcext:value-type="float">
            <text:p>123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7300" calcext:value-type="float">
            <text:p>937300</text:p>
          </table:table-cell>
          <table:table-cell office:value-type="float" office:value="908860" calcext:value-type="float">
            <text:p>908860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3992" calcext:value-type="float">
            <text:p>14399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33915" calcext:value-type="float">
            <text:p>43391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15</text:p>
          </table:table-cell>
          <table:table-cell office:value-type="float" office:value="61113264" calcext:value-type="float">
            <text:p>6111326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4" calcext:value-type="float">
            <text:p>123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9404" calcext:value-type="float">
            <text:p>939404</text:p>
          </table:table-cell>
          <table:table-cell office:value-type="float" office:value="910964" calcext:value-type="float">
            <text:p>91096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359" calcext:value-type="float">
            <text:p>4135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95278" calcext:value-type="float">
            <text:p>29527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16</text:p>
          </table:table-cell>
          <table:table-cell office:value-type="float" office:value="61113012" calcext:value-type="float">
            <text:p>611130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4" calcext:value-type="float">
            <text:p>122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9404" calcext:value-type="float">
            <text:p>939404</text:p>
          </table:table-cell>
          <table:table-cell office:value-type="float" office:value="910964" calcext:value-type="float">
            <text:p>91096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961" calcext:value-type="float">
            <text:p>1296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52342" calcext:value-type="float">
            <text:p>35234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2328" calcext:value-type="float">
            <text:p>5232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17</text:p>
          </table:table-cell>
          <table:table-cell office:value-type="float" office:value="61112760" calcext:value-type="float">
            <text:p>6111276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4" calcext:value-type="float">
            <text:p>123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9820" calcext:value-type="float">
            <text:p>939820</text:p>
          </table:table-cell>
          <table:table-cell office:value-type="float" office:value="911380" calcext:value-type="float">
            <text:p>911380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9937" calcext:value-type="float">
            <text:p>4993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57281" calcext:value-type="float">
            <text:p>25728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18</text:p>
          </table:table-cell>
          <table:table-cell office:value-type="float" office:value="61112516" calcext:value-type="float">
            <text:p>6111251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4" calcext:value-type="float">
            <text:p>123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9820" calcext:value-type="float">
            <text:p>939820</text:p>
          </table:table-cell>
          <table:table-cell office:value-type="float" office:value="911380" calcext:value-type="float">
            <text:p>911380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3691" calcext:value-type="float">
            <text:p>6369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28847" calcext:value-type="float">
            <text:p>22884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19</text:p>
          </table:table-cell>
          <table:table-cell office:value-type="float" office:value="61111460" calcext:value-type="float">
            <text:p>6111146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3" calcext:value-type="float">
            <text:p>12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0080" calcext:value-type="float">
            <text:p>940080</text:p>
          </table:table-cell>
          <table:table-cell office:value-type="float" office:value="911640" calcext:value-type="float">
            <text:p>911640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2912" calcext:value-type="float">
            <text:p>6291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26014" calcext:value-type="float">
            <text:p>42601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20</text:p>
          </table:table-cell>
          <table:table-cell office:value-type="float" office:value="61107736" calcext:value-type="float">
            <text:p>6110773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3" calcext:value-type="float">
            <text:p>12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1136" calcext:value-type="float">
            <text:p>941136</text:p>
          </table:table-cell>
          <table:table-cell office:value-type="float" office:value="912696" calcext:value-type="float">
            <text:p>91269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2205" calcext:value-type="float">
            <text:p>10220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12852" calcext:value-type="float">
            <text:p>21285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21</text:p>
          </table:table-cell>
          <table:table-cell office:value-type="float" office:value="61107736" calcext:value-type="float">
            <text:p>6110773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1" calcext:value-type="float">
            <text:p>12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1228" calcext:value-type="float">
            <text:p>941228</text:p>
          </table:table-cell>
          <table:table-cell office:value-type="float" office:value="912788" calcext:value-type="float">
            <text:p>91278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0801" calcext:value-type="float">
            <text:p>9080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3" calcext:value-type="float">
            <text:p>1383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10388" calcext:value-type="float">
            <text:p>31038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22</text:p>
          </table:table-cell>
          <table:table-cell office:value-type="float" office:value="61108000" calcext:value-type="float">
            <text:p>611080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1" calcext:value-type="float">
            <text:p>12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1436" calcext:value-type="float">
            <text:p>941436</text:p>
          </table:table-cell>
          <table:table-cell office:value-type="float" office:value="912996" calcext:value-type="float">
            <text:p>91299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3783" calcext:value-type="float">
            <text:p>6378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3" calcext:value-type="float">
            <text:p>1383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71792" calcext:value-type="float">
            <text:p>27179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23</text:p>
          </table:table-cell>
          <table:table-cell office:value-type="float" office:value="61108404" calcext:value-type="float">
            <text:p>6110840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9" calcext:value-type="float">
            <text:p>122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1696" calcext:value-type="float">
            <text:p>941696</text:p>
          </table:table-cell>
          <table:table-cell office:value-type="float" office:value="913256" calcext:value-type="float">
            <text:p>91325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0576" calcext:value-type="float">
            <text:p>15057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3" calcext:value-type="float">
            <text:p>1383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31383" calcext:value-type="float">
            <text:p>33138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24</text:p>
          </table:table-cell>
          <table:table-cell office:value-type="float" office:value="61107752" calcext:value-type="float">
            <text:p>6110775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9" calcext:value-type="float">
            <text:p>122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2488" calcext:value-type="float">
            <text:p>942488</text:p>
          </table:table-cell>
          <table:table-cell office:value-type="float" office:value="914048" calcext:value-type="float">
            <text:p>91404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9425" calcext:value-type="float">
            <text:p>14942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3" calcext:value-type="float">
            <text:p>1383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37092" calcext:value-type="float">
            <text:p>43709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25</text:p>
          </table:table-cell>
          <table:table-cell office:value-type="float" office:value="61102968" calcext:value-type="float">
            <text:p>6110296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07" calcext:value-type="float">
            <text:p>12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9604" calcext:value-type="float">
            <text:p>949604</text:p>
          </table:table-cell>
          <table:table-cell office:value-type="float" office:value="921164" calcext:value-type="float">
            <text:p>92116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62144" calcext:value-type="float">
            <text:p>262144</text:p>
          </table:table-cell>
          <table:table-cell office:value-type="float" office:value="86198" calcext:value-type="float">
            <text:p>8619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3" calcext:value-type="float">
            <text:p>1383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17796" calcext:value-type="float">
            <text:p>11779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992" calcext:value-type="float">
            <text:p>399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26</text:p>
          </table:table-cell>
          <table:table-cell office:value-type="float" office:value="61102720" calcext:value-type="float">
            <text:p>6110272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9" calcext:value-type="float">
            <text:p>12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9832" calcext:value-type="float">
            <text:p>949832</text:p>
          </table:table-cell>
          <table:table-cell office:value-type="float" office:value="921392" calcext:value-type="float">
            <text:p>92139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6396" calcext:value-type="float">
            <text:p>6639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3" calcext:value-type="float">
            <text:p>1383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14804" calcext:value-type="float">
            <text:p>31480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27</text:p>
          </table:table-cell>
          <table:table-cell office:value-type="float" office:value="61102472" calcext:value-type="float">
            <text:p>6110247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9" calcext:value-type="float">
            <text:p>12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9832" calcext:value-type="float">
            <text:p>949832</text:p>
          </table:table-cell>
          <table:table-cell office:value-type="float" office:value="921392" calcext:value-type="float">
            <text:p>92139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0511" calcext:value-type="float">
            <text:p>15051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3" calcext:value-type="float">
            <text:p>1383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66154" calcext:value-type="float">
            <text:p>26615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28</text:p>
          </table:table-cell>
          <table:table-cell office:value-type="float" office:value="61102472" calcext:value-type="float">
            <text:p>6110247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9832" calcext:value-type="float">
            <text:p>949832</text:p>
          </table:table-cell>
          <table:table-cell office:value-type="float" office:value="921392" calcext:value-type="float">
            <text:p>92139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1615" calcext:value-type="float">
            <text:p>9161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3" calcext:value-type="float">
            <text:p>1383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27495" calcext:value-type="float">
            <text:p>22749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29</text:p>
          </table:table-cell>
          <table:table-cell office:value-type="float" office:value="61102472" calcext:value-type="float">
            <text:p>6110247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15" calcext:value-type="float">
            <text:p>12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9832" calcext:value-type="float">
            <text:p>949832</text:p>
          </table:table-cell>
          <table:table-cell office:value-type="float" office:value="921392" calcext:value-type="float">
            <text:p>92139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227" calcext:value-type="float">
            <text:p>5622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3" calcext:value-type="float">
            <text:p>1383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17371" calcext:value-type="float">
            <text:p>41737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0272" calcext:value-type="float">
            <text:p>5027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30</text:p>
          </table:table-cell>
          <table:table-cell office:value-type="float" office:value="61101968" calcext:value-type="float">
            <text:p>6110196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9832" calcext:value-type="float">
            <text:p>949832</text:p>
          </table:table-cell>
          <table:table-cell office:value-type="float" office:value="921392" calcext:value-type="float">
            <text:p>92139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3952" calcext:value-type="float">
            <text:p>4395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30481" calcext:value-type="float">
            <text:p>33048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31</text:p>
          </table:table-cell>
          <table:table-cell office:value-type="float" office:value="61101968" calcext:value-type="float">
            <text:p>6110196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7" calcext:value-type="float">
            <text:p>122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9832" calcext:value-type="float">
            <text:p>949832</text:p>
          </table:table-cell>
          <table:table-cell office:value-type="float" office:value="921392" calcext:value-type="float">
            <text:p>92139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0362" calcext:value-type="float">
            <text:p>5036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93468" calcext:value-type="float">
            <text:p>29346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32</text:p>
          </table:table-cell>
          <table:table-cell office:value-type="float" office:value="61101972" calcext:value-type="float">
            <text:p>6110197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7" calcext:value-type="float">
            <text:p>122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9832" calcext:value-type="float">
            <text:p>949832</text:p>
          </table:table-cell>
          <table:table-cell office:value-type="float" office:value="921392" calcext:value-type="float">
            <text:p>92139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6564" calcext:value-type="float">
            <text:p>13656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92667" calcext:value-type="float">
            <text:p>39266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33</text:p>
          </table:table-cell>
          <table:table-cell office:value-type="float" office:value="61101972" calcext:value-type="float">
            <text:p>6110197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6" calcext:value-type="float">
            <text:p>122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9832" calcext:value-type="float">
            <text:p>949832</text:p>
          </table:table-cell>
          <table:table-cell office:value-type="float" office:value="921392" calcext:value-type="float">
            <text:p>92139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72540" calcext:value-type="float">
            <text:p>7254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16276" calcext:value-type="float">
            <text:p>21627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1580" calcext:value-type="float">
            <text:p>6158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34</text:p>
          </table:table-cell>
          <table:table-cell office:value-type="float" office:value="61101472" calcext:value-type="float">
            <text:p>6110147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7" calcext:value-type="float">
            <text:p>122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9832" calcext:value-type="float">
            <text:p>949832</text:p>
          </table:table-cell>
          <table:table-cell office:value-type="float" office:value="921392" calcext:value-type="float">
            <text:p>92139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1197" calcext:value-type="float">
            <text:p>6119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39606" calcext:value-type="float">
            <text:p>33960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35</text:p>
          </table:table-cell>
          <table:table-cell office:value-type="float" office:value="61101472" calcext:value-type="float">
            <text:p>6110147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7" calcext:value-type="float">
            <text:p>12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9832" calcext:value-type="float">
            <text:p>949832</text:p>
          </table:table-cell>
          <table:table-cell office:value-type="float" office:value="921392" calcext:value-type="float">
            <text:p>92139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3452" calcext:value-type="float">
            <text:p>4345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43680" calcext:value-type="float">
            <text:p>34368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36</text:p>
          </table:table-cell>
          <table:table-cell office:value-type="float" office:value="61101472" calcext:value-type="float">
            <text:p>6110147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7" calcext:value-type="float">
            <text:p>122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9832" calcext:value-type="float">
            <text:p>949832</text:p>
          </table:table-cell>
          <table:table-cell office:value-type="float" office:value="921392" calcext:value-type="float">
            <text:p>92139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4545" calcext:value-type="float">
            <text:p>9454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06575" calcext:value-type="float">
            <text:p>30657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37</text:p>
          </table:table-cell>
          <table:table-cell office:value-type="float" office:value="61095424" calcext:value-type="float">
            <text:p>6109542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7" calcext:value-type="float">
            <text:p>122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56668" calcext:value-type="float">
            <text:p>956668</text:p>
          </table:table-cell>
          <table:table-cell office:value-type="float" office:value="928228" calcext:value-type="float">
            <text:p>92822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129" calcext:value-type="float">
            <text:p>3612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510718" calcext:value-type="float">
            <text:p>51071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38</text:p>
          </table:table-cell>
          <table:table-cell office:value-type="float" office:value="61090888" calcext:value-type="float">
            <text:p>6109088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7" calcext:value-type="float">
            <text:p>122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57448" calcext:value-type="float">
            <text:p>957448</text:p>
          </table:table-cell>
          <table:table-cell office:value-type="float" office:value="929008" calcext:value-type="float">
            <text:p>92900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500" calcext:value-type="float">
            <text:p>4650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85368" calcext:value-type="float">
            <text:p>18536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39</text:p>
          </table:table-cell>
          <table:table-cell office:value-type="float" office:value="61088168" calcext:value-type="float">
            <text:p>6108816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9" calcext:value-type="float">
            <text:p>12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57448" calcext:value-type="float">
            <text:p>957448</text:p>
          </table:table-cell>
          <table:table-cell office:value-type="float" office:value="929008" calcext:value-type="float">
            <text:p>92900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5270" calcext:value-type="float">
            <text:p>15527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33860" calcext:value-type="float">
            <text:p>33386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41</text:p>
          </table:table-cell>
          <table:table-cell office:value-type="float" office:value="61087108" calcext:value-type="float">
            <text:p>6108710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9" calcext:value-type="float">
            <text:p>123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57448" calcext:value-type="float">
            <text:p>957448</text:p>
          </table:table-cell>
          <table:table-cell office:value-type="float" office:value="929008" calcext:value-type="float">
            <text:p>92900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1584" calcext:value-type="float">
            <text:p>13158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41460" calcext:value-type="float">
            <text:p>34146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42</text:p>
          </table:table-cell>
          <table:table-cell office:value-type="float" office:value="61085100" calcext:value-type="float">
            <text:p>6108510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9" calcext:value-type="float">
            <text:p>12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57448" calcext:value-type="float">
            <text:p>957448</text:p>
          </table:table-cell>
          <table:table-cell office:value-type="float" office:value="929008" calcext:value-type="float">
            <text:p>92900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623" calcext:value-type="float">
            <text:p>4662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01590" calcext:value-type="float">
            <text:p>30159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43</text:p>
          </table:table-cell>
          <table:table-cell office:value-type="float" office:value="61086864" calcext:value-type="float">
            <text:p>6108686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3" calcext:value-type="float">
            <text:p>12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58240" calcext:value-type="float">
            <text:p>958240</text:p>
          </table:table-cell>
          <table:table-cell office:value-type="float" office:value="929800" calcext:value-type="float">
            <text:p>929800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62144" calcext:value-type="float">
            <text:p>262144</text:p>
          </table:table-cell>
          <table:table-cell office:value-type="float" office:value="83845" calcext:value-type="float">
            <text:p>8384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02190" calcext:value-type="float">
            <text:p>40219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7188" calcext:value-type="float">
            <text:p>4718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44</text:p>
          </table:table-cell>
          <table:table-cell office:value-type="float" office:value="61087116" calcext:value-type="float">
            <text:p>61087116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9" calcext:value-type="float">
            <text:p>12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59072" calcext:value-type="float">
            <text:p>959072</text:p>
          </table:table-cell>
          <table:table-cell office:value-type="float" office:value="930632" calcext:value-type="float">
            <text:p>93063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5355" calcext:value-type="float">
            <text:p>6535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22284" calcext:value-type="float">
            <text:p>42228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45</text:p>
          </table:table-cell>
          <table:table-cell office:value-type="float" office:value="61082588" calcext:value-type="float">
            <text:p>6108258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9" calcext:value-type="float">
            <text:p>12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916" calcext:value-type="float">
            <text:p>960916</text:p>
          </table:table-cell>
          <table:table-cell office:value-type="float" office:value="932476" calcext:value-type="float">
            <text:p>93247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358" calcext:value-type="float">
            <text:p>2735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82874" calcext:value-type="float">
            <text:p>28287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46</text:p>
          </table:table-cell>
          <table:table-cell office:value-type="float" office:value="61082340" calcext:value-type="float">
            <text:p>6108234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9" calcext:value-type="float">
            <text:p>123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916" calcext:value-type="float">
            <text:p>960916</text:p>
          </table:table-cell>
          <table:table-cell office:value-type="float" office:value="932476" calcext:value-type="float">
            <text:p>93247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4670" calcext:value-type="float">
            <text:p>9467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50866" calcext:value-type="float">
            <text:p>35086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47</text:p>
          </table:table-cell>
          <table:table-cell office:value-type="float" office:value="61085872" calcext:value-type="float">
            <text:p>6108587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5" calcext:value-type="float">
            <text:p>123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916" calcext:value-type="float">
            <text:p>960916</text:p>
          </table:table-cell>
          <table:table-cell office:value-type="float" office:value="932476" calcext:value-type="float">
            <text:p>93247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2144" calcext:value-type="float">
            <text:p>262144</text:p>
          </table:table-cell>
          <table:table-cell office:value-type="float" office:value="42482" calcext:value-type="float">
            <text:p>4248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13854" calcext:value-type="float">
            <text:p>31385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8496" calcext:value-type="float">
            <text:p>5849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48</text:p>
          </table:table-cell>
          <table:table-cell office:value-type="float" office:value="61083360" calcext:value-type="float">
            <text:p>610833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9" calcext:value-type="float">
            <text:p>12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2944" calcext:value-type="float">
            <text:p>962944</text:p>
          </table:table-cell>
          <table:table-cell office:value-type="float" office:value="934504" calcext:value-type="float">
            <text:p>93450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2753" calcext:value-type="float">
            <text:p>9275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99927" calcext:value-type="float">
            <text:p>39992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49</text:p>
          </table:table-cell>
          <table:table-cell office:value-type="float" office:value="61083140" calcext:value-type="float">
            <text:p>6108314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9" calcext:value-type="float">
            <text:p>123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2944" calcext:value-type="float">
            <text:p>962944</text:p>
          </table:table-cell>
          <table:table-cell office:value-type="float" office:value="934504" calcext:value-type="float">
            <text:p>93450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6653" calcext:value-type="float">
            <text:p>10665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19114" calcext:value-type="float">
            <text:p>41911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50</text:p>
          </table:table-cell>
          <table:table-cell office:value-type="float" office:value="61082700" calcext:value-type="float">
            <text:p>6108270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9" calcext:value-type="float">
            <text:p>123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3468" calcext:value-type="float">
            <text:p>963468</text:p>
          </table:table-cell>
          <table:table-cell office:value-type="float" office:value="935028" calcext:value-type="float">
            <text:p>93502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0424" calcext:value-type="float">
            <text:p>2042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91217" calcext:value-type="float">
            <text:p>39121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51</text:p>
          </table:table-cell>
          <table:table-cell office:value-type="float" office:value="61082672" calcext:value-type="float">
            <text:p>6108267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9" calcext:value-type="float">
            <text:p>12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3468" calcext:value-type="float">
            <text:p>963468</text:p>
          </table:table-cell>
          <table:table-cell office:value-type="float" office:value="935028" calcext:value-type="float">
            <text:p>93502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910" calcext:value-type="float">
            <text:p>2791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46250" calcext:value-type="float">
            <text:p>34625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52</text:p>
          </table:table-cell>
          <table:table-cell office:value-type="float" office:value="61082176" calcext:value-type="float">
            <text:p>61082176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9" calcext:value-type="float">
            <text:p>123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4292" calcext:value-type="float">
            <text:p>964292</text:p>
          </table:table-cell>
          <table:table-cell office:value-type="float" office:value="935852" calcext:value-type="float">
            <text:p>93585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432" calcext:value-type="float">
            <text:p>1643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63082" calcext:value-type="float">
            <text:p>26308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53</text:p>
          </table:table-cell>
          <table:table-cell office:value-type="float" office:value="61081924" calcext:value-type="float">
            <text:p>6108192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9" calcext:value-type="float">
            <text:p>12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4292" calcext:value-type="float">
            <text:p>964292</text:p>
          </table:table-cell>
          <table:table-cell office:value-type="float" office:value="935852" calcext:value-type="float">
            <text:p>93585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6041" calcext:value-type="float">
            <text:p>14604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96570" calcext:value-type="float">
            <text:p>39657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54</text:p>
          </table:table-cell>
          <table:table-cell office:value-type="float" office:value="61081924" calcext:value-type="float">
            <text:p>6108192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9" calcext:value-type="float">
            <text:p>123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4292" calcext:value-type="float">
            <text:p>964292</text:p>
          </table:table-cell>
          <table:table-cell office:value-type="float" office:value="935852" calcext:value-type="float">
            <text:p>93585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7419" calcext:value-type="float">
            <text:p>8741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25093" calcext:value-type="float">
            <text:p>42509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55</text:p>
          </table:table-cell>
          <table:table-cell office:value-type="float" office:value="61080160" calcext:value-type="float">
            <text:p>610801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9" calcext:value-type="float">
            <text:p>123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6128" calcext:value-type="float">
            <text:p>966128</text:p>
          </table:table-cell>
          <table:table-cell office:value-type="float" office:value="937688" calcext:value-type="float">
            <text:p>93768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7658" calcext:value-type="float">
            <text:p>12765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84350" calcext:value-type="float">
            <text:p>38435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56</text:p>
          </table:table-cell>
          <table:table-cell office:value-type="float" office:value="61080168" calcext:value-type="float">
            <text:p>6108016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17" calcext:value-type="float">
            <text:p>12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6976" calcext:value-type="float">
            <text:p>966976</text:p>
          </table:table-cell>
          <table:table-cell office:value-type="float" office:value="938536" calcext:value-type="float">
            <text:p>93853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0109" calcext:value-type="float">
            <text:p>15010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17066" calcext:value-type="float">
            <text:p>31706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992" calcext:value-type="float">
            <text:p>399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57</text:p>
          </table:table-cell>
          <table:table-cell office:value-type="float" office:value="61079824" calcext:value-type="float">
            <text:p>6107982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9" calcext:value-type="float">
            <text:p>12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6976" calcext:value-type="float">
            <text:p>966976</text:p>
          </table:table-cell>
          <table:table-cell office:value-type="float" office:value="938536" calcext:value-type="float">
            <text:p>93853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032" calcext:value-type="float">
            <text:p>5603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54233" calcext:value-type="float">
            <text:p>25423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58</text:p>
          </table:table-cell>
          <table:table-cell office:value-type="float" office:value="61079932" calcext:value-type="float">
            <text:p>6107993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9" calcext:value-type="float">
            <text:p>12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6976" calcext:value-type="float">
            <text:p>966976</text:p>
          </table:table-cell>
          <table:table-cell office:value-type="float" office:value="938536" calcext:value-type="float">
            <text:p>93853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8948" calcext:value-type="float">
            <text:p>13894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53410" calcext:value-type="float">
            <text:p>45341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59</text:p>
          </table:table-cell>
          <table:table-cell office:value-type="float" office:value="61079932" calcext:value-type="float">
            <text:p>6107993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40" calcext:value-type="float">
            <text:p>124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6976" calcext:value-type="float">
            <text:p>966976</text:p>
          </table:table-cell>
          <table:table-cell office:value-type="float" office:value="938536" calcext:value-type="float">
            <text:p>93853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7926" calcext:value-type="float">
            <text:p>15792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20675" calcext:value-type="float">
            <text:p>22067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00</text:p>
          </table:table-cell>
          <table:table-cell office:value-type="float" office:value="61079940" calcext:value-type="float">
            <text:p>6107994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3" calcext:value-type="float">
            <text:p>12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6976" calcext:value-type="float">
            <text:p>966976</text:p>
          </table:table-cell>
          <table:table-cell office:value-type="float" office:value="938536" calcext:value-type="float">
            <text:p>93853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89342" calcext:value-type="float">
            <text:p>8934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73192" calcext:value-type="float">
            <text:p>37319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6440" calcext:value-type="float">
            <text:p>5644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01</text:p>
          </table:table-cell>
          <table:table-cell office:value-type="float" office:value="61079688" calcext:value-type="float">
            <text:p>6107968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40" calcext:value-type="float">
            <text:p>12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6976" calcext:value-type="float">
            <text:p>966976</text:p>
          </table:table-cell>
          <table:table-cell office:value-type="float" office:value="938536" calcext:value-type="float">
            <text:p>93853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406" calcext:value-type="float">
            <text:p>2540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81103" calcext:value-type="float">
            <text:p>28110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02</text:p>
          </table:table-cell>
          <table:table-cell office:value-type="float" office:value="61079688" calcext:value-type="float">
            <text:p>6107968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40" calcext:value-type="float">
            <text:p>124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6976" calcext:value-type="float">
            <text:p>966976</text:p>
          </table:table-cell>
          <table:table-cell office:value-type="float" office:value="938536" calcext:value-type="float">
            <text:p>93853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5249" calcext:value-type="float">
            <text:p>12524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47007" calcext:value-type="float">
            <text:p>24700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03</text:p>
          </table:table-cell>
          <table:table-cell office:value-type="float" office:value="61079688" calcext:value-type="float">
            <text:p>6107968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40" calcext:value-type="float">
            <text:p>124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6976" calcext:value-type="float">
            <text:p>966976</text:p>
          </table:table-cell>
          <table:table-cell office:value-type="float" office:value="938536" calcext:value-type="float">
            <text:p>93853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899" calcext:value-type="float">
            <text:p>2589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45180" calcext:value-type="float">
            <text:p>44518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04</text:p>
          </table:table-cell>
          <table:table-cell office:value-type="float" office:value="61079692" calcext:value-type="float">
            <text:p>6107969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40" calcext:value-type="float">
            <text:p>124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6976" calcext:value-type="float">
            <text:p>966976</text:p>
          </table:table-cell>
          <table:table-cell office:value-type="float" office:value="938536" calcext:value-type="float">
            <text:p>93853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0250" calcext:value-type="float">
            <text:p>12025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98012" calcext:value-type="float">
            <text:p>3980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05</text:p>
          </table:table-cell>
          <table:table-cell office:value-type="float" office:value="61079188" calcext:value-type="float">
            <text:p>6107918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40" calcext:value-type="float">
            <text:p>124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7560" calcext:value-type="float">
            <text:p>967560</text:p>
          </table:table-cell>
          <table:table-cell office:value-type="float" office:value="939120" calcext:value-type="float">
            <text:p>939120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5332" calcext:value-type="float">
            <text:p>12533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02849" calcext:value-type="float">
            <text:p>30284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06</text:p>
          </table:table-cell>
          <table:table-cell office:value-type="float" office:value="61078692" calcext:value-type="float">
            <text:p>6107869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40" calcext:value-type="float">
            <text:p>12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9664" calcext:value-type="float">
            <text:p>969664</text:p>
          </table:table-cell>
          <table:table-cell office:value-type="float" office:value="941224" calcext:value-type="float">
            <text:p>94122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2334" calcext:value-type="float">
            <text:p>7233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96607" calcext:value-type="float">
            <text:p>39660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07</text:p>
          </table:table-cell>
          <table:table-cell office:value-type="float" office:value="61078440" calcext:value-type="float">
            <text:p>6107844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40" calcext:value-type="float">
            <text:p>124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9664" calcext:value-type="float">
            <text:p>969664</text:p>
          </table:table-cell>
          <table:table-cell office:value-type="float" office:value="941224" calcext:value-type="float">
            <text:p>94122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3276" calcext:value-type="float">
            <text:p>11327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30401" calcext:value-type="float">
            <text:p>23040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08</text:p>
          </table:table-cell>
          <table:table-cell office:value-type="float" office:value="61078440" calcext:value-type="float">
            <text:p>6107844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40" calcext:value-type="float">
            <text:p>124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9664" calcext:value-type="float">
            <text:p>969664</text:p>
          </table:table-cell>
          <table:table-cell office:value-type="float" office:value="941224" calcext:value-type="float">
            <text:p>94122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7218" calcext:value-type="float">
            <text:p>13721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05829" calcext:value-type="float">
            <text:p>40582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09</text:p>
          </table:table-cell>
          <table:table-cell office:value-type="float" office:value="61078440" calcext:value-type="float">
            <text:p>6107844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19" calcext:value-type="float">
            <text:p>12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9760" calcext:value-type="float">
            <text:p>969760</text:p>
          </table:table-cell>
          <table:table-cell office:value-type="float" office:value="941320" calcext:value-type="float">
            <text:p>941320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62144" calcext:value-type="float">
            <text:p>262144</text:p>
          </table:table-cell>
          <table:table-cell office:value-type="float" office:value="69967" calcext:value-type="float">
            <text:p>6996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56392" calcext:value-type="float">
            <text:p>35639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020" calcext:value-type="float">
            <text:p>4102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10</text:p>
          </table:table-cell>
          <table:table-cell office:value-type="float" office:value="61078192" calcext:value-type="float">
            <text:p>6107819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40" calcext:value-type="float">
            <text:p>124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212" calcext:value-type="float">
            <text:p>970212</text:p>
          </table:table-cell>
          <table:table-cell office:value-type="float" office:value="941772" calcext:value-type="float">
            <text:p>94177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907" calcext:value-type="float">
            <text:p>9790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82847" calcext:value-type="float">
            <text:p>2828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11</text:p>
          </table:table-cell>
          <table:table-cell office:value-type="float" office:value="61078192" calcext:value-type="float">
            <text:p>6107819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40" calcext:value-type="float">
            <text:p>1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212" calcext:value-type="float">
            <text:p>970212</text:p>
          </table:table-cell>
          <table:table-cell office:value-type="float" office:value="941772" calcext:value-type="float">
            <text:p>94177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7121" calcext:value-type="float">
            <text:p>4712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81275" calcext:value-type="float">
            <text:p>48127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12</text:p>
          </table:table-cell>
          <table:table-cell office:value-type="float" office:value="61078192" calcext:value-type="float">
            <text:p>6107819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212" calcext:value-type="float">
            <text:p>970212</text:p>
          </table:table-cell>
          <table:table-cell office:value-type="float" office:value="941772" calcext:value-type="float">
            <text:p>94177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1668" calcext:value-type="float">
            <text:p>5166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04709" calcext:value-type="float">
            <text:p>20470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13</text:p>
          </table:table-cell>
          <table:table-cell office:value-type="float" office:value="61078192" calcext:value-type="float">
            <text:p>6107819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5" calcext:value-type="float">
            <text:p>12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212" calcext:value-type="float">
            <text:p>970212</text:p>
          </table:table-cell>
          <table:table-cell office:value-type="float" office:value="941772" calcext:value-type="float">
            <text:p>94177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2636" calcext:value-type="float">
            <text:p>11263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02884" calcext:value-type="float">
            <text:p>40288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9524" calcext:value-type="float">
            <text:p>5952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14</text:p>
          </table:table-cell>
          <table:table-cell office:value-type="float" office:value="61077688" calcext:value-type="float">
            <text:p>6107768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344" calcext:value-type="float">
            <text:p>970344</text:p>
          </table:table-cell>
          <table:table-cell office:value-type="float" office:value="941904" calcext:value-type="float">
            <text:p>94190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2709" calcext:value-type="float">
            <text:p>9270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93563" calcext:value-type="float">
            <text:p>29356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15</text:p>
          </table:table-cell>
          <table:table-cell office:value-type="float" office:value="61077700" calcext:value-type="float">
            <text:p>610777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344" calcext:value-type="float">
            <text:p>970344</text:p>
          </table:table-cell>
          <table:table-cell office:value-type="float" office:value="941904" calcext:value-type="float">
            <text:p>94190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465" calcext:value-type="float">
            <text:p>946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53916" calcext:value-type="float">
            <text:p>25391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16</text:p>
          </table:table-cell>
          <table:table-cell office:value-type="float" office:value="61077700" calcext:value-type="float">
            <text:p>610777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344" calcext:value-type="float">
            <text:p>970344</text:p>
          </table:table-cell>
          <table:table-cell office:value-type="float" office:value="941904" calcext:value-type="float">
            <text:p>94190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1086" calcext:value-type="float">
            <text:p>14108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65319" calcext:value-type="float">
            <text:p>46531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17</text:p>
          </table:table-cell>
          <table:table-cell office:value-type="float" office:value="61077700" calcext:value-type="float">
            <text:p>610777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344" calcext:value-type="float">
            <text:p>970344</text:p>
          </table:table-cell>
          <table:table-cell office:value-type="float" office:value="941904" calcext:value-type="float">
            <text:p>94190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4722" calcext:value-type="float">
            <text:p>13472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75396" calcext:value-type="float">
            <text:p>17539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18</text:p>
          </table:table-cell>
          <table:table-cell office:value-type="float" office:value="61077700" calcext:value-type="float">
            <text:p>610777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344" calcext:value-type="float">
            <text:p>970344</text:p>
          </table:table-cell>
          <table:table-cell office:value-type="float" office:value="941904" calcext:value-type="float">
            <text:p>94190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1166" calcext:value-type="float">
            <text:p>10116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29954" calcext:value-type="float">
            <text:p>32995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19</text:p>
          </table:table-cell>
          <table:table-cell office:value-type="float" office:value="61077452" calcext:value-type="float">
            <text:p>6107745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344" calcext:value-type="float">
            <text:p>970344</text:p>
          </table:table-cell>
          <table:table-cell office:value-type="float" office:value="941904" calcext:value-type="float">
            <text:p>94190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4235" calcext:value-type="float">
            <text:p>8423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89784" calcext:value-type="float">
            <text:p>28978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20</text:p>
          </table:table-cell>
          <table:table-cell office:value-type="float" office:value="61077452" calcext:value-type="float">
            <text:p>6107745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344" calcext:value-type="float">
            <text:p>970344</text:p>
          </table:table-cell>
          <table:table-cell office:value-type="float" office:value="941904" calcext:value-type="float">
            <text:p>94190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2020" calcext:value-type="float">
            <text:p>13202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22229" calcext:value-type="float">
            <text:p>32222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21</text:p>
          </table:table-cell>
          <table:table-cell office:value-type="float" office:value="61075456" calcext:value-type="float">
            <text:p>6107545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536" calcext:value-type="float">
            <text:p>970536</text:p>
          </table:table-cell>
          <table:table-cell office:value-type="float" office:value="942096" calcext:value-type="float">
            <text:p>94209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049" calcext:value-type="float">
            <text:p>9704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52370" calcext:value-type="float">
            <text:p>45237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22</text:p>
          </table:table-cell>
          <table:table-cell office:value-type="float" office:value="61075456" calcext:value-type="float">
            <text:p>6107545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08" calcext:value-type="float">
            <text:p>12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556" calcext:value-type="float">
            <text:p>970556</text:p>
          </table:table-cell>
          <table:table-cell office:value-type="float" office:value="942116" calcext:value-type="float">
            <text:p>94211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62144" calcext:value-type="float">
            <text:p>262144</text:p>
          </table:table-cell>
          <table:table-cell office:value-type="float" office:value="60824" calcext:value-type="float">
            <text:p>6082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57256" calcext:value-type="float">
            <text:p>1572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020" calcext:value-type="float">
            <text:p>4102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23</text:p>
          </table:table-cell>
          <table:table-cell office:value-type="float" office:value="61076212" calcext:value-type="float">
            <text:p>610762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556" calcext:value-type="float">
            <text:p>970556</text:p>
          </table:table-cell>
          <table:table-cell office:value-type="float" office:value="942116" calcext:value-type="float">
            <text:p>94211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4335" calcext:value-type="float">
            <text:p>7433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42858" calcext:value-type="float">
            <text:p>34285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24</text:p>
          </table:table-cell>
          <table:table-cell office:value-type="float" office:value="61076212" calcext:value-type="float">
            <text:p>610762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556" calcext:value-type="float">
            <text:p>970556</text:p>
          </table:table-cell>
          <table:table-cell office:value-type="float" office:value="942116" calcext:value-type="float">
            <text:p>94211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8106" calcext:value-type="float">
            <text:p>4810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06471" calcext:value-type="float">
            <text:p>30647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25</text:p>
          </table:table-cell>
          <table:table-cell office:value-type="float" office:value="61076212" calcext:value-type="float">
            <text:p>610762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556" calcext:value-type="float">
            <text:p>970556</text:p>
          </table:table-cell>
          <table:table-cell office:value-type="float" office:value="942116" calcext:value-type="float">
            <text:p>94211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766" calcext:value-type="float">
            <text:p>1076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18140" calcext:value-type="float">
            <text:p>31814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26</text:p>
          </table:table-cell>
          <table:table-cell office:value-type="float" office:value="61076212" calcext:value-type="float">
            <text:p>610762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16" calcext:value-type="float">
            <text:p>12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556" calcext:value-type="float">
            <text:p>970556</text:p>
          </table:table-cell>
          <table:table-cell office:value-type="float" office:value="942116" calcext:value-type="float">
            <text:p>94211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0138" calcext:value-type="float">
            <text:p>2013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55356" calcext:value-type="float">
            <text:p>45535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8216" calcext:value-type="float">
            <text:p>4821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27</text:p>
          </table:table-cell>
          <table:table-cell office:value-type="float" office:value="61076220" calcext:value-type="float">
            <text:p>6107622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556" calcext:value-type="float">
            <text:p>970556</text:p>
          </table:table-cell>
          <table:table-cell office:value-type="float" office:value="942116" calcext:value-type="float">
            <text:p>94211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8862" calcext:value-type="float">
            <text:p>15886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73242" calcext:value-type="float">
            <text:p>37324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28</text:p>
          </table:table-cell>
          <table:table-cell office:value-type="float" office:value="61075212" calcext:value-type="float">
            <text:p>610752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1872" calcext:value-type="float">
            <text:p>971872</text:p>
          </table:table-cell>
          <table:table-cell office:value-type="float" office:value="943432" calcext:value-type="float">
            <text:p>94343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15" calcext:value-type="float">
            <text:p>751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53955" calcext:value-type="float">
            <text:p>35395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29</text:p>
          </table:table-cell>
          <table:table-cell office:value-type="float" office:value="61075212" calcext:value-type="float">
            <text:p>610752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1872" calcext:value-type="float">
            <text:p>971872</text:p>
          </table:table-cell>
          <table:table-cell office:value-type="float" office:value="943432" calcext:value-type="float">
            <text:p>94343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376" calcext:value-type="float">
            <text:p>4037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05486" calcext:value-type="float">
            <text:p>30548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30</text:p>
          </table:table-cell>
          <table:table-cell office:value-type="float" office:value="61075212" calcext:value-type="float">
            <text:p>610752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1872" calcext:value-type="float">
            <text:p>971872</text:p>
          </table:table-cell>
          <table:table-cell office:value-type="float" office:value="943432" calcext:value-type="float">
            <text:p>94343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4680" calcext:value-type="float">
            <text:p>4468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79798" calcext:value-type="float">
            <text:p>27979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31</text:p>
          </table:table-cell>
          <table:table-cell office:value-type="float" office:value="61073452" calcext:value-type="float">
            <text:p>6107345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4752" calcext:value-type="float">
            <text:p>974752</text:p>
          </table:table-cell>
          <table:table-cell office:value-type="float" office:value="946312" calcext:value-type="float">
            <text:p>94631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0180" calcext:value-type="float">
            <text:p>2018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33028" calcext:value-type="float">
            <text:p>4330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32</text:p>
          </table:table-cell>
          <table:table-cell office:value-type="float" office:value="61072700" calcext:value-type="float">
            <text:p>610727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9" calcext:value-type="float">
            <text:p>122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6336" calcext:value-type="float">
            <text:p>976336</text:p>
          </table:table-cell>
          <table:table-cell office:value-type="float" office:value="947896" calcext:value-type="float">
            <text:p>94789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004" calcext:value-type="float">
            <text:p>2400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28903" calcext:value-type="float">
            <text:p>22890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33</text:p>
          </table:table-cell>
          <table:table-cell office:value-type="float" office:value="61072700" calcext:value-type="float">
            <text:p>610727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9" calcext:value-type="float">
            <text:p>12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6336" calcext:value-type="float">
            <text:p>976336</text:p>
          </table:table-cell>
          <table:table-cell office:value-type="float" office:value="947896" calcext:value-type="float">
            <text:p>94789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887" calcext:value-type="float">
            <text:p>1888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62162" calcext:value-type="float">
            <text:p>36216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34</text:p>
          </table:table-cell>
          <table:table-cell office:value-type="float" office:value="61072700" calcext:value-type="float">
            <text:p>610727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9" calcext:value-type="float">
            <text:p>12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6336" calcext:value-type="float">
            <text:p>976336</text:p>
          </table:table-cell>
          <table:table-cell office:value-type="float" office:value="947896" calcext:value-type="float">
            <text:p>94789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1984" calcext:value-type="float">
            <text:p>6198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20952" calcext:value-type="float">
            <text:p>32095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35</text:p>
          </table:table-cell>
          <table:table-cell office:value-type="float" office:value="61072448" calcext:value-type="float">
            <text:p>6107244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9" calcext:value-type="float">
            <text:p>12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6540" calcext:value-type="float">
            <text:p>976540</text:p>
          </table:table-cell>
          <table:table-cell office:value-type="float" office:value="948100" calcext:value-type="float">
            <text:p>948100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9928" calcext:value-type="float">
            <text:p>8992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48119" calcext:value-type="float">
            <text:p>24811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36</text:p>
          </table:table-cell>
          <table:table-cell office:value-type="float" office:value="61072208" calcext:value-type="float">
            <text:p>6107220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9" calcext:value-type="float">
            <text:p>12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6748" calcext:value-type="float">
            <text:p>976748</text:p>
          </table:table-cell>
          <table:table-cell office:value-type="float" office:value="948308" calcext:value-type="float">
            <text:p>94830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165" calcext:value-type="float">
            <text:p>1716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57799" calcext:value-type="float">
            <text:p>45779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37</text:p>
          </table:table-cell>
          <table:table-cell office:value-type="float" office:value="61072212" calcext:value-type="float">
            <text:p>610722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9" calcext:value-type="float">
            <text:p>12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6748" calcext:value-type="float">
            <text:p>976748</text:p>
          </table:table-cell>
          <table:table-cell office:value-type="float" office:value="948308" calcext:value-type="float">
            <text:p>94830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0815" calcext:value-type="float">
            <text:p>14081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70043" calcext:value-type="float">
            <text:p>17004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38</text:p>
          </table:table-cell>
          <table:table-cell office:value-type="float" office:value="61067768" calcext:value-type="float">
            <text:p>6106776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6748" calcext:value-type="float">
            <text:p>976748</text:p>
          </table:table-cell>
          <table:table-cell office:value-type="float" office:value="948308" calcext:value-type="float">
            <text:p>94830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2519" calcext:value-type="float">
            <text:p>14251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68179" calcext:value-type="float">
            <text:p>36817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39</text:p>
          </table:table-cell>
          <table:table-cell office:value-type="float" office:value="61067880" calcext:value-type="float">
            <text:p>6106788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09" calcext:value-type="float">
            <text:p>12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6748" calcext:value-type="float">
            <text:p>976748</text:p>
          </table:table-cell>
          <table:table-cell office:value-type="float" office:value="948308" calcext:value-type="float">
            <text:p>94830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5320" calcext:value-type="float">
            <text:p>11532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89897" calcext:value-type="float">
            <text:p>28989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020" calcext:value-type="float">
            <text:p>4102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40</text:p>
          </table:table-cell>
          <table:table-cell office:value-type="float" office:value="61067632" calcext:value-type="float">
            <text:p>6106763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6748" calcext:value-type="float">
            <text:p>976748</text:p>
          </table:table-cell>
          <table:table-cell office:value-type="float" office:value="948308" calcext:value-type="float">
            <text:p>94830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3825" calcext:value-type="float">
            <text:p>9382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75756" calcext:value-type="float">
            <text:p>2757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41</text:p>
          </table:table-cell>
          <table:table-cell office:value-type="float" office:value="61066624" calcext:value-type="float">
            <text:p>6106662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6748" calcext:value-type="float">
            <text:p>976748</text:p>
          </table:table-cell>
          <table:table-cell office:value-type="float" office:value="948308" calcext:value-type="float">
            <text:p>94830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8620" calcext:value-type="float">
            <text:p>5862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40849" calcext:value-type="float">
            <text:p>44084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42</text:p>
          </table:table-cell>
          <table:table-cell office:value-type="float" office:value="61066624" calcext:value-type="float">
            <text:p>6106662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6748" calcext:value-type="float">
            <text:p>976748</text:p>
          </table:table-cell>
          <table:table-cell office:value-type="float" office:value="948308" calcext:value-type="float">
            <text:p>94830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5560" calcext:value-type="float">
            <text:p>13556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55334" calcext:value-type="float">
            <text:p>25533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43</text:p>
          </table:table-cell>
          <table:table-cell office:value-type="float" office:value="61067632" calcext:value-type="float">
            <text:p>6106763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17" calcext:value-type="float">
            <text:p>12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6748" calcext:value-type="float">
            <text:p>976748</text:p>
          </table:table-cell>
          <table:table-cell office:value-type="float" office:value="948308" calcext:value-type="float">
            <text:p>94830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62144" calcext:value-type="float">
            <text:p>262144</text:p>
          </table:table-cell>
          <table:table-cell office:value-type="float" office:value="34148" calcext:value-type="float">
            <text:p>3414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53739" calcext:value-type="float">
            <text:p>35373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1300" calcext:value-type="float">
            <text:p>5130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44</text:p>
          </table:table-cell>
          <table:table-cell office:value-type="float" office:value="61067152" calcext:value-type="float">
            <text:p>6106715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6748" calcext:value-type="float">
            <text:p>976748</text:p>
          </table:table-cell>
          <table:table-cell office:value-type="float" office:value="948308" calcext:value-type="float">
            <text:p>94830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7819" calcext:value-type="float">
            <text:p>8781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91155" calcext:value-type="float">
            <text:p>29115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45</text:p>
          </table:table-cell>
          <table:table-cell office:value-type="float" office:value="61067152" calcext:value-type="float">
            <text:p>6106715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6748" calcext:value-type="float">
            <text:p>976748</text:p>
          </table:table-cell>
          <table:table-cell office:value-type="float" office:value="948308" calcext:value-type="float">
            <text:p>94830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13" calcext:value-type="float">
            <text:p>971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44089" calcext:value-type="float">
            <text:p>34408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46</text:p>
          </table:table-cell>
          <table:table-cell office:value-type="float" office:value="61067152" calcext:value-type="float">
            <text:p>6106715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6748" calcext:value-type="float">
            <text:p>976748</text:p>
          </table:table-cell>
          <table:table-cell office:value-type="float" office:value="948308" calcext:value-type="float">
            <text:p>94830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759" calcext:value-type="float">
            <text:p>2275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53523" calcext:value-type="float">
            <text:p>45352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47</text:p>
          </table:table-cell>
          <table:table-cell office:value-type="float" office:value="61065892" calcext:value-type="float">
            <text:p>6106589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7" calcext:value-type="float">
            <text:p>12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8932" calcext:value-type="float">
            <text:p>978932</text:p>
          </table:table-cell>
          <table:table-cell office:value-type="float" office:value="950492" calcext:value-type="float">
            <text:p>95049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9014" calcext:value-type="float">
            <text:p>14901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18133" calcext:value-type="float">
            <text:p>318133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9524" calcext:value-type="float">
            <text:p>5952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48</text:p>
          </table:table-cell>
          <table:table-cell office:value-type="float" office:value="61084792" calcext:value-type="float">
            <text:p>6108479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044" calcext:value-type="float">
            <text:p>960044</text:p>
          </table:table-cell>
          <table:table-cell office:value-type="float" office:value="931544" calcext:value-type="float">
            <text:p>931544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9024" calcext:value-type="float">
            <text:p>5902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19373" calcext:value-type="float">
            <text:p>31937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49</text:p>
          </table:table-cell>
          <table:table-cell office:value-type="float" office:value="61085056" calcext:value-type="float">
            <text:p>6108505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044" calcext:value-type="float">
            <text:p>960044</text:p>
          </table:table-cell>
          <table:table-cell office:value-type="float" office:value="931544" calcext:value-type="float">
            <text:p>931544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518" calcext:value-type="float">
            <text:p>4651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85975" calcext:value-type="float">
            <text:p>28597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50</text:p>
          </table:table-cell>
          <table:table-cell office:value-type="float" office:value="61085056" calcext:value-type="float">
            <text:p>6108505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044" calcext:value-type="float">
            <text:p>960044</text:p>
          </table:table-cell>
          <table:table-cell office:value-type="float" office:value="931544" calcext:value-type="float">
            <text:p>931544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412" calcext:value-type="float">
            <text:p>2541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09591" calcext:value-type="float">
            <text:p>40959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51</text:p>
          </table:table-cell>
          <table:table-cell office:value-type="float" office:value="61085056" calcext:value-type="float">
            <text:p>6108505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044" calcext:value-type="float">
            <text:p>960044</text:p>
          </table:table-cell>
          <table:table-cell office:value-type="float" office:value="931544" calcext:value-type="float">
            <text:p>931544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082" calcext:value-type="float">
            <text:p>3208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07659" calcext:value-type="float">
            <text:p>20765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52</text:p>
          </table:table-cell>
          <table:table-cell office:value-type="float" office:value="61084828" calcext:value-type="float">
            <text:p>610848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044" calcext:value-type="float">
            <text:p>960044</text:p>
          </table:table-cell>
          <table:table-cell office:value-type="float" office:value="931544" calcext:value-type="float">
            <text:p>931544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5040" calcext:value-type="float">
            <text:p>10504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74197" calcext:value-type="float">
            <text:p>27419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53</text:p>
          </table:table-cell>
          <table:table-cell office:value-type="float" office:value="61084580" calcext:value-type="float">
            <text:p>6108458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044" calcext:value-type="float">
            <text:p>960044</text:p>
          </table:table-cell>
          <table:table-cell office:value-type="float" office:value="931544" calcext:value-type="float">
            <text:p>931544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2042" calcext:value-type="float">
            <text:p>4204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21256" calcext:value-type="float">
            <text:p>32125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54</text:p>
          </table:table-cell>
          <table:table-cell office:value-type="float" office:value="61084580" calcext:value-type="float">
            <text:p>6108458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044" calcext:value-type="float">
            <text:p>960044</text:p>
          </table:table-cell>
          <table:table-cell office:value-type="float" office:value="931544" calcext:value-type="float">
            <text:p>931544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1929" calcext:value-type="float">
            <text:p>16192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83615" calcext:value-type="float">
            <text:p>28361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55</text:p>
          </table:table-cell>
          <table:table-cell office:value-type="float" office:value="61084580" calcext:value-type="float">
            <text:p>6108458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044" calcext:value-type="float">
            <text:p>960044</text:p>
          </table:table-cell>
          <table:table-cell office:value-type="float" office:value="931544" calcext:value-type="float">
            <text:p>931544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5257" calcext:value-type="float">
            <text:p>3525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51438" calcext:value-type="float">
            <text:p>45143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56</text:p>
          </table:table-cell>
          <table:table-cell office:value-type="float" office:value="61084580" calcext:value-type="float">
            <text:p>6108458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05" calcext:value-type="float">
            <text:p>12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044" calcext:value-type="float">
            <text:p>960044</text:p>
          </table:table-cell>
          <table:table-cell office:value-type="float" office:value="931544" calcext:value-type="float">
            <text:p>931544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62144" calcext:value-type="float">
            <text:p>262144</text:p>
          </table:table-cell>
          <table:table-cell office:value-type="float" office:value="47633" calcext:value-type="float">
            <text:p>4763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96966" calcext:value-type="float">
            <text:p>19696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964" calcext:value-type="float">
            <text:p>389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57</text:p>
          </table:table-cell>
          <table:table-cell office:value-type="float" office:value="61083824" calcext:value-type="float">
            <text:p>6108382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044" calcext:value-type="float">
            <text:p>960044</text:p>
          </table:table-cell>
          <table:table-cell office:value-type="float" office:value="931544" calcext:value-type="float">
            <text:p>931544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2226" calcext:value-type="float">
            <text:p>4222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98922" calcext:value-type="float">
            <text:p>39892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58</text:p>
          </table:table-cell>
          <table:table-cell office:value-type="float" office:value="61083824" calcext:value-type="float">
            <text:p>6108382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044" calcext:value-type="float">
            <text:p>960044</text:p>
          </table:table-cell>
          <table:table-cell office:value-type="float" office:value="931544" calcext:value-type="float">
            <text:p>931544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4532" calcext:value-type="float">
            <text:p>15453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51394" calcext:value-type="float">
            <text:p>35139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59</text:p>
          </table:table-cell>
          <table:table-cell office:value-type="float" office:value="61083732" calcext:value-type="float">
            <text:p>6108373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9" calcext:value-type="float">
            <text:p>12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044" calcext:value-type="float">
            <text:p>960044</text:p>
          </table:table-cell>
          <table:table-cell office:value-type="float" office:value="931544" calcext:value-type="float">
            <text:p>931544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927" calcext:value-type="float">
            <text:p>3292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14366" calcext:value-type="float">
            <text:p>31436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2:00</text:p>
          </table:table-cell>
          <table:table-cell office:value-type="float" office:value="61083700" calcext:value-type="float">
            <text:p>610837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18" calcext:value-type="float">
            <text:p>12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044" calcext:value-type="float">
            <text:p>960044</text:p>
          </table:table-cell>
          <table:table-cell office:value-type="float" office:value="931544" calcext:value-type="float">
            <text:p>931544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2222" calcext:value-type="float">
            <text:p>10222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66448" calcext:value-type="float">
            <text:p>26644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1300" calcext:value-type="float">
            <text:p>5130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2:01</text:p>
          </table:table-cell>
          <table:table-cell office:value-type="float" office:value="61081572" calcext:value-type="float">
            <text:p>6108157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9" calcext:value-type="float">
            <text:p>122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252" calcext:value-type="float">
            <text:p>960252</text:p>
          </table:table-cell>
          <table:table-cell office:value-type="float" office:value="931752" calcext:value-type="float">
            <text:p>931752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8694" calcext:value-type="float">
            <text:p>6869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11565" calcext:value-type="float">
            <text:p>21156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2:02</text:p>
          </table:table-cell>
          <table:table-cell office:value-type="float" office:value="61081328" calcext:value-type="float">
            <text:p>610813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9" calcext:value-type="float">
            <text:p>122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252" calcext:value-type="float">
            <text:p>960252</text:p>
          </table:table-cell>
          <table:table-cell office:value-type="float" office:value="931752" calcext:value-type="float">
            <text:p>931752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6403" calcext:value-type="float">
            <text:p>15640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70255" calcext:value-type="float">
            <text:p>37025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2:03</text:p>
          </table:table-cell>
          <table:table-cell office:value-type="float" office:value="61082588" calcext:value-type="float">
            <text:p>6108258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9" calcext:value-type="float">
            <text:p>12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252" calcext:value-type="float">
            <text:p>960252</text:p>
          </table:table-cell>
          <table:table-cell office:value-type="float" office:value="931752" calcext:value-type="float">
            <text:p>931752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145" calcext:value-type="float">
            <text:p>814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30595" calcext:value-type="float">
            <text:p>33059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2:04</text:p>
          </table:table-cell>
          <table:table-cell office:value-type="float" office:value="61082596" calcext:value-type="float">
            <text:p>6108259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9" calcext:value-type="float">
            <text:p>122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252" calcext:value-type="float">
            <text:p>960252</text:p>
          </table:table-cell>
          <table:table-cell office:value-type="float" office:value="931752" calcext:value-type="float">
            <text:p>931752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1890" calcext:value-type="float">
            <text:p>10189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65733" calcext:value-type="float">
            <text:p>36573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2:05</text:p>
          </table:table-cell>
          <table:table-cell office:value-type="float" office:value="61082344" calcext:value-type="float">
            <text:p>6108234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9" calcext:value-type="float">
            <text:p>122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252" calcext:value-type="float">
            <text:p>960252</text:p>
          </table:table-cell>
          <table:table-cell office:value-type="float" office:value="931752" calcext:value-type="float">
            <text:p>931752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3849" calcext:value-type="float">
            <text:p>13384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16802" calcext:value-type="float">
            <text:p>21680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2:06</text:p>
          </table:table-cell>
          <table:table-cell office:value-type="float" office:value="61082344" calcext:value-type="float">
            <text:p>6108234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1" calcext:value-type="float">
            <text:p>12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252" calcext:value-type="float">
            <text:p>960252</text:p>
          </table:table-cell>
          <table:table-cell office:value-type="float" office:value="931752" calcext:value-type="float">
            <text:p>931752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2264" calcext:value-type="float">
            <text:p>6226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25119" calcext:value-type="float">
            <text:p>22511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2:07</text:p>
          </table:table-cell>
          <table:table-cell office:value-type="float" office:value="61082344" calcext:value-type="float">
            <text:p>6108234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1" calcext:value-type="float">
            <text:p>12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252" calcext:value-type="float">
            <text:p>960252</text:p>
          </table:table-cell>
          <table:table-cell office:value-type="float" office:value="931752" calcext:value-type="float">
            <text:p>931752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0255" calcext:value-type="float">
            <text:p>2025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84739" calcext:value-type="float">
            <text:p>38473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2:08</text:p>
          </table:table-cell>
          <table:table-cell office:value-type="float" office:value="61082344" calcext:value-type="float">
            <text:p>6108234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1" calcext:value-type="float">
            <text:p>12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252" calcext:value-type="float">
            <text:p>960252</text:p>
          </table:table-cell>
          <table:table-cell office:value-type="float" office:value="931752" calcext:value-type="float">
            <text:p>931752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5041" calcext:value-type="float">
            <text:p>9504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51185" calcext:value-type="float">
            <text:p>35118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2:09</text:p>
          </table:table-cell>
          <table:table-cell office:value-type="float" office:value="61082344" calcext:value-type="float">
            <text:p>6108234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804" calcext:value-type="float">
            <text:p>960804</text:p>
          </table:table-cell>
          <table:table-cell office:value-type="float" office:value="932304" calcext:value-type="float">
            <text:p>932304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0259" calcext:value-type="float">
            <text:p>16025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02420" calcext:value-type="float">
            <text:p>3024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936" calcext:value-type="float">
            <text:p>379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0">
          <table:table-cell table:number-columns-repeated="47"/>
        </table:table-row>
        <table:table-row table:style-name="ro1">
          <table:table-cell table:number-columns-repeated="47"/>
        </table:table-row>
      </table:table>
      <table:table table:name="Sheet4" table:style-name="ta1">
        <table:shapes>
          <draw:frame draw:z-index="0" draw:style-name="gr1" draw:text-style-name="P1" svg:width="13.2224in" svg:height="6.6614in" svg:x="2.4709in" svg:y="0.272in">
            <draw:object draw:notify-on-update-of-ranges="Sheet4.A1:Sheet4.A1 Sheet4.A2:Sheet4.A240 Sheet4.B1:Sheet4.B1 Sheet4.B2:Sheet4.B2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ss mit</text:p>
          </table:table-cell>
          <table:table-cell office:value-type="string" calcext:value-type="string">
            <text:p>rss ohne </text:p>
          </table:table-cell>
        </table:table-row>
        <table:table-row table:style-name="ro1">
          <table:table-cell table:formula="of:=[$'mit-autotrim-10s'.R2]" office:value-type="float" office:value="511216" calcext:value-type="float">
            <text:p>511216</text:p>
          </table:table-cell>
          <table:table-cell table:formula="of:=[$'ohne-autotrim'.R2]" office:value-type="float" office:value="31456" calcext:value-type="float">
            <text:p>31456</text:p>
          </table:table-cell>
        </table:table-row>
        <table:table-row table:style-name="ro1">
          <table:table-cell table:formula="of:=[$'mit-autotrim-10s'.R3]" office:value-type="float" office:value="506252" calcext:value-type="float">
            <text:p>506252</text:p>
          </table:table-cell>
          <table:table-cell table:formula="of:=[$'ohne-autotrim'.R3]" office:value-type="float" office:value="366904" calcext:value-type="float">
            <text:p>366904</text:p>
          </table:table-cell>
        </table:table-row>
        <table:table-row table:style-name="ro1">
          <table:table-cell table:formula="of:=[$'mit-autotrim-10s'.R4]" office:value-type="float" office:value="504332" calcext:value-type="float">
            <text:p>504332</text:p>
          </table:table-cell>
          <table:table-cell table:formula="of:=[$'ohne-autotrim'.R4]" office:value-type="float" office:value="543168" calcext:value-type="float">
            <text:p>543168</text:p>
          </table:table-cell>
        </table:table-row>
        <table:table-row table:style-name="ro1">
          <table:table-cell table:formula="of:=[$'mit-autotrim-10s'.R5]" office:value-type="float" office:value="490228" calcext:value-type="float">
            <text:p>490228</text:p>
          </table:table-cell>
          <table:table-cell table:formula="of:=[$'ohne-autotrim'.R5]" office:value-type="float" office:value="567444" calcext:value-type="float">
            <text:p>567444</text:p>
          </table:table-cell>
        </table:table-row>
        <table:table-row table:style-name="ro1">
          <table:table-cell table:formula="of:=[$'mit-autotrim-10s'.R6]" office:value-type="float" office:value="443268" calcext:value-type="float">
            <text:p>443268</text:p>
          </table:table-cell>
          <table:table-cell table:formula="of:=[$'ohne-autotrim'.R6]" office:value-type="float" office:value="648768" calcext:value-type="float">
            <text:p>648768</text:p>
          </table:table-cell>
        </table:table-row>
        <table:table-row table:style-name="ro1">
          <table:table-cell table:formula="of:=[$'mit-autotrim-10s'.R7]" office:value-type="float" office:value="477596" calcext:value-type="float">
            <text:p>477596</text:p>
          </table:table-cell>
          <table:table-cell table:formula="of:=[$'ohne-autotrim'.R7]" office:value-type="float" office:value="687048" calcext:value-type="float">
            <text:p>687048</text:p>
          </table:table-cell>
        </table:table-row>
        <table:table-row table:style-name="ro1">
          <table:table-cell table:formula="of:=[$'mit-autotrim-10s'.R8]" office:value-type="float" office:value="568224" calcext:value-type="float">
            <text:p>568224</text:p>
          </table:table-cell>
          <table:table-cell table:formula="of:=[$'ohne-autotrim'.R8]" office:value-type="float" office:value="704800" calcext:value-type="float">
            <text:p>704800</text:p>
          </table:table-cell>
        </table:table-row>
        <table:table-row table:style-name="ro1">
          <table:table-cell table:formula="of:=[$'mit-autotrim-10s'.R9]" office:value-type="float" office:value="594020" calcext:value-type="float">
            <text:p>594020</text:p>
          </table:table-cell>
          <table:table-cell table:formula="of:=[$'ohne-autotrim'.R9]" office:value-type="float" office:value="707360" calcext:value-type="float">
            <text:p>707360</text:p>
          </table:table-cell>
        </table:table-row>
        <table:table-row table:style-name="ro1">
          <table:table-cell table:formula="of:=[$'mit-autotrim-10s'.R10]" office:value-type="float" office:value="604032" calcext:value-type="float">
            <text:p>604032</text:p>
          </table:table-cell>
          <table:table-cell table:formula="of:=[$'ohne-autotrim'.R10]" office:value-type="float" office:value="729340" calcext:value-type="float">
            <text:p>729340</text:p>
          </table:table-cell>
        </table:table-row>
        <table:table-row table:style-name="ro1">
          <table:table-cell table:formula="of:=[$'mit-autotrim-10s'.R11]" office:value-type="float" office:value="531888" calcext:value-type="float">
            <text:p>531888</text:p>
          </table:table-cell>
          <table:table-cell table:formula="of:=[$'ohne-autotrim'.R11]" office:value-type="float" office:value="730392" calcext:value-type="float">
            <text:p>730392</text:p>
          </table:table-cell>
        </table:table-row>
        <table:table-row table:style-name="ro1">
          <table:table-cell table:formula="of:=[$'mit-autotrim-10s'.R12]" office:value-type="float" office:value="590272" calcext:value-type="float">
            <text:p>590272</text:p>
          </table:table-cell>
          <table:table-cell table:formula="of:=[$'ohne-autotrim'.R12]" office:value-type="float" office:value="732652" calcext:value-type="float">
            <text:p>732652</text:p>
          </table:table-cell>
        </table:table-row>
        <table:table-row table:style-name="ro1">
          <table:table-cell table:formula="of:=[$'mit-autotrim-10s'.R13]" office:value-type="float" office:value="556148" calcext:value-type="float">
            <text:p>556148</text:p>
          </table:table-cell>
          <table:table-cell table:formula="of:=[$'ohne-autotrim'.R13]" office:value-type="float" office:value="740572" calcext:value-type="float">
            <text:p>740572</text:p>
          </table:table-cell>
        </table:table-row>
        <table:table-row table:style-name="ro1">
          <table:table-cell table:formula="of:=[$'mit-autotrim-10s'.R14]" office:value-type="float" office:value="544772" calcext:value-type="float">
            <text:p>544772</text:p>
          </table:table-cell>
          <table:table-cell table:formula="of:=[$'ohne-autotrim'.R14]" office:value-type="float" office:value="742156" calcext:value-type="float">
            <text:p>742156</text:p>
          </table:table-cell>
        </table:table-row>
        <table:table-row table:style-name="ro1">
          <table:table-cell table:formula="of:=[$'mit-autotrim-10s'.R15]" office:value-type="float" office:value="561884" calcext:value-type="float">
            <text:p>561884</text:p>
          </table:table-cell>
          <table:table-cell table:formula="of:=[$'ohne-autotrim'.R15]" office:value-type="float" office:value="755472" calcext:value-type="float">
            <text:p>755472</text:p>
          </table:table-cell>
        </table:table-row>
        <table:table-row table:style-name="ro1">
          <table:table-cell table:formula="of:=[$'mit-autotrim-10s'.R16]" office:value-type="float" office:value="594652" calcext:value-type="float">
            <text:p>594652</text:p>
          </table:table-cell>
          <table:table-cell table:formula="of:=[$'ohne-autotrim'.R16]" office:value-type="float" office:value="755856" calcext:value-type="float">
            <text:p>755856</text:p>
          </table:table-cell>
        </table:table-row>
        <table:table-row table:style-name="ro1">
          <table:table-cell table:formula="of:=[$'mit-autotrim-10s'.R17]" office:value-type="float" office:value="618504" calcext:value-type="float">
            <text:p>618504</text:p>
          </table:table-cell>
          <table:table-cell table:formula="of:=[$'ohne-autotrim'.R17]" office:value-type="float" office:value="757208" calcext:value-type="float">
            <text:p>757208</text:p>
          </table:table-cell>
        </table:table-row>
        <table:table-row table:style-name="ro1">
          <table:table-cell table:formula="of:=[$'mit-autotrim-10s'.R18]" office:value-type="float" office:value="602300" calcext:value-type="float">
            <text:p>602300</text:p>
          </table:table-cell>
          <table:table-cell table:formula="of:=[$'ohne-autotrim'.R18]" office:value-type="float" office:value="758252" calcext:value-type="float">
            <text:p>758252</text:p>
          </table:table-cell>
        </table:table-row>
        <table:table-row table:style-name="ro1">
          <table:table-cell table:formula="of:=[$'mit-autotrim-10s'.R19]" office:value-type="float" office:value="603880" calcext:value-type="float">
            <text:p>603880</text:p>
          </table:table-cell>
          <table:table-cell table:formula="of:=[$'ohne-autotrim'.R19]" office:value-type="float" office:value="758252" calcext:value-type="float">
            <text:p>758252</text:p>
          </table:table-cell>
        </table:table-row>
        <table:table-row table:style-name="ro1">
          <table:table-cell table:formula="of:=[$'mit-autotrim-10s'.R20]" office:value-type="float" office:value="605896" calcext:value-type="float">
            <text:p>605896</text:p>
          </table:table-cell>
          <table:table-cell table:formula="of:=[$'ohne-autotrim'.R20]" office:value-type="float" office:value="792244" calcext:value-type="float">
            <text:p>792244</text:p>
          </table:table-cell>
        </table:table-row>
        <table:table-row table:style-name="ro1">
          <table:table-cell table:formula="of:=[$'mit-autotrim-10s'.R21]" office:value-type="float" office:value="0" calcext:value-type="float">
            <text:p>0</text:p>
          </table:table-cell>
          <table:table-cell table:formula="of:=[$'ohne-autotrim'.R21]" office:value-type="float" office:value="793636" calcext:value-type="float">
            <text:p>793636</text:p>
          </table:table-cell>
        </table:table-row>
        <table:table-row table:style-name="ro1">
          <table:table-cell table:formula="of:=[$'mit-autotrim-10s'.R22]" office:value-type="float" office:value="0" calcext:value-type="float">
            <text:p>0</text:p>
          </table:table-cell>
          <table:table-cell table:formula="of:=[$'ohne-autotrim'.R22]" office:value-type="float" office:value="794736" calcext:value-type="float">
            <text:p>794736</text:p>
          </table:table-cell>
        </table:table-row>
        <table:table-row table:style-name="ro1">
          <table:table-cell table:formula="of:=[$'mit-autotrim-10s'.R23]" office:value-type="float" office:value="0" calcext:value-type="float">
            <text:p>0</text:p>
          </table:table-cell>
          <table:table-cell table:formula="of:=[$'ohne-autotrim'.R23]" office:value-type="float" office:value="795008" calcext:value-type="float">
            <text:p>795008</text:p>
          </table:table-cell>
        </table:table-row>
        <table:table-row table:style-name="ro1">
          <table:table-cell table:formula="of:=[$'mit-autotrim-10s'.R24]" office:value-type="float" office:value="0" calcext:value-type="float">
            <text:p>0</text:p>
          </table:table-cell>
          <table:table-cell table:formula="of:=[$'ohne-autotrim'.R24]" office:value-type="float" office:value="795164" calcext:value-type="float">
            <text:p>795164</text:p>
          </table:table-cell>
        </table:table-row>
        <table:table-row table:style-name="ro1">
          <table:table-cell table:formula="of:=[$'mit-autotrim-10s'.R25]" office:value-type="float" office:value="0" calcext:value-type="float">
            <text:p>0</text:p>
          </table:table-cell>
          <table:table-cell table:formula="of:=[$'ohne-autotrim'.R25]" office:value-type="float" office:value="803812" calcext:value-type="float">
            <text:p>803812</text:p>
          </table:table-cell>
        </table:table-row>
        <table:table-row table:style-name="ro1">
          <table:table-cell table:formula="of:=[$'mit-autotrim-10s'.R26]" office:value-type="float" office:value="0" calcext:value-type="float">
            <text:p>0</text:p>
          </table:table-cell>
          <table:table-cell table:formula="of:=[$'ohne-autotrim'.R26]" office:value-type="float" office:value="818568" calcext:value-type="float">
            <text:p>818568</text:p>
          </table:table-cell>
        </table:table-row>
        <table:table-row table:style-name="ro1">
          <table:table-cell table:formula="of:=[$'mit-autotrim-10s'.R27]" office:value-type="float" office:value="0" calcext:value-type="float">
            <text:p>0</text:p>
          </table:table-cell>
          <table:table-cell table:formula="of:=[$'ohne-autotrim'.R27]" office:value-type="float" office:value="818840" calcext:value-type="float">
            <text:p>818840</text:p>
          </table:table-cell>
        </table:table-row>
        <table:table-row table:style-name="ro1">
          <table:table-cell table:formula="of:=[$'mit-autotrim-10s'.R28]" office:value-type="float" office:value="0" calcext:value-type="float">
            <text:p>0</text:p>
          </table:table-cell>
          <table:table-cell table:formula="of:=[$'ohne-autotrim'.R28]" office:value-type="float" office:value="828344" calcext:value-type="float">
            <text:p>828344</text:p>
          </table:table-cell>
        </table:table-row>
        <table:table-row table:style-name="ro1">
          <table:table-cell table:formula="of:=[$'mit-autotrim-10s'.R29]" office:value-type="float" office:value="0" calcext:value-type="float">
            <text:p>0</text:p>
          </table:table-cell>
          <table:table-cell table:formula="of:=[$'ohne-autotrim'.R29]" office:value-type="float" office:value="837128" calcext:value-type="float">
            <text:p>837128</text:p>
          </table:table-cell>
        </table:table-row>
        <table:table-row table:style-name="ro1">
          <table:table-cell table:formula="of:=[$'mit-autotrim-10s'.R30]" office:value-type="float" office:value="0" calcext:value-type="float">
            <text:p>0</text:p>
          </table:table-cell>
          <table:table-cell table:formula="of:=[$'ohne-autotrim'.R30]" office:value-type="float" office:value="850056" calcext:value-type="float">
            <text:p>850056</text:p>
          </table:table-cell>
        </table:table-row>
        <table:table-row table:style-name="ro1">
          <table:table-cell table:formula="of:=[$'mit-autotrim-10s'.R31]" office:value-type="float" office:value="0" calcext:value-type="float">
            <text:p>0</text:p>
          </table:table-cell>
          <table:table-cell table:formula="of:=[$'ohne-autotrim'.R31]" office:value-type="float" office:value="851896" calcext:value-type="float">
            <text:p>851896</text:p>
          </table:table-cell>
        </table:table-row>
        <table:table-row table:style-name="ro1">
          <table:table-cell table:formula="of:=[$'mit-autotrim-10s'.R32]" office:value-type="float" office:value="0" calcext:value-type="float">
            <text:p>0</text:p>
          </table:table-cell>
          <table:table-cell table:formula="of:=[$'ohne-autotrim'.R32]" office:value-type="float" office:value="851896" calcext:value-type="float">
            <text:p>851896</text:p>
          </table:table-cell>
        </table:table-row>
        <table:table-row table:style-name="ro1">
          <table:table-cell table:formula="of:=[$'mit-autotrim-10s'.R33]" office:value-type="float" office:value="0" calcext:value-type="float">
            <text:p>0</text:p>
          </table:table-cell>
          <table:table-cell table:formula="of:=[$'ohne-autotrim'.R33]" office:value-type="float" office:value="851896" calcext:value-type="float">
            <text:p>851896</text:p>
          </table:table-cell>
        </table:table-row>
        <table:table-row table:style-name="ro1">
          <table:table-cell table:formula="of:=[$'mit-autotrim-10s'.R34]" office:value-type="float" office:value="0" calcext:value-type="float">
            <text:p>0</text:p>
          </table:table-cell>
          <table:table-cell table:formula="of:=[$'ohne-autotrim'.R34]" office:value-type="float" office:value="854316" calcext:value-type="float">
            <text:p>854316</text:p>
          </table:table-cell>
        </table:table-row>
        <table:table-row table:style-name="ro1">
          <table:table-cell table:formula="of:=[$'mit-autotrim-10s'.R35]" office:value-type="float" office:value="0" calcext:value-type="float">
            <text:p>0</text:p>
          </table:table-cell>
          <table:table-cell table:formula="of:=[$'ohne-autotrim'.R35]" office:value-type="float" office:value="854316" calcext:value-type="float">
            <text:p>854316</text:p>
          </table:table-cell>
        </table:table-row>
        <table:table-row table:style-name="ro1">
          <table:table-cell table:formula="of:=[$'mit-autotrim-10s'.R36]" office:value-type="float" office:value="0" calcext:value-type="float">
            <text:p>0</text:p>
          </table:table-cell>
          <table:table-cell table:formula="of:=[$'ohne-autotrim'.R36]" office:value-type="float" office:value="859572" calcext:value-type="float">
            <text:p>859572</text:p>
          </table:table-cell>
        </table:table-row>
        <table:table-row table:style-name="ro1">
          <table:table-cell table:formula="of:=[$'mit-autotrim-10s'.R37]" office:value-type="float" office:value="0" calcext:value-type="float">
            <text:p>0</text:p>
          </table:table-cell>
          <table:table-cell table:formula="of:=[$'ohne-autotrim'.R37]" office:value-type="float" office:value="859572" calcext:value-type="float">
            <text:p>859572</text:p>
          </table:table-cell>
        </table:table-row>
        <table:table-row table:style-name="ro1">
          <table:table-cell table:formula="of:=[$'mit-autotrim-10s'.R38]" office:value-type="float" office:value="0" calcext:value-type="float">
            <text:p>0</text:p>
          </table:table-cell>
          <table:table-cell table:formula="of:=[$'ohne-autotrim'.R38]" office:value-type="float" office:value="860544" calcext:value-type="float">
            <text:p>860544</text:p>
          </table:table-cell>
        </table:table-row>
        <table:table-row table:style-name="ro1">
          <table:table-cell table:formula="of:=[$'mit-autotrim-10s'.R39]" office:value-type="float" office:value="0" calcext:value-type="float">
            <text:p>0</text:p>
          </table:table-cell>
          <table:table-cell table:formula="of:=[$'ohne-autotrim'.R39]" office:value-type="float" office:value="862388" calcext:value-type="float">
            <text:p>862388</text:p>
          </table:table-cell>
        </table:table-row>
        <table:table-row table:style-name="ro1">
          <table:table-cell table:formula="of:=[$'mit-autotrim-10s'.R40]" office:value-type="float" office:value="0" calcext:value-type="float">
            <text:p>0</text:p>
          </table:table-cell>
          <table:table-cell table:formula="of:=[$'ohne-autotrim'.R40]" office:value-type="float" office:value="862392" calcext:value-type="float">
            <text:p>862392</text:p>
          </table:table-cell>
        </table:table-row>
        <table:table-row table:style-name="ro1">
          <table:table-cell table:formula="of:=[$'mit-autotrim-10s'.R41]" office:value-type="float" office:value="0" calcext:value-type="float">
            <text:p>0</text:p>
          </table:table-cell>
          <table:table-cell table:formula="of:=[$'ohne-autotrim'.R41]" office:value-type="float" office:value="862392" calcext:value-type="float">
            <text:p>862392</text:p>
          </table:table-cell>
        </table:table-row>
        <table:table-row table:style-name="ro1">
          <table:table-cell table:formula="of:=[$'mit-autotrim-10s'.R42]" office:value-type="float" office:value="0" calcext:value-type="float">
            <text:p>0</text:p>
          </table:table-cell>
          <table:table-cell table:formula="of:=[$'ohne-autotrim'.R42]" office:value-type="float" office:value="862352" calcext:value-type="float">
            <text:p>862352</text:p>
          </table:table-cell>
        </table:table-row>
        <table:table-row table:style-name="ro1">
          <table:table-cell table:formula="of:=[$'mit-autotrim-10s'.R43]" office:value-type="float" office:value="0" calcext:value-type="float">
            <text:p>0</text:p>
          </table:table-cell>
          <table:table-cell table:formula="of:=[$'ohne-autotrim'.R43]" office:value-type="float" office:value="862352" calcext:value-type="float">
            <text:p>862352</text:p>
          </table:table-cell>
        </table:table-row>
        <table:table-row table:style-name="ro1">
          <table:table-cell table:formula="of:=[$'mit-autotrim-10s'.R44]" office:value-type="float" office:value="0" calcext:value-type="float">
            <text:p>0</text:p>
          </table:table-cell>
          <table:table-cell table:formula="of:=[$'ohne-autotrim'.R44]" office:value-type="float" office:value="863408" calcext:value-type="float">
            <text:p>863408</text:p>
          </table:table-cell>
        </table:table-row>
        <table:table-row table:style-name="ro1">
          <table:table-cell table:formula="of:=[$'mit-autotrim-10s'.R45]" office:value-type="float" office:value="0" calcext:value-type="float">
            <text:p>0</text:p>
          </table:table-cell>
          <table:table-cell table:formula="of:=[$'ohne-autotrim'.R45]" office:value-type="float" office:value="863408" calcext:value-type="float">
            <text:p>863408</text:p>
          </table:table-cell>
        </table:table-row>
        <table:table-row table:style-name="ro1">
          <table:table-cell table:formula="of:=[$'mit-autotrim-10s'.R46]" office:value-type="float" office:value="0" calcext:value-type="float">
            <text:p>0</text:p>
          </table:table-cell>
          <table:table-cell table:formula="of:=[$'ohne-autotrim'.R46]" office:value-type="float" office:value="875764" calcext:value-type="float">
            <text:p>875764</text:p>
          </table:table-cell>
        </table:table-row>
        <table:table-row table:style-name="ro1">
          <table:table-cell table:formula="of:=[$'mit-autotrim-10s'.R47]" office:value-type="float" office:value="0" calcext:value-type="float">
            <text:p>0</text:p>
          </table:table-cell>
          <table:table-cell table:formula="of:=[$'ohne-autotrim'.R47]" office:value-type="float" office:value="876364" calcext:value-type="float">
            <text:p>876364</text:p>
          </table:table-cell>
        </table:table-row>
        <table:table-row table:style-name="ro1">
          <table:table-cell table:formula="of:=[$'mit-autotrim-10s'.R48]" office:value-type="float" office:value="0" calcext:value-type="float">
            <text:p>0</text:p>
          </table:table-cell>
          <table:table-cell table:formula="of:=[$'ohne-autotrim'.R48]" office:value-type="float" office:value="885060" calcext:value-type="float">
            <text:p>885060</text:p>
          </table:table-cell>
        </table:table-row>
        <table:table-row table:style-name="ro1">
          <table:table-cell table:formula="of:=[$'mit-autotrim-10s'.R49]" office:value-type="float" office:value="0" calcext:value-type="float">
            <text:p>0</text:p>
          </table:table-cell>
          <table:table-cell table:formula="of:=[$'ohne-autotrim'.R49]" office:value-type="float" office:value="900356" calcext:value-type="float">
            <text:p>900356</text:p>
          </table:table-cell>
        </table:table-row>
        <table:table-row table:style-name="ro1">
          <table:table-cell table:formula="of:=[$'mit-autotrim-10s'.R50]" office:value-type="float" office:value="0" calcext:value-type="float">
            <text:p>0</text:p>
          </table:table-cell>
          <table:table-cell table:formula="of:=[$'ohne-autotrim'.R50]" office:value-type="float" office:value="900356" calcext:value-type="float">
            <text:p>900356</text:p>
          </table:table-cell>
        </table:table-row>
        <table:table-row table:style-name="ro1">
          <table:table-cell table:formula="of:=[$'mit-autotrim-10s'.R51]" office:value-type="float" office:value="0" calcext:value-type="float">
            <text:p>0</text:p>
          </table:table-cell>
          <table:table-cell table:formula="of:=[$'ohne-autotrim'.R51]" office:value-type="float" office:value="901276" calcext:value-type="float">
            <text:p>901276</text:p>
          </table:table-cell>
        </table:table-row>
        <table:table-row table:style-name="ro1">
          <table:table-cell table:formula="of:=[$'mit-autotrim-10s'.R52]" office:value-type="float" office:value="0" calcext:value-type="float">
            <text:p>0</text:p>
          </table:table-cell>
          <table:table-cell table:formula="of:=[$'ohne-autotrim'.R52]" office:value-type="float" office:value="902064" calcext:value-type="float">
            <text:p>902064</text:p>
          </table:table-cell>
        </table:table-row>
        <table:table-row table:style-name="ro1">
          <table:table-cell table:formula="of:=[$'mit-autotrim-10s'.R53]" office:value-type="float" office:value="0" calcext:value-type="float">
            <text:p>0</text:p>
          </table:table-cell>
          <table:table-cell table:formula="of:=[$'ohne-autotrim'.R53]" office:value-type="float" office:value="902064" calcext:value-type="float">
            <text:p>902064</text:p>
          </table:table-cell>
        </table:table-row>
        <table:table-row table:style-name="ro1">
          <table:table-cell table:formula="of:=[$'mit-autotrim-10s'.R54]" office:value-type="float" office:value="0" calcext:value-type="float">
            <text:p>0</text:p>
          </table:table-cell>
          <table:table-cell table:formula="of:=[$'ohne-autotrim'.R54]" office:value-type="float" office:value="903372" calcext:value-type="float">
            <text:p>903372</text:p>
          </table:table-cell>
        </table:table-row>
        <table:table-row table:style-name="ro1">
          <table:table-cell table:formula="of:=[$'mit-autotrim-10s'.R55]" office:value-type="float" office:value="0" calcext:value-type="float">
            <text:p>0</text:p>
          </table:table-cell>
          <table:table-cell table:formula="of:=[$'ohne-autotrim'.R55]" office:value-type="float" office:value="903772" calcext:value-type="float">
            <text:p>903772</text:p>
          </table:table-cell>
        </table:table-row>
        <table:table-row table:style-name="ro1">
          <table:table-cell table:formula="of:=[$'mit-autotrim-10s'.R56]" office:value-type="float" office:value="0" calcext:value-type="float">
            <text:p>0</text:p>
          </table:table-cell>
          <table:table-cell table:formula="of:=[$'ohne-autotrim'.R56]" office:value-type="float" office:value="903804" calcext:value-type="float">
            <text:p>903804</text:p>
          </table:table-cell>
        </table:table-row>
        <table:table-row table:style-name="ro1">
          <table:table-cell table:formula="of:=[$'mit-autotrim-10s'.R57]" office:value-type="float" office:value="0" calcext:value-type="float">
            <text:p>0</text:p>
          </table:table-cell>
          <table:table-cell table:formula="of:=[$'ohne-autotrim'.R57]" office:value-type="float" office:value="903804" calcext:value-type="float">
            <text:p>903804</text:p>
          </table:table-cell>
        </table:table-row>
        <table:table-row table:style-name="ro1">
          <table:table-cell table:formula="of:=[$'mit-autotrim-10s'.R58]" office:value-type="float" office:value="0" calcext:value-type="float">
            <text:p>0</text:p>
          </table:table-cell>
          <table:table-cell table:formula="of:=[$'ohne-autotrim'.R58]" office:value-type="float" office:value="903804" calcext:value-type="float">
            <text:p>903804</text:p>
          </table:table-cell>
        </table:table-row>
        <table:table-row table:style-name="ro1">
          <table:table-cell table:formula="of:=[$'mit-autotrim-10s'.R59]" office:value-type="float" office:value="0" calcext:value-type="float">
            <text:p>0</text:p>
          </table:table-cell>
          <table:table-cell table:formula="of:=[$'ohne-autotrim'.R59]" office:value-type="float" office:value="910008" calcext:value-type="float">
            <text:p>910008</text:p>
          </table:table-cell>
        </table:table-row>
        <table:table-row table:style-name="ro1">
          <table:table-cell table:formula="of:=[$'mit-autotrim-10s'.R60]" office:value-type="float" office:value="0" calcext:value-type="float">
            <text:p>0</text:p>
          </table:table-cell>
          <table:table-cell table:formula="of:=[$'ohne-autotrim'.R60]" office:value-type="float" office:value="910316" calcext:value-type="float">
            <text:p>910316</text:p>
          </table:table-cell>
        </table:table-row>
        <table:table-row table:style-name="ro1">
          <table:table-cell table:formula="of:=[$'mit-autotrim-10s'.R61]" office:value-type="float" office:value="0" calcext:value-type="float">
            <text:p>0</text:p>
          </table:table-cell>
          <table:table-cell table:formula="of:=[$'ohne-autotrim'.R61]" office:value-type="float" office:value="910316" calcext:value-type="float">
            <text:p>910316</text:p>
          </table:table-cell>
        </table:table-row>
        <table:table-row table:style-name="ro1">
          <table:table-cell table:formula="of:=[$'mit-autotrim-10s'.R62]" office:value-type="float" office:value="0" calcext:value-type="float">
            <text:p>0</text:p>
          </table:table-cell>
          <table:table-cell table:formula="of:=[$'ohne-autotrim'.R62]" office:value-type="float" office:value="910316" calcext:value-type="float">
            <text:p>910316</text:p>
          </table:table-cell>
        </table:table-row>
        <table:table-row table:style-name="ro1">
          <table:table-cell table:formula="of:=[$'mit-autotrim-10s'.R63]" office:value-type="float" office:value="0" calcext:value-type="float">
            <text:p>0</text:p>
          </table:table-cell>
          <table:table-cell table:formula="of:=[$'ohne-autotrim'.R63]" office:value-type="float" office:value="910316" calcext:value-type="float">
            <text:p>910316</text:p>
          </table:table-cell>
        </table:table-row>
        <table:table-row table:style-name="ro1">
          <table:table-cell table:formula="of:=[$'mit-autotrim-10s'.R64]" office:value-type="float" office:value="0" calcext:value-type="float">
            <text:p>0</text:p>
          </table:table-cell>
          <table:table-cell table:formula="of:=[$'ohne-autotrim'.R64]" office:value-type="float" office:value="913004" calcext:value-type="float">
            <text:p>913004</text:p>
          </table:table-cell>
        </table:table-row>
        <table:table-row table:style-name="ro1">
          <table:table-cell table:formula="of:=[$'mit-autotrim-10s'.R65]" office:value-type="float" office:value="0" calcext:value-type="float">
            <text:p>0</text:p>
          </table:table-cell>
          <table:table-cell table:formula="of:=[$'ohne-autotrim'.R65]" office:value-type="float" office:value="913004" calcext:value-type="float">
            <text:p>913004</text:p>
          </table:table-cell>
        </table:table-row>
        <table:table-row table:style-name="ro1">
          <table:table-cell table:formula="of:=[$'mit-autotrim-10s'.R66]" office:value-type="float" office:value="0" calcext:value-type="float">
            <text:p>0</text:p>
          </table:table-cell>
          <table:table-cell table:formula="of:=[$'ohne-autotrim'.R66]" office:value-type="float" office:value="913004" calcext:value-type="float">
            <text:p>913004</text:p>
          </table:table-cell>
        </table:table-row>
        <table:table-row table:style-name="ro1">
          <table:table-cell table:formula="of:=[$'mit-autotrim-10s'.R67]" office:value-type="float" office:value="0" calcext:value-type="float">
            <text:p>0</text:p>
          </table:table-cell>
          <table:table-cell table:formula="of:=[$'ohne-autotrim'.R67]" office:value-type="float" office:value="913528" calcext:value-type="float">
            <text:p>913528</text:p>
          </table:table-cell>
        </table:table-row>
        <table:table-row table:style-name="ro1">
          <table:table-cell table:formula="of:=[$'mit-autotrim-10s'.R68]" office:value-type="float" office:value="0" calcext:value-type="float">
            <text:p>0</text:p>
          </table:table-cell>
          <table:table-cell table:formula="of:=[$'ohne-autotrim'.R68]" office:value-type="float" office:value="913728" calcext:value-type="float">
            <text:p>913728</text:p>
          </table:table-cell>
        </table:table-row>
        <table:table-row table:style-name="ro1">
          <table:table-cell table:formula="of:=[$'mit-autotrim-10s'.R69]" office:value-type="float" office:value="0" calcext:value-type="float">
            <text:p>0</text:p>
          </table:table-cell>
          <table:table-cell table:formula="of:=[$'ohne-autotrim'.R69]" office:value-type="float" office:value="913728" calcext:value-type="float">
            <text:p>913728</text:p>
          </table:table-cell>
        </table:table-row>
        <table:table-row table:style-name="ro1">
          <table:table-cell table:formula="of:=[$'mit-autotrim-10s'.R70]" office:value-type="float" office:value="0" calcext:value-type="float">
            <text:p>0</text:p>
          </table:table-cell>
          <table:table-cell table:formula="of:=[$'ohne-autotrim'.R70]" office:value-type="float" office:value="913728" calcext:value-type="float">
            <text:p>913728</text:p>
          </table:table-cell>
        </table:table-row>
        <table:table-row table:style-name="ro1">
          <table:table-cell table:formula="of:=[$'mit-autotrim-10s'.R71]" office:value-type="float" office:value="0" calcext:value-type="float">
            <text:p>0</text:p>
          </table:table-cell>
          <table:table-cell table:formula="of:=[$'ohne-autotrim'.R71]" office:value-type="float" office:value="913728" calcext:value-type="float">
            <text:p>913728</text:p>
          </table:table-cell>
        </table:table-row>
        <table:table-row table:style-name="ro1">
          <table:table-cell table:formula="of:=[$'mit-autotrim-10s'.R72]" office:value-type="float" office:value="0" calcext:value-type="float">
            <text:p>0</text:p>
          </table:table-cell>
          <table:table-cell table:formula="of:=[$'ohne-autotrim'.R72]" office:value-type="float" office:value="913912" calcext:value-type="float">
            <text:p>913912</text:p>
          </table:table-cell>
        </table:table-row>
        <table:table-row table:style-name="ro1">
          <table:table-cell table:formula="of:=[$'mit-autotrim-10s'.R73]" office:value-type="float" office:value="0" calcext:value-type="float">
            <text:p>0</text:p>
          </table:table-cell>
          <table:table-cell table:formula="of:=[$'ohne-autotrim'.R73]" office:value-type="float" office:value="913972" calcext:value-type="float">
            <text:p>913972</text:p>
          </table:table-cell>
        </table:table-row>
        <table:table-row table:style-name="ro1">
          <table:table-cell table:formula="of:=[$'mit-autotrim-10s'.R74]" office:value-type="float" office:value="0" calcext:value-type="float">
            <text:p>0</text:p>
          </table:table-cell>
          <table:table-cell table:formula="of:=[$'ohne-autotrim'.R74]" office:value-type="float" office:value="913972" calcext:value-type="float">
            <text:p>913972</text:p>
          </table:table-cell>
        </table:table-row>
        <table:table-row table:style-name="ro1">
          <table:table-cell table:formula="of:=[$'mit-autotrim-10s'.R75]" office:value-type="float" office:value="0" calcext:value-type="float">
            <text:p>0</text:p>
          </table:table-cell>
          <table:table-cell table:formula="of:=[$'ohne-autotrim'.R75]" office:value-type="float" office:value="914496" calcext:value-type="float">
            <text:p>914496</text:p>
          </table:table-cell>
        </table:table-row>
        <table:table-row table:style-name="ro1">
          <table:table-cell table:formula="of:=[$'mit-autotrim-10s'.R76]" office:value-type="float" office:value="0" calcext:value-type="float">
            <text:p>0</text:p>
          </table:table-cell>
          <table:table-cell table:formula="of:=[$'ohne-autotrim'.R76]" office:value-type="float" office:value="914632" calcext:value-type="float">
            <text:p>914632</text:p>
          </table:table-cell>
        </table:table-row>
        <table:table-row table:style-name="ro1">
          <table:table-cell table:formula="of:=[$'mit-autotrim-10s'.R77]" office:value-type="float" office:value="0" calcext:value-type="float">
            <text:p>0</text:p>
          </table:table-cell>
          <table:table-cell table:formula="of:=[$'ohne-autotrim'.R77]" office:value-type="float" office:value="914632" calcext:value-type="float">
            <text:p>914632</text:p>
          </table:table-cell>
        </table:table-row>
        <table:table-row table:style-name="ro1">
          <table:table-cell table:formula="of:=[$'mit-autotrim-10s'.R78]" office:value-type="float" office:value="0" calcext:value-type="float">
            <text:p>0</text:p>
          </table:table-cell>
          <table:table-cell table:formula="of:=[$'ohne-autotrim'.R78]" office:value-type="float" office:value="914656" calcext:value-type="float">
            <text:p>914656</text:p>
          </table:table-cell>
        </table:table-row>
        <table:table-row table:style-name="ro1">
          <table:table-cell table:formula="of:=[$'mit-autotrim-10s'.R79]" office:value-type="float" office:value="0" calcext:value-type="float">
            <text:p>0</text:p>
          </table:table-cell>
          <table:table-cell table:formula="of:=[$'ohne-autotrim'.R79]" office:value-type="float" office:value="914656" calcext:value-type="float">
            <text:p>914656</text:p>
          </table:table-cell>
        </table:table-row>
        <table:table-row table:style-name="ro1">
          <table:table-cell table:formula="of:=[$'mit-autotrim-10s'.R80]" office:value-type="float" office:value="0" calcext:value-type="float">
            <text:p>0</text:p>
          </table:table-cell>
          <table:table-cell table:formula="of:=[$'ohne-autotrim'.R80]" office:value-type="float" office:value="914656" calcext:value-type="float">
            <text:p>914656</text:p>
          </table:table-cell>
        </table:table-row>
        <table:table-row table:style-name="ro1">
          <table:table-cell table:formula="of:=[$'mit-autotrim-10s'.R81]" office:value-type="float" office:value="0" calcext:value-type="float">
            <text:p>0</text:p>
          </table:table-cell>
          <table:table-cell table:formula="of:=[$'ohne-autotrim'.R81]" office:value-type="float" office:value="914656" calcext:value-type="float">
            <text:p>914656</text:p>
          </table:table-cell>
        </table:table-row>
        <table:table-row table:style-name="ro1">
          <table:table-cell table:formula="of:=[$'mit-autotrim-10s'.R82]" office:value-type="float" office:value="0" calcext:value-type="float">
            <text:p>0</text:p>
          </table:table-cell>
          <table:table-cell table:formula="of:=[$'ohne-autotrim'.R82]" office:value-type="float" office:value="914656" calcext:value-type="float">
            <text:p>914656</text:p>
          </table:table-cell>
        </table:table-row>
        <table:table-row table:style-name="ro1">
          <table:table-cell table:formula="of:=[$'mit-autotrim-10s'.R83]" office:value-type="float" office:value="0" calcext:value-type="float">
            <text:p>0</text:p>
          </table:table-cell>
          <table:table-cell table:formula="of:=[$'ohne-autotrim'.R83]" office:value-type="float" office:value="915444" calcext:value-type="float">
            <text:p>915444</text:p>
          </table:table-cell>
        </table:table-row>
        <table:table-row table:style-name="ro1">
          <table:table-cell table:formula="of:=[$'mit-autotrim-10s'.R84]" office:value-type="float" office:value="0" calcext:value-type="float">
            <text:p>0</text:p>
          </table:table-cell>
          <table:table-cell table:formula="of:=[$'ohne-autotrim'.R84]" office:value-type="float" office:value="915972" calcext:value-type="float">
            <text:p>915972</text:p>
          </table:table-cell>
        </table:table-row>
        <table:table-row table:style-name="ro1">
          <table:table-cell table:formula="of:=[$'mit-autotrim-10s'.R85]" office:value-type="float" office:value="0" calcext:value-type="float">
            <text:p>0</text:p>
          </table:table-cell>
          <table:table-cell table:formula="of:=[$'ohne-autotrim'.R85]" office:value-type="float" office:value="915972" calcext:value-type="float">
            <text:p>915972</text:p>
          </table:table-cell>
        </table:table-row>
        <table:table-row table:style-name="ro1">
          <table:table-cell table:formula="of:=[$'mit-autotrim-10s'.R86]" office:value-type="float" office:value="0" calcext:value-type="float">
            <text:p>0</text:p>
          </table:table-cell>
          <table:table-cell table:formula="of:=[$'ohne-autotrim'.R86]" office:value-type="float" office:value="915972" calcext:value-type="float">
            <text:p>915972</text:p>
          </table:table-cell>
        </table:table-row>
        <table:table-row table:style-name="ro1">
          <table:table-cell table:formula="of:=[$'mit-autotrim-10s'.R87]" office:value-type="float" office:value="0" calcext:value-type="float">
            <text:p>0</text:p>
          </table:table-cell>
          <table:table-cell table:formula="of:=[$'ohne-autotrim'.R87]" office:value-type="float" office:value="915972" calcext:value-type="float">
            <text:p>915972</text:p>
          </table:table-cell>
        </table:table-row>
        <table:table-row table:style-name="ro1">
          <table:table-cell table:formula="of:=[$'mit-autotrim-10s'.R88]" office:value-type="float" office:value="0" calcext:value-type="float">
            <text:p>0</text:p>
          </table:table-cell>
          <table:table-cell table:formula="of:=[$'ohne-autotrim'.R88]" office:value-type="float" office:value="917020" calcext:value-type="float">
            <text:p>917020</text:p>
          </table:table-cell>
        </table:table-row>
        <table:table-row table:style-name="ro1">
          <table:table-cell table:formula="of:=[$'mit-autotrim-10s'.R89]" office:value-type="float" office:value="0" calcext:value-type="float">
            <text:p>0</text:p>
          </table:table-cell>
          <table:table-cell table:formula="of:=[$'ohne-autotrim'.R89]" office:value-type="float" office:value="922912" calcext:value-type="float">
            <text:p>922912</text:p>
          </table:table-cell>
        </table:table-row>
        <table:table-row table:style-name="ro1">
          <table:table-cell table:formula="of:=[$'mit-autotrim-10s'.R90]" office:value-type="float" office:value="0" calcext:value-type="float">
            <text:p>0</text:p>
          </table:table-cell>
          <table:table-cell table:formula="of:=[$'ohne-autotrim'.R90]" office:value-type="float" office:value="928756" calcext:value-type="float">
            <text:p>928756</text:p>
          </table:table-cell>
        </table:table-row>
        <table:table-row table:style-name="ro1">
          <table:table-cell table:formula="of:=[$'mit-autotrim-10s'.R91]" office:value-type="float" office:value="0" calcext:value-type="float">
            <text:p>0</text:p>
          </table:table-cell>
          <table:table-cell table:formula="of:=[$'ohne-autotrim'.R91]" office:value-type="float" office:value="928768" calcext:value-type="float">
            <text:p>928768</text:p>
          </table:table-cell>
        </table:table-row>
        <table:table-row table:style-name="ro1">
          <table:table-cell table:formula="of:=[$'mit-autotrim-10s'.R92]" office:value-type="float" office:value="0" calcext:value-type="float">
            <text:p>0</text:p>
          </table:table-cell>
          <table:table-cell table:formula="of:=[$'ohne-autotrim'.R92]" office:value-type="float" office:value="932728" calcext:value-type="float">
            <text:p>932728</text:p>
          </table:table-cell>
        </table:table-row>
        <table:table-row table:style-name="ro1">
          <table:table-cell table:formula="of:=[$'mit-autotrim-10s'.R93]" office:value-type="float" office:value="0" calcext:value-type="float">
            <text:p>0</text:p>
          </table:table-cell>
          <table:table-cell table:formula="of:=[$'ohne-autotrim'.R93]" office:value-type="float" office:value="934504" calcext:value-type="float">
            <text:p>934504</text:p>
          </table:table-cell>
        </table:table-row>
        <table:table-row table:style-name="ro1">
          <table:table-cell table:formula="of:=[$'mit-autotrim-10s'.R94]" office:value-type="float" office:value="0" calcext:value-type="float">
            <text:p>0</text:p>
          </table:table-cell>
          <table:table-cell table:formula="of:=[$'ohne-autotrim'.R94]" office:value-type="float" office:value="936332" calcext:value-type="float">
            <text:p>936332</text:p>
          </table:table-cell>
        </table:table-row>
        <table:table-row table:style-name="ro1">
          <table:table-cell table:formula="of:=[$'mit-autotrim-10s'.R95]" office:value-type="float" office:value="0" calcext:value-type="float">
            <text:p>0</text:p>
          </table:table-cell>
          <table:table-cell table:formula="of:=[$'ohne-autotrim'.R95]" office:value-type="float" office:value="936332" calcext:value-type="float">
            <text:p>936332</text:p>
          </table:table-cell>
        </table:table-row>
        <table:table-row table:style-name="ro1">
          <table:table-cell table:formula="of:=[$'mit-autotrim-10s'.R96]" office:value-type="float" office:value="0" calcext:value-type="float">
            <text:p>0</text:p>
          </table:table-cell>
          <table:table-cell table:formula="of:=[$'ohne-autotrim'.R96]" office:value-type="float" office:value="936512" calcext:value-type="float">
            <text:p>936512</text:p>
          </table:table-cell>
        </table:table-row>
        <table:table-row table:style-name="ro1">
          <table:table-cell table:formula="of:=[$'mit-autotrim-10s'.R97]" office:value-type="float" office:value="0" calcext:value-type="float">
            <text:p>0</text:p>
          </table:table-cell>
          <table:table-cell table:formula="of:=[$'ohne-autotrim'.R97]" office:value-type="float" office:value="936852" calcext:value-type="float">
            <text:p>936852</text:p>
          </table:table-cell>
        </table:table-row>
        <table:table-row table:style-name="ro1">
          <table:table-cell table:formula="of:=[$'mit-autotrim-10s'.R98]" office:value-type="float" office:value="0" calcext:value-type="float">
            <text:p>0</text:p>
          </table:table-cell>
          <table:table-cell table:formula="of:=[$'ohne-autotrim'.R98]" office:value-type="float" office:value="937112" calcext:value-type="float">
            <text:p>937112</text:p>
          </table:table-cell>
        </table:table-row>
        <table:table-row table:style-name="ro1">
          <table:table-cell table:formula="of:=[$'mit-autotrim-10s'.R99]" office:value-type="float" office:value="0" calcext:value-type="float">
            <text:p>0</text:p>
          </table:table-cell>
          <table:table-cell table:formula="of:=[$'ohne-autotrim'.R99]" office:value-type="float" office:value="937112" calcext:value-type="float">
            <text:p>937112</text:p>
          </table:table-cell>
        </table:table-row>
        <table:table-row table:style-name="ro1">
          <table:table-cell table:formula="of:=[$'mit-autotrim-10s'.R100]" office:value-type="float" office:value="0" calcext:value-type="float">
            <text:p>0</text:p>
          </table:table-cell>
          <table:table-cell table:formula="of:=[$'ohne-autotrim'.R100]" office:value-type="float" office:value="937112" calcext:value-type="float">
            <text:p>937112</text:p>
          </table:table-cell>
        </table:table-row>
        <table:table-row table:style-name="ro1">
          <table:table-cell table:formula="of:=[$'mit-autotrim-10s'.R101]" office:value-type="float" office:value="0" calcext:value-type="float">
            <text:p>0</text:p>
          </table:table-cell>
          <table:table-cell table:formula="of:=[$'ohne-autotrim'.R101]" office:value-type="float" office:value="937112" calcext:value-type="float">
            <text:p>937112</text:p>
          </table:table-cell>
        </table:table-row>
        <table:table-row table:style-name="ro1">
          <table:table-cell table:formula="of:=[$'mit-autotrim-10s'.R102]" office:value-type="float" office:value="0" calcext:value-type="float">
            <text:p>0</text:p>
          </table:table-cell>
          <table:table-cell table:formula="of:=[$'ohne-autotrim'.R102]" office:value-type="float" office:value="937300" calcext:value-type="float">
            <text:p>937300</text:p>
          </table:table-cell>
        </table:table-row>
        <table:table-row table:style-name="ro1">
          <table:table-cell table:formula="of:=[$'mit-autotrim-10s'.R103]" office:value-type="float" office:value="0" calcext:value-type="float">
            <text:p>0</text:p>
          </table:table-cell>
          <table:table-cell table:formula="of:=[$'ohne-autotrim'.R103]" office:value-type="float" office:value="937300" calcext:value-type="float">
            <text:p>937300</text:p>
          </table:table-cell>
        </table:table-row>
        <table:table-row table:style-name="ro1">
          <table:table-cell table:formula="of:=[$'mit-autotrim-10s'.R104]" office:value-type="float" office:value="0" calcext:value-type="float">
            <text:p>0</text:p>
          </table:table-cell>
          <table:table-cell table:formula="of:=[$'ohne-autotrim'.R104]" office:value-type="float" office:value="939404" calcext:value-type="float">
            <text:p>939404</text:p>
          </table:table-cell>
        </table:table-row>
        <table:table-row table:style-name="ro1">
          <table:table-cell table:formula="of:=[$'mit-autotrim-10s'.R105]" office:value-type="float" office:value="0" calcext:value-type="float">
            <text:p>0</text:p>
          </table:table-cell>
          <table:table-cell table:formula="of:=[$'ohne-autotrim'.R105]" office:value-type="float" office:value="939404" calcext:value-type="float">
            <text:p>939404</text:p>
          </table:table-cell>
        </table:table-row>
        <table:table-row table:style-name="ro1">
          <table:table-cell table:formula="of:=[$'mit-autotrim-10s'.R106]" office:value-type="float" office:value="0" calcext:value-type="float">
            <text:p>0</text:p>
          </table:table-cell>
          <table:table-cell table:formula="of:=[$'ohne-autotrim'.R106]" office:value-type="float" office:value="939820" calcext:value-type="float">
            <text:p>939820</text:p>
          </table:table-cell>
        </table:table-row>
        <table:table-row table:style-name="ro1">
          <table:table-cell table:formula="of:=[$'mit-autotrim-10s'.R107]" office:value-type="float" office:value="0" calcext:value-type="float">
            <text:p>0</text:p>
          </table:table-cell>
          <table:table-cell table:formula="of:=[$'ohne-autotrim'.R107]" office:value-type="float" office:value="939820" calcext:value-type="float">
            <text:p>939820</text:p>
          </table:table-cell>
        </table:table-row>
        <table:table-row table:style-name="ro1">
          <table:table-cell table:formula="of:=[$'mit-autotrim-10s'.R108]" office:value-type="float" office:value="0" calcext:value-type="float">
            <text:p>0</text:p>
          </table:table-cell>
          <table:table-cell table:formula="of:=[$'ohne-autotrim'.R108]" office:value-type="float" office:value="940080" calcext:value-type="float">
            <text:p>940080</text:p>
          </table:table-cell>
        </table:table-row>
        <table:table-row table:style-name="ro1">
          <table:table-cell table:formula="of:=[$'mit-autotrim-10s'.R109]" office:value-type="float" office:value="0" calcext:value-type="float">
            <text:p>0</text:p>
          </table:table-cell>
          <table:table-cell table:formula="of:=[$'ohne-autotrim'.R109]" office:value-type="float" office:value="941136" calcext:value-type="float">
            <text:p>941136</text:p>
          </table:table-cell>
        </table:table-row>
        <table:table-row table:style-name="ro1">
          <table:table-cell table:formula="of:=[$'mit-autotrim-10s'.R110]" office:value-type="float" office:value="0" calcext:value-type="float">
            <text:p>0</text:p>
          </table:table-cell>
          <table:table-cell table:formula="of:=[$'ohne-autotrim'.R110]" office:value-type="float" office:value="941228" calcext:value-type="float">
            <text:p>941228</text:p>
          </table:table-cell>
        </table:table-row>
        <table:table-row table:style-name="ro1">
          <table:table-cell table:formula="of:=[$'mit-autotrim-10s'.R111]" office:value-type="float" office:value="0" calcext:value-type="float">
            <text:p>0</text:p>
          </table:table-cell>
          <table:table-cell table:formula="of:=[$'ohne-autotrim'.R111]" office:value-type="float" office:value="941436" calcext:value-type="float">
            <text:p>941436</text:p>
          </table:table-cell>
        </table:table-row>
        <table:table-row table:style-name="ro1">
          <table:table-cell table:formula="of:=[$'mit-autotrim-10s'.R112]" office:value-type="float" office:value="0" calcext:value-type="float">
            <text:p>0</text:p>
          </table:table-cell>
          <table:table-cell table:formula="of:=[$'ohne-autotrim'.R112]" office:value-type="float" office:value="941696" calcext:value-type="float">
            <text:p>941696</text:p>
          </table:table-cell>
        </table:table-row>
        <table:table-row table:style-name="ro1">
          <table:table-cell table:formula="of:=[$'mit-autotrim-10s'.R113]" office:value-type="float" office:value="0" calcext:value-type="float">
            <text:p>0</text:p>
          </table:table-cell>
          <table:table-cell table:formula="of:=[$'ohne-autotrim'.R113]" office:value-type="float" office:value="942488" calcext:value-type="float">
            <text:p>942488</text:p>
          </table:table-cell>
        </table:table-row>
        <table:table-row table:style-name="ro1">
          <table:table-cell table:formula="of:=[$'mit-autotrim-10s'.R114]" office:value-type="float" office:value="0" calcext:value-type="float">
            <text:p>0</text:p>
          </table:table-cell>
          <table:table-cell table:formula="of:=[$'ohne-autotrim'.R114]" office:value-type="float" office:value="949604" calcext:value-type="float">
            <text:p>949604</text:p>
          </table:table-cell>
        </table:table-row>
        <table:table-row table:style-name="ro1">
          <table:table-cell table:formula="of:=[$'mit-autotrim-10s'.R115]" office:value-type="float" office:value="0" calcext:value-type="float">
            <text:p>0</text:p>
          </table:table-cell>
          <table:table-cell table:formula="of:=[$'ohne-autotrim'.R115]" office:value-type="float" office:value="949832" calcext:value-type="float">
            <text:p>949832</text:p>
          </table:table-cell>
        </table:table-row>
        <table:table-row table:style-name="ro1">
          <table:table-cell table:formula="of:=[$'mit-autotrim-10s'.R116]" office:value-type="float" office:value="0" calcext:value-type="float">
            <text:p>0</text:p>
          </table:table-cell>
          <table:table-cell table:formula="of:=[$'ohne-autotrim'.R116]" office:value-type="float" office:value="949832" calcext:value-type="float">
            <text:p>949832</text:p>
          </table:table-cell>
        </table:table-row>
        <table:table-row table:style-name="ro1">
          <table:table-cell table:formula="of:=[$'mit-autotrim-10s'.R117]" office:value-type="float" office:value="0" calcext:value-type="float">
            <text:p>0</text:p>
          </table:table-cell>
          <table:table-cell table:formula="of:=[$'ohne-autotrim'.R117]" office:value-type="float" office:value="949832" calcext:value-type="float">
            <text:p>949832</text:p>
          </table:table-cell>
        </table:table-row>
        <table:table-row table:style-name="ro1">
          <table:table-cell table:formula="of:=[$'mit-autotrim-10s'.R118]" office:value-type="float" office:value="0" calcext:value-type="float">
            <text:p>0</text:p>
          </table:table-cell>
          <table:table-cell table:formula="of:=[$'ohne-autotrim'.R118]" office:value-type="float" office:value="949832" calcext:value-type="float">
            <text:p>949832</text:p>
          </table:table-cell>
        </table:table-row>
        <table:table-row table:style-name="ro1">
          <table:table-cell table:formula="of:=[$'mit-autotrim-10s'.R119]" office:value-type="float" office:value="0" calcext:value-type="float">
            <text:p>0</text:p>
          </table:table-cell>
          <table:table-cell table:formula="of:=[$'ohne-autotrim'.R119]" office:value-type="float" office:value="949832" calcext:value-type="float">
            <text:p>949832</text:p>
          </table:table-cell>
        </table:table-row>
        <table:table-row table:style-name="ro1">
          <table:table-cell table:formula="of:=[$'mit-autotrim-10s'.R120]" office:value-type="float" office:value="0" calcext:value-type="float">
            <text:p>0</text:p>
          </table:table-cell>
          <table:table-cell table:formula="of:=[$'ohne-autotrim'.R120]" office:value-type="float" office:value="949832" calcext:value-type="float">
            <text:p>949832</text:p>
          </table:table-cell>
        </table:table-row>
        <table:table-row table:style-name="ro1">
          <table:table-cell table:formula="of:=[$'mit-autotrim-10s'.R121]" office:value-type="float" office:value="0" calcext:value-type="float">
            <text:p>0</text:p>
          </table:table-cell>
          <table:table-cell table:formula="of:=[$'ohne-autotrim'.R121]" office:value-type="float" office:value="949832" calcext:value-type="float">
            <text:p>949832</text:p>
          </table:table-cell>
        </table:table-row>
        <table:table-row table:style-name="ro1">
          <table:table-cell table:formula="of:=[$'mit-autotrim-10s'.R122]" office:value-type="float" office:value="0" calcext:value-type="float">
            <text:p>0</text:p>
          </table:table-cell>
          <table:table-cell table:formula="of:=[$'ohne-autotrim'.R122]" office:value-type="float" office:value="949832" calcext:value-type="float">
            <text:p>949832</text:p>
          </table:table-cell>
        </table:table-row>
        <table:table-row table:style-name="ro1">
          <table:table-cell table:formula="of:=[$'mit-autotrim-10s'.R123]" office:value-type="float" office:value="0" calcext:value-type="float">
            <text:p>0</text:p>
          </table:table-cell>
          <table:table-cell table:formula="of:=[$'ohne-autotrim'.R123]" office:value-type="float" office:value="949832" calcext:value-type="float">
            <text:p>949832</text:p>
          </table:table-cell>
        </table:table-row>
        <table:table-row table:style-name="ro1">
          <table:table-cell table:formula="of:=[$'mit-autotrim-10s'.R124]" office:value-type="float" office:value="0" calcext:value-type="float">
            <text:p>0</text:p>
          </table:table-cell>
          <table:table-cell table:formula="of:=[$'ohne-autotrim'.R124]" office:value-type="float" office:value="949832" calcext:value-type="float">
            <text:p>949832</text:p>
          </table:table-cell>
        </table:table-row>
        <table:table-row table:style-name="ro1">
          <table:table-cell table:formula="of:=[$'mit-autotrim-10s'.R125]" office:value-type="float" office:value="0" calcext:value-type="float">
            <text:p>0</text:p>
          </table:table-cell>
          <table:table-cell table:formula="of:=[$'ohne-autotrim'.R125]" office:value-type="float" office:value="949832" calcext:value-type="float">
            <text:p>949832</text:p>
          </table:table-cell>
        </table:table-row>
        <table:table-row table:style-name="ro1">
          <table:table-cell table:formula="of:=[$'mit-autotrim-10s'.R126]" office:value-type="float" office:value="0" calcext:value-type="float">
            <text:p>0</text:p>
          </table:table-cell>
          <table:table-cell table:formula="of:=[$'ohne-autotrim'.R126]" office:value-type="float" office:value="956668" calcext:value-type="float">
            <text:p>956668</text:p>
          </table:table-cell>
        </table:table-row>
        <table:table-row table:style-name="ro1">
          <table:table-cell table:formula="of:=[$'mit-autotrim-10s'.R127]" office:value-type="float" office:value="0" calcext:value-type="float">
            <text:p>0</text:p>
          </table:table-cell>
          <table:table-cell table:formula="of:=[$'ohne-autotrim'.R127]" office:value-type="float" office:value="957448" calcext:value-type="float">
            <text:p>957448</text:p>
          </table:table-cell>
        </table:table-row>
        <table:table-row table:style-name="ro1">
          <table:table-cell table:formula="of:=[$'mit-autotrim-10s'.R128]" office:value-type="float" office:value="0" calcext:value-type="float">
            <text:p>0</text:p>
          </table:table-cell>
          <table:table-cell table:formula="of:=[$'ohne-autotrim'.R128]" office:value-type="float" office:value="957448" calcext:value-type="float">
            <text:p>957448</text:p>
          </table:table-cell>
        </table:table-row>
        <table:table-row table:style-name="ro1">
          <table:table-cell table:formula="of:=[$'mit-autotrim-10s'.R129]" office:value-type="float" office:value="0" calcext:value-type="float">
            <text:p>0</text:p>
          </table:table-cell>
          <table:table-cell table:formula="of:=[$'ohne-autotrim'.R129]" office:value-type="float" office:value="957448" calcext:value-type="float">
            <text:p>957448</text:p>
          </table:table-cell>
        </table:table-row>
        <table:table-row table:style-name="ro1">
          <table:table-cell table:formula="of:=[$'mit-autotrim-10s'.R130]" office:value-type="float" office:value="0" calcext:value-type="float">
            <text:p>0</text:p>
          </table:table-cell>
          <table:table-cell table:formula="of:=[$'ohne-autotrim'.R130]" office:value-type="float" office:value="957448" calcext:value-type="float">
            <text:p>957448</text:p>
          </table:table-cell>
        </table:table-row>
        <table:table-row table:style-name="ro1">
          <table:table-cell table:formula="of:=[$'mit-autotrim-10s'.R131]" office:value-type="float" office:value="0" calcext:value-type="float">
            <text:p>0</text:p>
          </table:table-cell>
          <table:table-cell table:formula="of:=[$'ohne-autotrim'.R131]" office:value-type="float" office:value="958240" calcext:value-type="float">
            <text:p>958240</text:p>
          </table:table-cell>
        </table:table-row>
        <table:table-row table:style-name="ro1">
          <table:table-cell table:formula="of:=[$'mit-autotrim-10s'.R132]" office:value-type="float" office:value="0" calcext:value-type="float">
            <text:p>0</text:p>
          </table:table-cell>
          <table:table-cell table:formula="of:=[$'ohne-autotrim'.R132]" office:value-type="float" office:value="959072" calcext:value-type="float">
            <text:p>959072</text:p>
          </table:table-cell>
        </table:table-row>
        <table:table-row table:style-name="ro1">
          <table:table-cell table:formula="of:=[$'mit-autotrim-10s'.R133]" office:value-type="float" office:value="0" calcext:value-type="float">
            <text:p>0</text:p>
          </table:table-cell>
          <table:table-cell table:formula="of:=[$'ohne-autotrim'.R133]" office:value-type="float" office:value="960916" calcext:value-type="float">
            <text:p>960916</text:p>
          </table:table-cell>
        </table:table-row>
        <table:table-row table:style-name="ro1">
          <table:table-cell table:formula="of:=[$'mit-autotrim-10s'.R134]" office:value-type="float" office:value="0" calcext:value-type="float">
            <text:p>0</text:p>
          </table:table-cell>
          <table:table-cell table:formula="of:=[$'ohne-autotrim'.R134]" office:value-type="float" office:value="960916" calcext:value-type="float">
            <text:p>960916</text:p>
          </table:table-cell>
        </table:table-row>
        <table:table-row table:style-name="ro1">
          <table:table-cell table:formula="of:=[$'mit-autotrim-10s'.R135]" office:value-type="float" office:value="0" calcext:value-type="float">
            <text:p>0</text:p>
          </table:table-cell>
          <table:table-cell table:formula="of:=[$'ohne-autotrim'.R135]" office:value-type="float" office:value="960916" calcext:value-type="float">
            <text:p>960916</text:p>
          </table:table-cell>
        </table:table-row>
        <table:table-row table:style-name="ro1">
          <table:table-cell table:formula="of:=[$'mit-autotrim-10s'.R136]" office:value-type="float" office:value="0" calcext:value-type="float">
            <text:p>0</text:p>
          </table:table-cell>
          <table:table-cell table:formula="of:=[$'ohne-autotrim'.R136]" office:value-type="float" office:value="962944" calcext:value-type="float">
            <text:p>962944</text:p>
          </table:table-cell>
        </table:table-row>
        <table:table-row table:style-name="ro1">
          <table:table-cell table:formula="of:=[$'mit-autotrim-10s'.R137]" office:value-type="float" office:value="0" calcext:value-type="float">
            <text:p>0</text:p>
          </table:table-cell>
          <table:table-cell table:formula="of:=[$'ohne-autotrim'.R137]" office:value-type="float" office:value="962944" calcext:value-type="float">
            <text:p>962944</text:p>
          </table:table-cell>
        </table:table-row>
        <table:table-row table:style-name="ro1">
          <table:table-cell table:formula="of:=[$'mit-autotrim-10s'.R138]" office:value-type="float" office:value="0" calcext:value-type="float">
            <text:p>0</text:p>
          </table:table-cell>
          <table:table-cell table:formula="of:=[$'ohne-autotrim'.R138]" office:value-type="float" office:value="963468" calcext:value-type="float">
            <text:p>963468</text:p>
          </table:table-cell>
        </table:table-row>
        <table:table-row table:style-name="ro1">
          <table:table-cell table:formula="of:=[$'mit-autotrim-10s'.R139]" office:value-type="float" office:value="0" calcext:value-type="float">
            <text:p>0</text:p>
          </table:table-cell>
          <table:table-cell table:formula="of:=[$'ohne-autotrim'.R139]" office:value-type="float" office:value="963468" calcext:value-type="float">
            <text:p>963468</text:p>
          </table:table-cell>
        </table:table-row>
        <table:table-row table:style-name="ro1">
          <table:table-cell table:formula="of:=[$'mit-autotrim-10s'.R140]" office:value-type="float" office:value="0" calcext:value-type="float">
            <text:p>0</text:p>
          </table:table-cell>
          <table:table-cell table:formula="of:=[$'ohne-autotrim'.R140]" office:value-type="float" office:value="964292" calcext:value-type="float">
            <text:p>964292</text:p>
          </table:table-cell>
        </table:table-row>
        <table:table-row table:style-name="ro1">
          <table:table-cell table:formula="of:=[$'mit-autotrim-10s'.R141]" office:value-type="float" office:value="0" calcext:value-type="float">
            <text:p>0</text:p>
          </table:table-cell>
          <table:table-cell table:formula="of:=[$'ohne-autotrim'.R141]" office:value-type="float" office:value="964292" calcext:value-type="float">
            <text:p>964292</text:p>
          </table:table-cell>
        </table:table-row>
        <table:table-row table:style-name="ro1">
          <table:table-cell table:formula="of:=[$'mit-autotrim-10s'.R142]" office:value-type="float" office:value="0" calcext:value-type="float">
            <text:p>0</text:p>
          </table:table-cell>
          <table:table-cell table:formula="of:=[$'ohne-autotrim'.R142]" office:value-type="float" office:value="964292" calcext:value-type="float">
            <text:p>964292</text:p>
          </table:table-cell>
        </table:table-row>
        <table:table-row table:style-name="ro1">
          <table:table-cell table:formula="of:=[$'mit-autotrim-10s'.R143]" office:value-type="float" office:value="0" calcext:value-type="float">
            <text:p>0</text:p>
          </table:table-cell>
          <table:table-cell table:formula="of:=[$'ohne-autotrim'.R143]" office:value-type="float" office:value="966128" calcext:value-type="float">
            <text:p>966128</text:p>
          </table:table-cell>
        </table:table-row>
        <table:table-row table:style-name="ro1">
          <table:table-cell table:formula="of:=[$'mit-autotrim-10s'.R144]" office:value-type="float" office:value="0" calcext:value-type="float">
            <text:p>0</text:p>
          </table:table-cell>
          <table:table-cell table:formula="of:=[$'ohne-autotrim'.R144]" office:value-type="float" office:value="966976" calcext:value-type="float">
            <text:p>966976</text:p>
          </table:table-cell>
        </table:table-row>
        <table:table-row table:style-name="ro1">
          <table:table-cell table:formula="of:=[$'mit-autotrim-10s'.R145]" office:value-type="float" office:value="0" calcext:value-type="float">
            <text:p>0</text:p>
          </table:table-cell>
          <table:table-cell table:formula="of:=[$'ohne-autotrim'.R145]" office:value-type="float" office:value="966976" calcext:value-type="float">
            <text:p>966976</text:p>
          </table:table-cell>
        </table:table-row>
        <table:table-row table:style-name="ro1">
          <table:table-cell table:formula="of:=[$'mit-autotrim-10s'.R146]" office:value-type="float" office:value="0" calcext:value-type="float">
            <text:p>0</text:p>
          </table:table-cell>
          <table:table-cell table:formula="of:=[$'ohne-autotrim'.R146]" office:value-type="float" office:value="966976" calcext:value-type="float">
            <text:p>966976</text:p>
          </table:table-cell>
        </table:table-row>
        <table:table-row table:style-name="ro1">
          <table:table-cell table:formula="of:=[$'mit-autotrim-10s'.R147]" office:value-type="float" office:value="0" calcext:value-type="float">
            <text:p>0</text:p>
          </table:table-cell>
          <table:table-cell table:formula="of:=[$'ohne-autotrim'.R147]" office:value-type="float" office:value="966976" calcext:value-type="float">
            <text:p>966976</text:p>
          </table:table-cell>
        </table:table-row>
        <table:table-row table:style-name="ro1">
          <table:table-cell table:formula="of:=[$'mit-autotrim-10s'.R148]" office:value-type="float" office:value="0" calcext:value-type="float">
            <text:p>0</text:p>
          </table:table-cell>
          <table:table-cell table:formula="of:=[$'ohne-autotrim'.R148]" office:value-type="float" office:value="966976" calcext:value-type="float">
            <text:p>966976</text:p>
          </table:table-cell>
        </table:table-row>
        <table:table-row table:style-name="ro1">
          <table:table-cell table:formula="of:=[$'mit-autotrim-10s'.R149]" office:value-type="float" office:value="0" calcext:value-type="float">
            <text:p>0</text:p>
          </table:table-cell>
          <table:table-cell table:formula="of:=[$'ohne-autotrim'.R149]" office:value-type="float" office:value="966976" calcext:value-type="float">
            <text:p>966976</text:p>
          </table:table-cell>
        </table:table-row>
        <table:table-row table:style-name="ro1">
          <table:table-cell table:formula="of:=[$'mit-autotrim-10s'.R150]" office:value-type="float" office:value="0" calcext:value-type="float">
            <text:p>0</text:p>
          </table:table-cell>
          <table:table-cell table:formula="of:=[$'ohne-autotrim'.R150]" office:value-type="float" office:value="966976" calcext:value-type="float">
            <text:p>966976</text:p>
          </table:table-cell>
        </table:table-row>
        <table:table-row table:style-name="ro1">
          <table:table-cell table:formula="of:=[$'mit-autotrim-10s'.R151]" office:value-type="float" office:value="0" calcext:value-type="float">
            <text:p>0</text:p>
          </table:table-cell>
          <table:table-cell table:formula="of:=[$'ohne-autotrim'.R151]" office:value-type="float" office:value="966976" calcext:value-type="float">
            <text:p>966976</text:p>
          </table:table-cell>
        </table:table-row>
        <table:table-row table:style-name="ro1">
          <table:table-cell table:formula="of:=[$'mit-autotrim-10s'.R152]" office:value-type="float" office:value="0" calcext:value-type="float">
            <text:p>0</text:p>
          </table:table-cell>
          <table:table-cell table:formula="of:=[$'ohne-autotrim'.R152]" office:value-type="float" office:value="966976" calcext:value-type="float">
            <text:p>966976</text:p>
          </table:table-cell>
        </table:table-row>
        <table:table-row table:style-name="ro1">
          <table:table-cell table:formula="of:=[$'mit-autotrim-10s'.R153]" office:value-type="float" office:value="0" calcext:value-type="float">
            <text:p>0</text:p>
          </table:table-cell>
          <table:table-cell table:formula="of:=[$'ohne-autotrim'.R153]" office:value-type="float" office:value="967560" calcext:value-type="float">
            <text:p>967560</text:p>
          </table:table-cell>
        </table:table-row>
        <table:table-row table:style-name="ro1">
          <table:table-cell table:formula="of:=[$'mit-autotrim-10s'.R154]" office:value-type="float" office:value="0" calcext:value-type="float">
            <text:p>0</text:p>
          </table:table-cell>
          <table:table-cell table:formula="of:=[$'ohne-autotrim'.R154]" office:value-type="float" office:value="969664" calcext:value-type="float">
            <text:p>969664</text:p>
          </table:table-cell>
        </table:table-row>
        <table:table-row table:style-name="ro1">
          <table:table-cell table:formula="of:=[$'mit-autotrim-10s'.R155]" office:value-type="float" office:value="0" calcext:value-type="float">
            <text:p>0</text:p>
          </table:table-cell>
          <table:table-cell table:formula="of:=[$'ohne-autotrim'.R155]" office:value-type="float" office:value="969664" calcext:value-type="float">
            <text:p>969664</text:p>
          </table:table-cell>
        </table:table-row>
        <table:table-row table:style-name="ro1">
          <table:table-cell table:formula="of:=[$'mit-autotrim-10s'.R156]" office:value-type="float" office:value="0" calcext:value-type="float">
            <text:p>0</text:p>
          </table:table-cell>
          <table:table-cell table:formula="of:=[$'ohne-autotrim'.R156]" office:value-type="float" office:value="969664" calcext:value-type="float">
            <text:p>969664</text:p>
          </table:table-cell>
        </table:table-row>
        <table:table-row table:style-name="ro1">
          <table:table-cell table:formula="of:=[$'mit-autotrim-10s'.R157]" office:value-type="float" office:value="0" calcext:value-type="float">
            <text:p>0</text:p>
          </table:table-cell>
          <table:table-cell table:formula="of:=[$'ohne-autotrim'.R157]" office:value-type="float" office:value="969760" calcext:value-type="float">
            <text:p>969760</text:p>
          </table:table-cell>
        </table:table-row>
        <table:table-row table:style-name="ro1">
          <table:table-cell table:formula="of:=[$'mit-autotrim-10s'.R158]" office:value-type="float" office:value="0" calcext:value-type="float">
            <text:p>0</text:p>
          </table:table-cell>
          <table:table-cell table:formula="of:=[$'ohne-autotrim'.R158]" office:value-type="float" office:value="970212" calcext:value-type="float">
            <text:p>970212</text:p>
          </table:table-cell>
        </table:table-row>
        <table:table-row table:style-name="ro1">
          <table:table-cell table:formula="of:=[$'mit-autotrim-10s'.R159]" office:value-type="float" office:value="0" calcext:value-type="float">
            <text:p>0</text:p>
          </table:table-cell>
          <table:table-cell table:formula="of:=[$'ohne-autotrim'.R159]" office:value-type="float" office:value="970212" calcext:value-type="float">
            <text:p>970212</text:p>
          </table:table-cell>
        </table:table-row>
        <table:table-row table:style-name="ro1">
          <table:table-cell table:formula="of:=[$'mit-autotrim-10s'.R160]" office:value-type="float" office:value="0" calcext:value-type="float">
            <text:p>0</text:p>
          </table:table-cell>
          <table:table-cell table:formula="of:=[$'ohne-autotrim'.R160]" office:value-type="float" office:value="970212" calcext:value-type="float">
            <text:p>970212</text:p>
          </table:table-cell>
        </table:table-row>
        <table:table-row table:style-name="ro1">
          <table:table-cell table:formula="of:=[$'mit-autotrim-10s'.R161]" office:value-type="float" office:value="0" calcext:value-type="float">
            <text:p>0</text:p>
          </table:table-cell>
          <table:table-cell table:formula="of:=[$'ohne-autotrim'.R161]" office:value-type="float" office:value="970212" calcext:value-type="float">
            <text:p>970212</text:p>
          </table:table-cell>
        </table:table-row>
        <table:table-row table:style-name="ro1">
          <table:table-cell table:formula="of:=[$'mit-autotrim-10s'.R162]" office:value-type="float" office:value="0" calcext:value-type="float">
            <text:p>0</text:p>
          </table:table-cell>
          <table:table-cell table:formula="of:=[$'ohne-autotrim'.R162]" office:value-type="float" office:value="970344" calcext:value-type="float">
            <text:p>970344</text:p>
          </table:table-cell>
        </table:table-row>
        <table:table-row table:style-name="ro1">
          <table:table-cell table:formula="of:=[$'mit-autotrim-10s'.R163]" office:value-type="float" office:value="0" calcext:value-type="float">
            <text:p>0</text:p>
          </table:table-cell>
          <table:table-cell table:formula="of:=[$'ohne-autotrim'.R163]" office:value-type="float" office:value="970344" calcext:value-type="float">
            <text:p>970344</text:p>
          </table:table-cell>
        </table:table-row>
        <table:table-row table:style-name="ro1">
          <table:table-cell table:formula="of:=[$'mit-autotrim-10s'.R164]" office:value-type="float" office:value="0" calcext:value-type="float">
            <text:p>0</text:p>
          </table:table-cell>
          <table:table-cell table:formula="of:=[$'ohne-autotrim'.R164]" office:value-type="float" office:value="970344" calcext:value-type="float">
            <text:p>970344</text:p>
          </table:table-cell>
        </table:table-row>
        <table:table-row table:style-name="ro1">
          <table:table-cell table:formula="of:=[$'mit-autotrim-10s'.R165]" office:value-type="float" office:value="0" calcext:value-type="float">
            <text:p>0</text:p>
          </table:table-cell>
          <table:table-cell table:formula="of:=[$'ohne-autotrim'.R165]" office:value-type="float" office:value="970344" calcext:value-type="float">
            <text:p>970344</text:p>
          </table:table-cell>
        </table:table-row>
        <table:table-row table:style-name="ro1">
          <table:table-cell table:formula="of:=[$'mit-autotrim-10s'.R166]" office:value-type="float" office:value="0" calcext:value-type="float">
            <text:p>0</text:p>
          </table:table-cell>
          <table:table-cell table:formula="of:=[$'ohne-autotrim'.R166]" office:value-type="float" office:value="970344" calcext:value-type="float">
            <text:p>970344</text:p>
          </table:table-cell>
        </table:table-row>
        <table:table-row table:style-name="ro1">
          <table:table-cell table:formula="of:=[$'mit-autotrim-10s'.R167]" office:value-type="float" office:value="0" calcext:value-type="float">
            <text:p>0</text:p>
          </table:table-cell>
          <table:table-cell table:formula="of:=[$'ohne-autotrim'.R167]" office:value-type="float" office:value="970344" calcext:value-type="float">
            <text:p>970344</text:p>
          </table:table-cell>
        </table:table-row>
        <table:table-row table:style-name="ro1">
          <table:table-cell table:formula="of:=[$'mit-autotrim-10s'.R168]" office:value-type="float" office:value="0" calcext:value-type="float">
            <text:p>0</text:p>
          </table:table-cell>
          <table:table-cell table:formula="of:=[$'ohne-autotrim'.R168]" office:value-type="float" office:value="970344" calcext:value-type="float">
            <text:p>970344</text:p>
          </table:table-cell>
        </table:table-row>
        <table:table-row table:style-name="ro1">
          <table:table-cell table:formula="of:=[$'mit-autotrim-10s'.R169]" office:value-type="float" office:value="0" calcext:value-type="float">
            <text:p>0</text:p>
          </table:table-cell>
          <table:table-cell table:formula="of:=[$'ohne-autotrim'.R169]" office:value-type="float" office:value="970536" calcext:value-type="float">
            <text:p>970536</text:p>
          </table:table-cell>
        </table:table-row>
        <table:table-row table:style-name="ro1">
          <table:table-cell table:formula="of:=[$'mit-autotrim-10s'.R170]" office:value-type="float" office:value="0" calcext:value-type="float">
            <text:p>0</text:p>
          </table:table-cell>
          <table:table-cell table:formula="of:=[$'ohne-autotrim'.R170]" office:value-type="float" office:value="970556" calcext:value-type="float">
            <text:p>970556</text:p>
          </table:table-cell>
        </table:table-row>
        <table:table-row table:style-name="ro1">
          <table:table-cell table:formula="of:=[$'mit-autotrim-10s'.R171]" office:value-type="float" office:value="0" calcext:value-type="float">
            <text:p>0</text:p>
          </table:table-cell>
          <table:table-cell table:formula="of:=[$'ohne-autotrim'.R171]" office:value-type="float" office:value="970556" calcext:value-type="float">
            <text:p>970556</text:p>
          </table:table-cell>
        </table:table-row>
        <table:table-row table:style-name="ro1">
          <table:table-cell table:formula="of:=[$'mit-autotrim-10s'.R172]" office:value-type="float" office:value="0" calcext:value-type="float">
            <text:p>0</text:p>
          </table:table-cell>
          <table:table-cell table:formula="of:=[$'ohne-autotrim'.R172]" office:value-type="float" office:value="970556" calcext:value-type="float">
            <text:p>970556</text:p>
          </table:table-cell>
        </table:table-row>
        <table:table-row table:style-name="ro1">
          <table:table-cell table:formula="of:=[$'mit-autotrim-10s'.R173]" office:value-type="float" office:value="0" calcext:value-type="float">
            <text:p>0</text:p>
          </table:table-cell>
          <table:table-cell table:formula="of:=[$'ohne-autotrim'.R173]" office:value-type="float" office:value="970556" calcext:value-type="float">
            <text:p>970556</text:p>
          </table:table-cell>
        </table:table-row>
        <table:table-row table:style-name="ro1">
          <table:table-cell table:formula="of:=[$'mit-autotrim-10s'.R174]" office:value-type="float" office:value="0" calcext:value-type="float">
            <text:p>0</text:p>
          </table:table-cell>
          <table:table-cell table:formula="of:=[$'ohne-autotrim'.R174]" office:value-type="float" office:value="970556" calcext:value-type="float">
            <text:p>970556</text:p>
          </table:table-cell>
        </table:table-row>
        <table:table-row table:style-name="ro1">
          <table:table-cell table:formula="of:=[$'mit-autotrim-10s'.R175]" office:value-type="float" office:value="0" calcext:value-type="float">
            <text:p>0</text:p>
          </table:table-cell>
          <table:table-cell table:formula="of:=[$'ohne-autotrim'.R175]" office:value-type="float" office:value="970556" calcext:value-type="float">
            <text:p>970556</text:p>
          </table:table-cell>
        </table:table-row>
        <table:table-row table:style-name="ro1">
          <table:table-cell table:formula="of:=[$'mit-autotrim-10s'.R176]" office:value-type="float" office:value="0" calcext:value-type="float">
            <text:p>0</text:p>
          </table:table-cell>
          <table:table-cell table:formula="of:=[$'ohne-autotrim'.R176]" office:value-type="float" office:value="971872" calcext:value-type="float">
            <text:p>971872</text:p>
          </table:table-cell>
        </table:table-row>
        <table:table-row table:style-name="ro1">
          <table:table-cell table:formula="of:=[$'mit-autotrim-10s'.R177]" office:value-type="float" office:value="0" calcext:value-type="float">
            <text:p>0</text:p>
          </table:table-cell>
          <table:table-cell table:formula="of:=[$'ohne-autotrim'.R177]" office:value-type="float" office:value="971872" calcext:value-type="float">
            <text:p>971872</text:p>
          </table:table-cell>
        </table:table-row>
        <table:table-row table:style-name="ro1">
          <table:table-cell table:formula="of:=[$'mit-autotrim-10s'.R178]" office:value-type="float" office:value="0" calcext:value-type="float">
            <text:p>0</text:p>
          </table:table-cell>
          <table:table-cell table:formula="of:=[$'ohne-autotrim'.R178]" office:value-type="float" office:value="971872" calcext:value-type="float">
            <text:p>971872</text:p>
          </table:table-cell>
        </table:table-row>
        <table:table-row table:style-name="ro1">
          <table:table-cell table:formula="of:=[$'mit-autotrim-10s'.R179]" office:value-type="float" office:value="0" calcext:value-type="float">
            <text:p>0</text:p>
          </table:table-cell>
          <table:table-cell table:formula="of:=[$'ohne-autotrim'.R179]" office:value-type="float" office:value="974752" calcext:value-type="float">
            <text:p>974752</text:p>
          </table:table-cell>
        </table:table-row>
        <table:table-row table:style-name="ro1">
          <table:table-cell table:formula="of:=[$'mit-autotrim-10s'.R180]" office:value-type="float" office:value="0" calcext:value-type="float">
            <text:p>0</text:p>
          </table:table-cell>
          <table:table-cell table:formula="of:=[$'ohne-autotrim'.R180]" office:value-type="float" office:value="976336" calcext:value-type="float">
            <text:p>976336</text:p>
          </table:table-cell>
        </table:table-row>
        <table:table-row table:style-name="ro1">
          <table:table-cell table:formula="of:=[$'mit-autotrim-10s'.R181]" office:value-type="float" office:value="0" calcext:value-type="float">
            <text:p>0</text:p>
          </table:table-cell>
          <table:table-cell table:formula="of:=[$'ohne-autotrim'.R181]" office:value-type="float" office:value="976336" calcext:value-type="float">
            <text:p>976336</text:p>
          </table:table-cell>
        </table:table-row>
        <table:table-row table:style-name="ro1">
          <table:table-cell table:formula="of:=[$'mit-autotrim-10s'.R182]" office:value-type="float" office:value="0" calcext:value-type="float">
            <text:p>0</text:p>
          </table:table-cell>
          <table:table-cell table:formula="of:=[$'ohne-autotrim'.R182]" office:value-type="float" office:value="976336" calcext:value-type="float">
            <text:p>976336</text:p>
          </table:table-cell>
        </table:table-row>
        <table:table-row table:style-name="ro1">
          <table:table-cell table:formula="of:=[$'mit-autotrim-10s'.R183]" office:value-type="float" office:value="0" calcext:value-type="float">
            <text:p>0</text:p>
          </table:table-cell>
          <table:table-cell table:formula="of:=[$'ohne-autotrim'.R183]" office:value-type="float" office:value="976540" calcext:value-type="float">
            <text:p>976540</text:p>
          </table:table-cell>
        </table:table-row>
        <table:table-row table:style-name="ro1">
          <table:table-cell table:formula="of:=[$'mit-autotrim-10s'.R184]" office:value-type="float" office:value="0" calcext:value-type="float">
            <text:p>0</text:p>
          </table:table-cell>
          <table:table-cell table:formula="of:=[$'ohne-autotrim'.R184]" office:value-type="float" office:value="976748" calcext:value-type="float">
            <text:p>976748</text:p>
          </table:table-cell>
        </table:table-row>
        <table:table-row table:style-name="ro1">
          <table:table-cell table:formula="of:=[$'mit-autotrim-10s'.R185]" office:value-type="float" office:value="0" calcext:value-type="float">
            <text:p>0</text:p>
          </table:table-cell>
          <table:table-cell table:formula="of:=[$'ohne-autotrim'.R185]" office:value-type="float" office:value="976748" calcext:value-type="float">
            <text:p>976748</text:p>
          </table:table-cell>
        </table:table-row>
        <table:table-row table:style-name="ro1">
          <table:table-cell table:formula="of:=[$'mit-autotrim-10s'.R186]" office:value-type="float" office:value="0" calcext:value-type="float">
            <text:p>0</text:p>
          </table:table-cell>
          <table:table-cell table:formula="of:=[$'ohne-autotrim'.R186]" office:value-type="float" office:value="976748" calcext:value-type="float">
            <text:p>976748</text:p>
          </table:table-cell>
        </table:table-row>
        <table:table-row table:style-name="ro1">
          <table:table-cell table:formula="of:=[$'mit-autotrim-10s'.R187]" office:value-type="float" office:value="0" calcext:value-type="float">
            <text:p>0</text:p>
          </table:table-cell>
          <table:table-cell table:formula="of:=[$'ohne-autotrim'.R187]" office:value-type="float" office:value="976748" calcext:value-type="float">
            <text:p>976748</text:p>
          </table:table-cell>
        </table:table-row>
        <table:table-row table:style-name="ro1">
          <table:table-cell table:formula="of:=[$'mit-autotrim-10s'.R188]" office:value-type="float" office:value="0" calcext:value-type="float">
            <text:p>0</text:p>
          </table:table-cell>
          <table:table-cell table:formula="of:=[$'ohne-autotrim'.R188]" office:value-type="float" office:value="976748" calcext:value-type="float">
            <text:p>976748</text:p>
          </table:table-cell>
        </table:table-row>
        <table:table-row table:style-name="ro1">
          <table:table-cell table:formula="of:=[$'mit-autotrim-10s'.R189]" office:value-type="float" office:value="0" calcext:value-type="float">
            <text:p>0</text:p>
          </table:table-cell>
          <table:table-cell table:formula="of:=[$'ohne-autotrim'.R189]" office:value-type="float" office:value="976748" calcext:value-type="float">
            <text:p>976748</text:p>
          </table:table-cell>
        </table:table-row>
        <table:table-row table:style-name="ro1">
          <table:table-cell table:formula="of:=[$'mit-autotrim-10s'.R190]" office:value-type="float" office:value="0" calcext:value-type="float">
            <text:p>0</text:p>
          </table:table-cell>
          <table:table-cell table:formula="of:=[$'ohne-autotrim'.R190]" office:value-type="float" office:value="976748" calcext:value-type="float">
            <text:p>976748</text:p>
          </table:table-cell>
        </table:table-row>
        <table:table-row table:style-name="ro1">
          <table:table-cell table:formula="of:=[$'mit-autotrim-10s'.R191]" office:value-type="float" office:value="0" calcext:value-type="float">
            <text:p>0</text:p>
          </table:table-cell>
          <table:table-cell table:formula="of:=[$'ohne-autotrim'.R191]" office:value-type="float" office:value="976748" calcext:value-type="float">
            <text:p>976748</text:p>
          </table:table-cell>
        </table:table-row>
        <table:table-row table:style-name="ro1">
          <table:table-cell table:formula="of:=[$'mit-autotrim-10s'.R192]" office:value-type="float" office:value="0" calcext:value-type="float">
            <text:p>0</text:p>
          </table:table-cell>
          <table:table-cell table:formula="of:=[$'ohne-autotrim'.R192]" office:value-type="float" office:value="976748" calcext:value-type="float">
            <text:p>976748</text:p>
          </table:table-cell>
        </table:table-row>
        <table:table-row table:style-name="ro1">
          <table:table-cell table:formula="of:=[$'mit-autotrim-10s'.R193]" office:value-type="float" office:value="0" calcext:value-type="float">
            <text:p>0</text:p>
          </table:table-cell>
          <table:table-cell table:formula="of:=[$'ohne-autotrim'.R193]" office:value-type="float" office:value="976748" calcext:value-type="float">
            <text:p>976748</text:p>
          </table:table-cell>
        </table:table-row>
        <table:table-row table:style-name="ro1">
          <table:table-cell table:formula="of:=[$'mit-autotrim-10s'.R194]" office:value-type="float" office:value="0" calcext:value-type="float">
            <text:p>0</text:p>
          </table:table-cell>
          <table:table-cell table:formula="of:=[$'ohne-autotrim'.R194]" office:value-type="float" office:value="976748" calcext:value-type="float">
            <text:p>976748</text:p>
          </table:table-cell>
        </table:table-row>
        <table:table-row table:style-name="ro1">
          <table:table-cell table:formula="of:=[$'mit-autotrim-10s'.R195]" office:value-type="float" office:value="0" calcext:value-type="float">
            <text:p>0</text:p>
          </table:table-cell>
          <table:table-cell table:formula="of:=[$'ohne-autotrim'.R195]" office:value-type="float" office:value="978932" calcext:value-type="float">
            <text:p>978932</text:p>
          </table:table-cell>
        </table:table-row>
        <table:table-row table:style-name="ro1">
          <table:table-cell table:formula="of:=[$'mit-autotrim-10s'.R196]" office:value-type="float" office:value="0" calcext:value-type="float">
            <text:p>0</text:p>
          </table:table-cell>
          <table:table-cell table:formula="of:=[$'ohne-autotrim'.R196]" office:value-type="float" office:value="960044" calcext:value-type="float">
            <text:p>960044</text:p>
          </table:table-cell>
        </table:table-row>
        <table:table-row table:style-name="ro1">
          <table:table-cell table:formula="of:=[$'mit-autotrim-10s'.R197]" office:value-type="float" office:value="0" calcext:value-type="float">
            <text:p>0</text:p>
          </table:table-cell>
          <table:table-cell table:formula="of:=[$'ohne-autotrim'.R197]" office:value-type="float" office:value="960044" calcext:value-type="float">
            <text:p>960044</text:p>
          </table:table-cell>
        </table:table-row>
        <table:table-row table:style-name="ro1">
          <table:table-cell table:formula="of:=[$'mit-autotrim-10s'.R198]" office:value-type="float" office:value="0" calcext:value-type="float">
            <text:p>0</text:p>
          </table:table-cell>
          <table:table-cell table:formula="of:=[$'ohne-autotrim'.R198]" office:value-type="float" office:value="960044" calcext:value-type="float">
            <text:p>960044</text:p>
          </table:table-cell>
        </table:table-row>
        <table:table-row table:style-name="ro1">
          <table:table-cell table:formula="of:=[$'mit-autotrim-10s'.R199]" office:value-type="float" office:value="0" calcext:value-type="float">
            <text:p>0</text:p>
          </table:table-cell>
          <table:table-cell table:formula="of:=[$'ohne-autotrim'.R199]" office:value-type="float" office:value="960044" calcext:value-type="float">
            <text:p>960044</text:p>
          </table:table-cell>
        </table:table-row>
        <table:table-row table:style-name="ro1">
          <table:table-cell table:formula="of:=[$'mit-autotrim-10s'.R200]" office:value-type="float" office:value="0" calcext:value-type="float">
            <text:p>0</text:p>
          </table:table-cell>
          <table:table-cell table:formula="of:=[$'ohne-autotrim'.R200]" office:value-type="float" office:value="960044" calcext:value-type="float">
            <text:p>960044</text:p>
          </table:table-cell>
        </table:table-row>
        <table:table-row table:style-name="ro1">
          <table:table-cell table:formula="of:=[$'mit-autotrim-10s'.R201]" office:value-type="float" office:value="0" calcext:value-type="float">
            <text:p>0</text:p>
          </table:table-cell>
          <table:table-cell table:formula="of:=[$'ohne-autotrim'.R201]" office:value-type="float" office:value="960044" calcext:value-type="float">
            <text:p>960044</text:p>
          </table:table-cell>
        </table:table-row>
        <table:table-row table:style-name="ro1">
          <table:table-cell table:formula="of:=[$'mit-autotrim-10s'.R202]" office:value-type="float" office:value="0" calcext:value-type="float">
            <text:p>0</text:p>
          </table:table-cell>
          <table:table-cell table:formula="of:=[$'ohne-autotrim'.R202]" office:value-type="float" office:value="960044" calcext:value-type="float">
            <text:p>960044</text:p>
          </table:table-cell>
        </table:table-row>
        <table:table-row table:style-name="ro1">
          <table:table-cell table:formula="of:=[$'mit-autotrim-10s'.R203]" office:value-type="float" office:value="0" calcext:value-type="float">
            <text:p>0</text:p>
          </table:table-cell>
          <table:table-cell table:formula="of:=[$'ohne-autotrim'.R203]" office:value-type="float" office:value="960044" calcext:value-type="float">
            <text:p>960044</text:p>
          </table:table-cell>
        </table:table-row>
        <table:table-row table:style-name="ro1">
          <table:table-cell table:formula="of:=[$'mit-autotrim-10s'.R204]" office:value-type="float" office:value="0" calcext:value-type="float">
            <text:p>0</text:p>
          </table:table-cell>
          <table:table-cell table:formula="of:=[$'ohne-autotrim'.R204]" office:value-type="float" office:value="960044" calcext:value-type="float">
            <text:p>960044</text:p>
          </table:table-cell>
        </table:table-row>
        <table:table-row table:style-name="ro1">
          <table:table-cell table:formula="of:=[$'mit-autotrim-10s'.R205]" office:value-type="float" office:value="0" calcext:value-type="float">
            <text:p>0</text:p>
          </table:table-cell>
          <table:table-cell table:formula="of:=[$'ohne-autotrim'.R205]" office:value-type="float" office:value="960044" calcext:value-type="float">
            <text:p>960044</text:p>
          </table:table-cell>
        </table:table-row>
        <table:table-row table:style-name="ro1">
          <table:table-cell table:formula="of:=[$'mit-autotrim-10s'.R206]" office:value-type="float" office:value="0" calcext:value-type="float">
            <text:p>0</text:p>
          </table:table-cell>
          <table:table-cell table:formula="of:=[$'ohne-autotrim'.R206]" office:value-type="float" office:value="960044" calcext:value-type="float">
            <text:p>960044</text:p>
          </table:table-cell>
        </table:table-row>
        <table:table-row table:style-name="ro1">
          <table:table-cell table:formula="of:=[$'mit-autotrim-10s'.R207]" office:value-type="float" office:value="0" calcext:value-type="float">
            <text:p>0</text:p>
          </table:table-cell>
          <table:table-cell table:formula="of:=[$'ohne-autotrim'.R207]" office:value-type="float" office:value="960044" calcext:value-type="float">
            <text:p>960044</text:p>
          </table:table-cell>
        </table:table-row>
        <table:table-row table:style-name="ro1">
          <table:table-cell table:formula="of:=[$'mit-autotrim-10s'.R208]" office:value-type="float" office:value="0" calcext:value-type="float">
            <text:p>0</text:p>
          </table:table-cell>
          <table:table-cell table:formula="of:=[$'ohne-autotrim'.R208]" office:value-type="float" office:value="960044" calcext:value-type="float">
            <text:p>960044</text:p>
          </table:table-cell>
        </table:table-row>
        <table:table-row table:style-name="ro1">
          <table:table-cell table:formula="of:=[$'mit-autotrim-10s'.R209]" office:value-type="float" office:value="0" calcext:value-type="float">
            <text:p>0</text:p>
          </table:table-cell>
          <table:table-cell table:formula="of:=[$'ohne-autotrim'.R209]" office:value-type="float" office:value="960252" calcext:value-type="float">
            <text:p>960252</text:p>
          </table:table-cell>
        </table:table-row>
        <table:table-row table:style-name="ro1">
          <table:table-cell table:formula="of:=[$'mit-autotrim-10s'.R210]" office:value-type="float" office:value="0" calcext:value-type="float">
            <text:p>0</text:p>
          </table:table-cell>
          <table:table-cell table:formula="of:=[$'ohne-autotrim'.R210]" office:value-type="float" office:value="960252" calcext:value-type="float">
            <text:p>960252</text:p>
          </table:table-cell>
        </table:table-row>
        <table:table-row table:style-name="ro1">
          <table:table-cell table:formula="of:=[$'mit-autotrim-10s'.R211]" office:value-type="float" office:value="0" calcext:value-type="float">
            <text:p>0</text:p>
          </table:table-cell>
          <table:table-cell table:formula="of:=[$'ohne-autotrim'.R211]" office:value-type="float" office:value="960252" calcext:value-type="float">
            <text:p>960252</text:p>
          </table:table-cell>
        </table:table-row>
        <table:table-row table:style-name="ro1">
          <table:table-cell table:formula="of:=[$'mit-autotrim-10s'.R212]" office:value-type="float" office:value="0" calcext:value-type="float">
            <text:p>0</text:p>
          </table:table-cell>
          <table:table-cell table:formula="of:=[$'ohne-autotrim'.R212]" office:value-type="float" office:value="960252" calcext:value-type="float">
            <text:p>960252</text:p>
          </table:table-cell>
        </table:table-row>
        <table:table-row table:style-name="ro1">
          <table:table-cell table:formula="of:=[$'mit-autotrim-10s'.R213]" office:value-type="float" office:value="0" calcext:value-type="float">
            <text:p>0</text:p>
          </table:table-cell>
          <table:table-cell table:formula="of:=[$'ohne-autotrim'.R213]" office:value-type="float" office:value="960252" calcext:value-type="float">
            <text:p>960252</text:p>
          </table:table-cell>
        </table:table-row>
        <table:table-row table:style-name="ro1">
          <table:table-cell table:formula="of:=[$'mit-autotrim-10s'.R214]" office:value-type="float" office:value="0" calcext:value-type="float">
            <text:p>0</text:p>
          </table:table-cell>
          <table:table-cell table:formula="of:=[$'ohne-autotrim'.R214]" office:value-type="float" office:value="960252" calcext:value-type="float">
            <text:p>960252</text:p>
          </table:table-cell>
        </table:table-row>
        <table:table-row table:style-name="ro1">
          <table:table-cell table:formula="of:=[$'mit-autotrim-10s'.R215]" office:value-type="float" office:value="0" calcext:value-type="float">
            <text:p>0</text:p>
          </table:table-cell>
          <table:table-cell table:formula="of:=[$'ohne-autotrim'.R215]" office:value-type="float" office:value="960252" calcext:value-type="float">
            <text:p>960252</text:p>
          </table:table-cell>
        </table:table-row>
        <table:table-row table:style-name="ro1">
          <table:table-cell table:formula="of:=[$'mit-autotrim-10s'.R216]" office:value-type="float" office:value="0" calcext:value-type="float">
            <text:p>0</text:p>
          </table:table-cell>
          <table:table-cell table:formula="of:=[$'ohne-autotrim'.R216]" office:value-type="float" office:value="960252" calcext:value-type="float">
            <text:p>960252</text:p>
          </table:table-cell>
        </table:table-row>
        <table:table-row table:style-name="ro1">
          <table:table-cell table:formula="of:=[$'mit-autotrim-10s'.R217]" office:value-type="float" office:value="0" calcext:value-type="float">
            <text:p>0</text:p>
          </table:table-cell>
          <table:table-cell table:formula="of:=[$'ohne-autotrim'.R217]" office:value-type="float" office:value="960804" calcext:value-type="float">
            <text:p>960804</text:p>
          </table:table-cell>
        </table:table-row>
        <table:table-row table:style-name="ro1">
          <table:table-cell table:formula="of:=[$'mit-autotrim-10s'.R218]" office:value-type="float" office:value="0" calcext:value-type="float">
            <text:p>0</text:p>
          </table:table-cell>
          <table:table-cell table:formula="of:=[$'ohne-autotrim'.R218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19]" office:value-type="float" office:value="0" calcext:value-type="float">
            <text:p>0</text:p>
          </table:table-cell>
          <table:table-cell table:formula="of:=[$'ohne-autotrim'.R219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20]" office:value-type="float" office:value="0" calcext:value-type="float">
            <text:p>0</text:p>
          </table:table-cell>
          <table:table-cell table:formula="of:=[$'ohne-autotrim'.R220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21]" office:value-type="float" office:value="0" calcext:value-type="float">
            <text:p>0</text:p>
          </table:table-cell>
          <table:table-cell table:formula="of:=[$'ohne-autotrim'.R221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22]" office:value-type="float" office:value="0" calcext:value-type="float">
            <text:p>0</text:p>
          </table:table-cell>
          <table:table-cell table:formula="of:=[$'ohne-autotrim'.R222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23]" office:value-type="float" office:value="0" calcext:value-type="float">
            <text:p>0</text:p>
          </table:table-cell>
          <table:table-cell table:formula="of:=[$'ohne-autotrim'.R223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24]" office:value-type="float" office:value="0" calcext:value-type="float">
            <text:p>0</text:p>
          </table:table-cell>
          <table:table-cell table:formula="of:=[$'ohne-autotrim'.R224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25]" office:value-type="float" office:value="0" calcext:value-type="float">
            <text:p>0</text:p>
          </table:table-cell>
          <table:table-cell table:formula="of:=[$'ohne-autotrim'.R225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26]" office:value-type="float" office:value="0" calcext:value-type="float">
            <text:p>0</text:p>
          </table:table-cell>
          <table:table-cell table:formula="of:=[$'ohne-autotrim'.R226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27]" office:value-type="float" office:value="0" calcext:value-type="float">
            <text:p>0</text:p>
          </table:table-cell>
          <table:table-cell table:formula="of:=[$'ohne-autotrim'.R227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28]" office:value-type="float" office:value="0" calcext:value-type="float">
            <text:p>0</text:p>
          </table:table-cell>
          <table:table-cell table:formula="of:=[$'ohne-autotrim'.R228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29]" office:value-type="float" office:value="0" calcext:value-type="float">
            <text:p>0</text:p>
          </table:table-cell>
          <table:table-cell table:formula="of:=[$'ohne-autotrim'.R229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30]" office:value-type="float" office:value="0" calcext:value-type="float">
            <text:p>0</text:p>
          </table:table-cell>
          <table:table-cell table:formula="of:=[$'ohne-autotrim'.R230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31]" office:value-type="float" office:value="0" calcext:value-type="float">
            <text:p>0</text:p>
          </table:table-cell>
          <table:table-cell table:formula="of:=[$'ohne-autotrim'.R2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'ohne-autotrim'.R232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33]" office:value-type="float" office:value="0" calcext:value-type="float">
            <text:p>0</text:p>
          </table:table-cell>
          <table:table-cell table:formula="of:=[$'ohne-autotrim'.R233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34]" office:value-type="float" office:value="0" calcext:value-type="float">
            <text:p>0</text:p>
          </table:table-cell>
          <table:table-cell table:formula="of:=[$'ohne-autotrim'.R234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35]" office:value-type="float" office:value="0" calcext:value-type="float">
            <text:p>0</text:p>
          </table:table-cell>
          <table:table-cell table:formula="of:=[$'ohne-autotrim'.R235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36]" office:value-type="float" office:value="0" calcext:value-type="float">
            <text:p>0</text:p>
          </table:table-cell>
          <table:table-cell table:formula="of:=[$'ohne-autotrim'.R236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37]" office:value-type="float" office:value="0" calcext:value-type="float">
            <text:p>0</text:p>
          </table:table-cell>
          <table:table-cell table:formula="of:=[$'ohne-autotrim'.R237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38]" office:value-type="float" office:value="0" calcext:value-type="float">
            <text:p>0</text:p>
          </table:table-cell>
          <table:table-cell table:formula="of:=[$'ohne-autotrim'.R238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39]" office:value-type="float" office:value="0" calcext:value-type="float">
            <text:p>0</text:p>
          </table:table-cell>
          <table:table-cell table:formula="of:=[$'ohne-autotrim'.R239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40]" office:value-type="float" office:value="0" calcext:value-type="float">
            <text:p>0</text:p>
          </table:table-cell>
          <table:table-cell table:formula="of:=[$'ohne-autotrim'.R240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41]" office:value-type="float" office:value="0" calcext:value-type="float">
            <text:p>0</text:p>
          </table:table-cell>
          <table:table-cell table:formula="of:=[$'ohne-autotrim'.R241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42]" office:value-type="float" office:value="0" calcext:value-type="float">
            <text:p>0</text:p>
          </table:table-cell>
          <table:table-cell table:formula="of:=[$'ohne-autotrim'.R242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43]" office:value-type="float" office:value="0" calcext:value-type="float">
            <text:p>0</text:p>
          </table:table-cell>
          <table:table-cell table:formula="of:=[$'ohne-autotrim'.R243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44]" office:value-type="float" office:value="0" calcext:value-type="float">
            <text:p>0</text:p>
          </table:table-cell>
          <table:table-cell table:formula="of:=[$'ohne-autotrim'.R244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45]" office:value-type="float" office:value="0" calcext:value-type="float">
            <text:p>0</text:p>
          </table:table-cell>
          <table:table-cell table:formula="of:=[$'ohne-autotrim'.R245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46]" office:value-type="float" office:value="0" calcext:value-type="float">
            <text:p>0</text:p>
          </table:table-cell>
          <table:table-cell table:formula="of:=[$'ohne-autotrim'.R246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47]" office:value-type="float" office:value="0" calcext:value-type="float">
            <text:p>0</text:p>
          </table:table-cell>
          <table:table-cell table:formula="of:=[$'ohne-autotrim'.R247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48]" office:value-type="float" office:value="0" calcext:value-type="float">
            <text:p>0</text:p>
          </table:table-cell>
          <table:table-cell table:formula="of:=[$'ohne-autotrim'.R248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49]" office:value-type="float" office:value="0" calcext:value-type="float">
            <text:p>0</text:p>
          </table:table-cell>
          <table:table-cell table:formula="of:=[$'ohne-autotrim'.R249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50]" office:value-type="float" office:value="0" calcext:value-type="float">
            <text:p>0</text:p>
          </table:table-cell>
          <table:table-cell table:formula="of:=[$'ohne-autotrim'.R250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51]" office:value-type="float" office:value="0" calcext:value-type="float">
            <text:p>0</text:p>
          </table:table-cell>
          <table:table-cell table:formula="of:=[$'ohne-autotrim'.R251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52]" office:value-type="float" office:value="0" calcext:value-type="float">
            <text:p>0</text:p>
          </table:table-cell>
          <table:table-cell table:formula="of:=[$'ohne-autotrim'.R252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53]" office:value-type="float" office:value="0" calcext:value-type="float">
            <text:p>0</text:p>
          </table:table-cell>
          <table:table-cell table:formula="of:=[$'ohne-autotrim'.R253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54]" office:value-type="float" office:value="0" calcext:value-type="float">
            <text:p>0</text:p>
          </table:table-cell>
          <table:table-cell table:formula="of:=[$'ohne-autotrim'.R254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55]" office:value-type="float" office:value="0" calcext:value-type="float">
            <text:p>0</text:p>
          </table:table-cell>
          <table:table-cell table:formula="of:=[$'ohne-autotrim'.R255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56]" office:value-type="float" office:value="0" calcext:value-type="float">
            <text:p>0</text:p>
          </table:table-cell>
          <table:table-cell table:formula="of:=[$'ohne-autotrim'.R256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57]" office:value-type="float" office:value="0" calcext:value-type="float">
            <text:p>0</text:p>
          </table:table-cell>
          <table:table-cell table:formula="of:=[$'ohne-autotrim'.R257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58]" office:value-type="float" office:value="0" calcext:value-type="float">
            <text:p>0</text:p>
          </table:table-cell>
          <table:table-cell table:formula="of:=[$'ohne-autotrim'.R258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59]" office:value-type="float" office:value="0" calcext:value-type="float">
            <text:p>0</text:p>
          </table:table-cell>
          <table:table-cell table:formula="of:=[$'ohne-autotrim'.R259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60]" office:value-type="float" office:value="0" calcext:value-type="float">
            <text:p>0</text:p>
          </table:table-cell>
          <table:table-cell table:formula="of:=[$'ohne-autotrim'.R260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61]" office:value-type="float" office:value="0" calcext:value-type="float">
            <text:p>0</text:p>
          </table:table-cell>
          <table:table-cell table:formula="of:=[$'ohne-autotrim'.R261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62]" office:value-type="float" office:value="0" calcext:value-type="float">
            <text:p>0</text:p>
          </table:table-cell>
          <table:table-cell table:formula="of:=[$'ohne-autotrim'.R262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63]" office:value-type="float" office:value="0" calcext:value-type="float">
            <text:p>0</text:p>
          </table:table-cell>
          <table:table-cell table:formula="of:=[$'ohne-autotrim'.R263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64]" office:value-type="float" office:value="0" calcext:value-type="float">
            <text:p>0</text:p>
          </table:table-cell>
          <table:table-cell table:formula="of:=[$'ohne-autotrim'.R264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65]" office:value-type="float" office:value="0" calcext:value-type="float">
            <text:p>0</text:p>
          </table:table-cell>
          <table:table-cell table:formula="of:=[$'ohne-autotrim'.R265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66]" office:value-type="float" office:value="0" calcext:value-type="float">
            <text:p>0</text:p>
          </table:table-cell>
          <table:table-cell table:formula="of:=[$'ohne-autotrim'.R266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67]" office:value-type="float" office:value="0" calcext:value-type="float">
            <text:p>0</text:p>
          </table:table-cell>
          <table:table-cell table:formula="of:=[$'ohne-autotrim'.R267]" office:value-type="float" office:value="0" calcext:value-type="float">
            <text:p>0</text:p>
          </table:table-cell>
        </table:table-row>
        <table:table-row table:style-name="ro1">
          <table:table-cell table:formula="of:=[$'mit-autotrim-10s'.R268]" office:value-type="float" office:value="0" calcext:value-type="float">
            <text:p>0</text:p>
          </table:table-cell>
          <table:table-cell table:formula="of:=[$'ohne-autotrim'.R268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13:53:45.950765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04T13:57:20.641511817</dc:date>
    <meta:editing-duration>PT4H40M9S</meta:editing-duration>
    <meta:editing-cycles>12</meta:editing-cycles>
    <meta:generator>LibreOffice/6.4.7.2$Linux_X86_64 LibreOffice_project/40$Build-2</meta:generator>
    <meta:document-statistic meta:table-count="4" meta:cell-count="1257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586cm" svg:height="16.921cm" xlink:href=".." xlink:type="simple" chart:class="chart:line" chart:style-name="ch1">
        <chart:legend chart:legend-position="end" svg:x="30.813cm" svg:y="7.912cm" style:legend-expansion="high" chart:style-name="ch2"/>
        <chart:plot-area chart:style-name="ch3" table:cell-range-address="Sheet4.A1:Sheet4.B240" chart:data-source-has-labels="row" svg:x="0.671cm" svg:y="0.338cm" svg:width="29.471cm" svg:height="16.245cm">
          <chartooo:coordinate-region svg:x="2.218cm" svg:y="0.459cm" svg:width="27.924cm" svg:height="15.1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A2:Sheet4.A240" chart:label-cell-address="Sheet4.A1:Sheet4.A1" chart:class="chart:line">
            <chart:data-point chart:repeated="239"/>
          </chart:series>
          <chart:series chart:style-name="ch7" chart:values-cell-range-address="Sheet4.B2:Sheet4.B240" chart:label-cell-address="Sheet4.B1:Sheet4.B1" chart:class="chart:line">
            <chart:data-point chart:repeated="2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 mit</text:p>
                <draw:g>
                  <svg:desc>Sheet4.A1:Sheet4.A1</svg:desc>
                </draw:g>
              </table:table-cell>
              <table:table-cell office:value-type="string">
                <text:p>rss ohne </text:p>
                <draw:g>
                  <svg:desc>Sheet4.B1:Sheet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1216">
                <text:p>511216</text:p>
                <draw:g>
                  <svg:desc>Sheet4.A2:Sheet4.A240</svg:desc>
                </draw:g>
              </table:table-cell>
              <table:table-cell office:value-type="float" office:value="31456">
                <text:p>31456</text:p>
                <draw:g>
                  <svg:desc>Sheet4.B2:Sheet4.B2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6252">
                <text:p>506252</text:p>
              </table:table-cell>
              <table:table-cell office:value-type="float" office:value="366904">
                <text:p>366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4332">
                <text:p>504332</text:p>
              </table:table-cell>
              <table:table-cell office:value-type="float" office:value="543168">
                <text:p>543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0228">
                <text:p>490228</text:p>
              </table:table-cell>
              <table:table-cell office:value-type="float" office:value="567444">
                <text:p>567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3268">
                <text:p>443268</text:p>
              </table:table-cell>
              <table:table-cell office:value-type="float" office:value="648768">
                <text:p>6487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7596">
                <text:p>477596</text:p>
              </table:table-cell>
              <table:table-cell office:value-type="float" office:value="687048">
                <text:p>687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8224">
                <text:p>568224</text:p>
              </table:table-cell>
              <table:table-cell office:value-type="float" office:value="704800">
                <text:p>7048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4020">
                <text:p>594020</text:p>
              </table:table-cell>
              <table:table-cell office:value-type="float" office:value="707360">
                <text:p>7073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4032">
                <text:p>604032</text:p>
              </table:table-cell>
              <table:table-cell office:value-type="float" office:value="729340">
                <text:p>7293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1888">
                <text:p>531888</text:p>
              </table:table-cell>
              <table:table-cell office:value-type="float" office:value="730392">
                <text:p>7303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0272">
                <text:p>590272</text:p>
              </table:table-cell>
              <table:table-cell office:value-type="float" office:value="732652">
                <text:p>7326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6148">
                <text:p>556148</text:p>
              </table:table-cell>
              <table:table-cell office:value-type="float" office:value="740572">
                <text:p>7405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4772">
                <text:p>544772</text:p>
              </table:table-cell>
              <table:table-cell office:value-type="float" office:value="742156">
                <text:p>7421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1884">
                <text:p>561884</text:p>
              </table:table-cell>
              <table:table-cell office:value-type="float" office:value="755472">
                <text:p>7554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4652">
                <text:p>594652</text:p>
              </table:table-cell>
              <table:table-cell office:value-type="float" office:value="755856">
                <text:p>7558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8504">
                <text:p>618504</text:p>
              </table:table-cell>
              <table:table-cell office:value-type="float" office:value="757208">
                <text:p>7572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2300">
                <text:p>602300</text:p>
              </table:table-cell>
              <table:table-cell office:value-type="float" office:value="758252">
                <text:p>7582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3880">
                <text:p>603880</text:p>
              </table:table-cell>
              <table:table-cell office:value-type="float" office:value="758252">
                <text:p>7582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5896">
                <text:p>605896</text:p>
              </table:table-cell>
              <table:table-cell office:value-type="float" office:value="792244">
                <text:p>7922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93636">
                <text:p>7936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794736">
                <text:p>7947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795008">
                <text:p>7950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795164">
                <text:p>7951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03812">
                <text:p>8038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818568">
                <text:p>8185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18840">
                <text:p>8188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828344">
                <text:p>8283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837128">
                <text:p>8371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850056">
                <text:p>8500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851896">
                <text:p>8518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851896">
                <text:p>8518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851896">
                <text:p>8518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854316">
                <text:p>8543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854316">
                <text:p>8543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859572">
                <text:p>8595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859572">
                <text:p>8595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860544">
                <text:p>8605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862388">
                <text:p>8623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862392">
                <text:p>8623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862392">
                <text:p>8623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862352">
                <text:p>8623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862352">
                <text:p>8623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863408">
                <text:p>8634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863408">
                <text:p>8634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875764">
                <text:p>8757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876364">
                <text:p>8763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885060">
                <text:p>8850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900356">
                <text:p>9003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900356">
                <text:p>900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901276">
                <text:p>9012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902064">
                <text:p>9020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902064">
                <text:p>9020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903372">
                <text:p>9033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903772">
                <text:p>9037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903804">
                <text:p>9038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903804">
                <text:p>9038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903804">
                <text:p>9038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910008">
                <text:p>9100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910316">
                <text:p>9103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910316">
                <text:p>9103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910316">
                <text:p>9103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910316">
                <text:p>9103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913004">
                <text:p>9130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913004">
                <text:p>9130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913004">
                <text:p>9130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913528">
                <text:p>9135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913728">
                <text:p>9137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913728">
                <text:p>9137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913728">
                <text:p>9137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913728">
                <text:p>9137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913912">
                <text:p>9139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913972">
                <text:p>9139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913972">
                <text:p>9139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914496">
                <text:p>9144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914632">
                <text:p>9146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914632">
                <text:p>9146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914656">
                <text:p>9146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914656">
                <text:p>9146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14656">
                <text:p>9146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914656">
                <text:p>9146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914656">
                <text:p>9146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915444">
                <text:p>9154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915972">
                <text:p>9159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915972">
                <text:p>9159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915972">
                <text:p>9159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915972">
                <text:p>9159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917020">
                <text:p>9170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922912">
                <text:p>9229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928756">
                <text:p>9287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28768">
                <text:p>9287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932728">
                <text:p>9327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934504">
                <text:p>9345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936332">
                <text:p>9363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936332">
                <text:p>9363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936512">
                <text:p>9365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936852">
                <text:p>9368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937112">
                <text:p>9371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937112">
                <text:p>9371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937112">
                <text:p>9371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937112">
                <text:p>9371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937300">
                <text:p>9373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937300">
                <text:p>9373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939404">
                <text:p>9394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939404">
                <text:p>9394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939820">
                <text:p>9398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939820">
                <text:p>93982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940080">
                <text:p>9400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941136">
                <text:p>9411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941228">
                <text:p>9412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941436">
                <text:p>9414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941696">
                <text:p>9416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942488">
                <text:p>9424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949604">
                <text:p>9496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949832">
                <text:p>9498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949832">
                <text:p>9498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949832">
                <text:p>9498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949832">
                <text:p>9498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949832">
                <text:p>9498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949832">
                <text:p>9498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949832">
                <text:p>9498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949832">
                <text:p>9498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949832">
                <text:p>9498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949832">
                <text:p>9498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949832">
                <text:p>9498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956668">
                <text:p>9566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957448">
                <text:p>9574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957448">
                <text:p>9574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957448">
                <text:p>9574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957448">
                <text:p>9574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958240">
                <text:p>95824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959072">
                <text:p>9590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960916">
                <text:p>9609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960916">
                <text:p>9609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960916">
                <text:p>9609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962944">
                <text:p>9629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962944">
                <text:p>9629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963468">
                <text:p>9634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963468">
                <text:p>9634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964292">
                <text:p>9642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964292">
                <text:p>9642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964292">
                <text:p>9642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966128">
                <text:p>9661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966976">
                <text:p>9669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966976">
                <text:p>9669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966976">
                <text:p>9669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966976">
                <text:p>9669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966976">
                <text:p>9669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966976">
                <text:p>9669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966976">
                <text:p>9669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966976">
                <text:p>9669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966976">
                <text:p>9669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967560">
                <text:p>96756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969664">
                <text:p>9696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969664">
                <text:p>9696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969664">
                <text:p>9696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969760">
                <text:p>96976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970212">
                <text:p>9702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970212">
                <text:p>9702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970212">
                <text:p>9702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970212">
                <text:p>9702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970344">
                <text:p>9703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970344">
                <text:p>9703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970344">
                <text:p>9703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970344">
                <text:p>9703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970344">
                <text:p>9703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970344">
                <text:p>9703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970344">
                <text:p>9703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970536">
                <text:p>9705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970556">
                <text:p>9705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970556">
                <text:p>9705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970556">
                <text:p>9705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970556">
                <text:p>9705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970556">
                <text:p>9705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970556">
                <text:p>9705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971872">
                <text:p>9718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971872">
                <text:p>9718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971872">
                <text:p>9718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974752">
                <text:p>9747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976336">
                <text:p>9763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976336">
                <text:p>9763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976336">
                <text:p>9763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976540">
                <text:p>97654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976748">
                <text:p>9767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976748">
                <text:p>9767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976748">
                <text:p>9767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976748">
                <text:p>9767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976748">
                <text:p>9767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976748">
                <text:p>9767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976748">
                <text:p>9767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976748">
                <text:p>9767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976748">
                <text:p>9767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976748">
                <text:p>9767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976748">
                <text:p>9767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978932">
                <text:p>9789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960044">
                <text:p>9600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960044">
                <text:p>9600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960044">
                <text:p>9600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960044">
                <text:p>9600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960044">
                <text:p>9600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960044">
                <text:p>9600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960044">
                <text:p>9600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960044">
                <text:p>9600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960044">
                <text:p>9600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960044">
                <text:p>9600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960044">
                <text:p>9600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960044">
                <text:p>9600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960044">
                <text:p>9600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960252">
                <text:p>9602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960252">
                <text:p>9602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960252">
                <text:p>9602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960252">
                <text:p>9602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960252">
                <text:p>9602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960252">
                <text:p>9602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960252">
                <text:p>9602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960252">
                <text:p>9602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960804">
                <text:p>9608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